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4.583cm"/>
    </style:style>
    <style:style style:name="co4" style:family="table-column">
      <style:table-column-properties fo:break-before="auto" style:column-width="4.937cm"/>
    </style:style>
    <style:style style:name="co5" style:family="table-column">
      <style:table-column-properties fo:break-before="auto" style:column-width="4.8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Whale from above: Unsorted V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Validation Loss</text:p>
          </table:table-cell>
          <table:table-cell table:number-columns-repeated="2"/>
          <table:table-cell office:value-type="string" calcext:value-type="string">
            <text:p>Average percision per class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52" calcext:value-type="float">
            <text:p>14.52</text:p>
          </table:table-cell>
          <table:table-cell table:number-columns-repeated="2"/>
          <table:table-cell office:value-type="float" office:value="0.0525" calcext:value-type="float">
            <text:p>0.052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6" calcext:value-type="float">
            <text:p>6.6</text:p>
          </table:table-cell>
          <table:table-cell table:number-columns-repeated="2"/>
          <table:table-cell office:value-type="float" office:value="0.024" calcext:value-type="float">
            <text:p>0.024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.18" calcext:value-type="float">
            <text:p>6.18</text:p>
          </table:table-cell>
          <table:table-cell table:number-columns-repeated="2"/>
          <table:table-cell office:value-type="float" office:value="0.186" calcext:value-type="float">
            <text:p>0.186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.29" calcext:value-type="float">
            <text:p>5.29</text:p>
          </table:table-cell>
          <table:table-cell table:number-columns-repeated="2"/>
          <table:table-cell office:value-type="float" office:value="0.352" calcext:value-type="float">
            <text:p>0.352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.29" calcext:value-type="float">
            <text:p>5.29</text:p>
          </table:table-cell>
          <table:table-cell table:number-columns-repeated="2"/>
          <table:table-cell office:value-type="float" office:value="0.277" calcext:value-type="float">
            <text:p>0.277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.83" calcext:value-type="float">
            <text:p>4.83</text:p>
          </table:table-cell>
          <table:table-cell table:number-columns-repeated="2"/>
          <table:table-cell office:value-type="float" office:value="0.383" calcext:value-type="float">
            <text:p>0.383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.27" calcext:value-type="float">
            <text:p>4.27</text:p>
          </table:table-cell>
          <table:table-cell table:number-columns-repeated="2"/>
          <table:table-cell office:value-type="float" office:value="0.404" calcext:value-type="float">
            <text:p>0.404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.43" calcext:value-type="float">
            <text:p>4.43</text:p>
          </table:table-cell>
          <table:table-cell table:number-columns-repeated="2"/>
          <table:table-cell office:value-type="float" office:value="0.406" calcext:value-type="float">
            <text:p>0.406</text:p>
          </table:table-cell>
          <table:table-cell table:number-columns-repeated="5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Whale_from_above_bilateral_sort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Validation Loss</text:p>
          </table:table-cell>
          <table:table-cell office:value-type="string" calcext:value-type="string">
            <text:p>Validation Regression Loss</text:p>
          </table:table-cell>
          <table:table-cell office:value-type="string" calcext:value-type="string">
            <text:p>Validation Classification Loss</text:p>
          </table:table-cell>
          <table:table-cell office:value-type="string" calcext:value-type="string">
            <text:p>Average Precision Per Class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17" calcext:value-type="float">
            <text:p>6.17</text:p>
          </table:table-cell>
          <table:table-cell table:number-columns-repeated="2"/>
          <table:table-cell office:value-type="float" office:value="0.0024" calcext:value-type="float">
            <text:p>0.002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63" calcext:value-type="float">
            <text:p>8.6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73" calcext:value-type="float">
            <text:p>5.7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59" calcext:value-type="float">
            <text:p>5.59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17" calcext:value-type="float">
            <text:p>7.1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94" calcext:value-type="float">
            <text:p>5.9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59" calcext:value-type="float">
            <text:p>5.5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62" calcext:value-type="float">
            <text:p>5.62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6" calcext:value-type="float">
            <text:p>5.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37" calcext:value-type="float">
            <text:p>5.3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5" calcext:value-type="float">
            <text:p>5.5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58" calcext:value-type="float">
            <text:p>5.58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33" calcext:value-type="float">
            <text:p>5.33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38" calcext:value-type="float">
            <text:p>5.38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42" calcext:value-type="float">
            <text:p>5.42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46" calcext:value-type="float">
            <text:p>5.46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54" calcext:value-type="float">
            <text:p>5.54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26" calcext:value-type="float">
            <text:p>5.26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.59" calcext:value-type="float">
            <text:p>5.59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.24" calcext:value-type="float">
            <text:p>5.24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76" calcext:value-type="float">
            <text:p>5.76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.34" calcext:value-type="float">
            <text:p>5.34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.44" calcext:value-type="float">
            <text:p>5.44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.52" calcext:value-type="float">
            <text:p>5.52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3.6" calcext:value-type="float">
            <text:p>93.6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.62" calcext:value-type="float">
            <text:p>5.62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.56" calcext:value-type="float">
            <text:p>5.56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.31" calcext:value-type="float">
            <text:p>5.31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.34" calcext:value-type="float">
            <text:p>5.34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.46" calcext:value-type="float">
            <text:p>10.46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.68" calcext:value-type="float">
            <text:p>8.68</text:p>
          </table:table-cell>
          <table:table-cell table:number-columns-repeated="2"/>
          <table:table-cell office:value-type="float" office:value="0.00807" calcext:value-type="float">
            <text:p>0.00807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.62" calcext:value-type="float">
            <text:p>16.62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.16" calcext:value-type="float">
            <text:p>6.16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.14" calcext:value-type="float">
            <text:p>8.14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.18" calcext:value-type="float">
            <text:p>5.18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.27" calcext:value-type="float">
            <text:p>5.27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.49" calcext:value-type="float">
            <text:p>5.49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.27" calcext:value-type="float">
            <text:p>5.27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.39" calcext:value-type="float">
            <text:p>5.39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.5" calcext:value-type="float">
            <text:p>5.5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35" calcext:value-type="float">
            <text:p>5.35</text:p>
          </table:table-cell>
          <table:table-cell office:value-type="float" office:value="3.03" calcext:value-type="float">
            <text:p>3.03</text:p>
          </table:table-cell>
          <table:table-cell office:value-type="float" office:value="2.32" calcext:value-type="float">
            <text:p>2.32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.48" calcext:value-type="float">
            <text:p>5.48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.23" calcext:value-type="float">
            <text:p>5.23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.13" calcext:value-type="float">
            <text:p>5.13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.45" calcext:value-type="float">
            <text:p>5.45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.21" calcext:value-type="float">
            <text:p>5.21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.36" calcext:value-type="float">
            <text:p>5.36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.38" calcext:value-type="float">
            <text:p>5.38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.24" calcext:value-type="float">
            <text:p>5.24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.5" calcext:value-type="float">
            <text:p>5.5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.16" calcext:value-type="float">
            <text:p>5.16</text:p>
          </table:table-cell>
          <table:table-cell office:value-type="float" office:value="2.84" calcext:value-type="float">
            <text:p>2.84</text:p>
          </table:table-cell>
          <table:table-cell office:value-type="float" office:value="2.32" calcext:value-type="float">
            <text:p>2.32</text:p>
          </table:table-cell>
          <table:table-cell office:value-type="float" office:value="0.0568" calcext:value-type="float">
            <text:p>0.0568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.36" calcext:value-type="float">
            <text:p>5.36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.4" calcext:value-type="float">
            <text:p>5.4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.53" calcext:value-type="float">
            <text:p>5.53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.44" calcext:value-type="float">
            <text:p>5.44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.26" calcext:value-type="float">
            <text:p>5.26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.38" calcext:value-type="float">
            <text:p>5.38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.22" calcext:value-type="float">
            <text:p>5.22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.62" calcext:value-type="float">
            <text:p>5.62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.48" calcext:value-type="float">
            <text:p>5.48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.38" calcext:value-type="float">
            <text:p>5.38</text:p>
          </table:table-cell>
          <table:table-cell office:value-type="float" office:value="3.05" calcext:value-type="float">
            <text:p>3.05</text:p>
          </table:table-cell>
          <table:table-cell office:value-type="float" office:value="2.32" calcext:value-type="float">
            <text:p>2.32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.13" calcext:value-type="float">
            <text:p>5.13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.5" calcext:value-type="float">
            <text:p>5.5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.13" calcext:value-type="float">
            <text:p>5.13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.45" calcext:value-type="float">
            <text:p>5.45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.5" calcext:value-type="float">
            <text:p>5.5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.71" calcext:value-type="float">
            <text:p>5.71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.32" calcext:value-type="float">
            <text:p>5.32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.22" calcext:value-type="float">
            <text:p>5.22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.49" calcext:value-type="float">
            <text:p>5.49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.43" calcext:value-type="float">
            <text:p>5.43</text:p>
          </table:table-cell>
          <table:table-cell office:value-type="float" office:value="3.08" calcext:value-type="float">
            <text:p>3.08</text:p>
          </table:table-cell>
          <table:table-cell office:value-type="float" office:value="2.34" calcext:value-type="float">
            <text:p>2.34</text:p>
          </table:table-cell>
          <table:table-cell office:value-type="float" office:value="0.00509" calcext:value-type="float">
            <text:p>0.00509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.1" calcext:value-type="float">
            <text:p>5.1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.25" calcext:value-type="float">
            <text:p>5.25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.3" calcext:value-type="float">
            <text:p>5.3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.41" calcext:value-type="float">
            <text:p>5.41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.28" calcext:value-type="float">
            <text:p>5.28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.2" calcext:value-type="float">
            <text:p>5.2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.14" calcext:value-type="float">
            <text:p>5.14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.34" calcext:value-type="float">
            <text:p>5.34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.12" calcext:value-type="float">
            <text:p>5.12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.1" calcext:value-type="float">
            <text:p>5.1</text:p>
          </table:table-cell>
          <table:table-cell office:value-type="float" office:value="2.79" calcext:value-type="float">
            <text:p>2.79</text:p>
          </table:table-cell>
          <table:table-cell office:value-type="float" office:value="2.3" calcext:value-type="float">
            <text:p>2.3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.43" calcext:value-type="float">
            <text:p>5.43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.22" calcext:value-type="float">
            <text:p>5.22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.17" calcext:value-type="float">
            <text:p>5.17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.07" calcext:value-type="float">
            <text:p>5.07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.3" calcext:value-type="float">
            <text:p>5.3</text:p>
          </table:table-cell>
          <table:table-cell office:value-type="float" office:value="3" calcext:value-type="float">
            <text:p>3</text:p>
          </table:table-cell>
          <table:table-cell office:value-type="float" office:value="2.29" calcext:value-type="float">
            <text:p>2.29</text:p>
          </table:table-cell>
          <table:table-cell office:value-type="float" office:value="0.0626" calcext:value-type="float">
            <text:p>0.0626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.43" calcext:value-type="float">
            <text:p>5.43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.56" calcext:value-type="float">
            <text:p>5.56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.46" calcext:value-type="float">
            <text:p>5.46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.24" calcext:value-type="float">
            <text:p>5.24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.17" calcext:value-type="float">
            <text:p>5.17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.27" calcext:value-type="float">
            <text:p>5.27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.15" calcext:value-type="float">
            <text:p>5.15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.34" calcext:value-type="float">
            <text:p>5.34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.39" calcext:value-type="float">
            <text:p>5.39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.5" calcext:value-type="float">
            <text:p>5.5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1.37" calcext:value-type="float">
            <text:p>31.37</text:p>
          </table:table-cell>
          <table:table-cell office:value-type="float" office:value="13.94" calcext:value-type="float">
            <text:p>13.94</text:p>
          </table:table-cell>
          <table:table-cell office:value-type="float" office:value="18.18" calcext:value-type="float">
            <text:p>18.18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.2" calcext:value-type="float">
            <text:p>5.2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.17" calcext:value-type="float">
            <text:p>5.17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.17" calcext:value-type="float">
            <text:p>5.17</text:p>
          </table:table-cell>
          <table:table-cell office:value-type="float" office:value="2.77" calcext:value-type="float">
            <text:p>2.77</text:p>
          </table:table-cell>
          <table:table-cell office:value-type="float" office:value="2.4" calcext:value-type="float">
            <text:p>2.4</text:p>
          </table:table-cell>
          <table:table-cell office:value-type="float" office:value="0.0084" calcext:value-type="float">
            <text:p>0.0084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hale_from_above_bilateral_unsort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Loss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68" calcext:value-type="float">
            <text:p>9.68</text:p>
          </table:table-cell>
          <table:table-cell table:number-columns-repeated="2"/>
          <table:table-cell office:value-type="float" office:value="0.0039" calcext:value-type="float">
            <text:p>0.003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04" calcext:value-type="float">
            <text:p>7.04</text:p>
          </table:table-cell>
          <table:table-cell table:number-columns-repeated="2"/>
          <table:table-cell office:value-type="float" office:value="0.00434" calcext:value-type="float">
            <text:p>0.0043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39" calcext:value-type="float">
            <text:p>9.39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63" calcext:value-type="float">
            <text:p>6.6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25" calcext:value-type="float">
            <text:p>6.2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9" calcext:value-type="float">
            <text:p>6.9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24" calcext:value-type="float">
            <text:p>6.24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68" calcext:value-type="float">
            <text:p>7.6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24" calcext:value-type="float">
            <text:p>6.24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99" calcext:value-type="float">
            <text:p>7.99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19" calcext:value-type="float">
            <text:p>6.19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.2" calcext:value-type="float">
            <text:p>6.2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79" calcext:value-type="float">
            <text:p>6.79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1" calcext:value-type="float">
            <text:p>6.1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.42" calcext:value-type="float">
            <text:p>6.42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1.02" calcext:value-type="float">
            <text:p>331.02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7.49" calcext:value-type="float">
            <text:p>217.49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23.8" calcext:value-type="float">
            <text:p>3523.8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1.07" calcext:value-type="float">
            <text:p>241.07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1.69" calcext:value-type="float">
            <text:p>201.69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27" calcext:value-type="float">
            <text:p>6.27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8.25" calcext:value-type="float">
            <text:p>208.25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3.66" calcext:value-type="float">
            <text:p>63.66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8.6" calcext:value-type="float">
            <text:p>238.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.38" calcext:value-type="float">
            <text:p>15.38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.15" calcext:value-type="float">
            <text:p>6.1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.06" calcext:value-type="float">
            <text:p>6.06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.43" calcext:value-type="float">
            <text:p>6.43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.61" calcext:value-type="float">
            <text:p>6.61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.52" calcext:value-type="float">
            <text:p>6.52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83" calcext:value-type="float">
            <text:p>6.83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.67" calcext:value-type="float">
            <text:p>6.67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.21" calcext:value-type="float">
            <text:p>6.21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.15" calcext:value-type="float">
            <text:p>7.15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.62" calcext:value-type="float">
            <text:p>6.62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.65" calcext:value-type="float">
            <text:p>6.65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.15" calcext:value-type="float">
            <text:p>7.15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.63" calcext:value-type="float">
            <text:p>6.63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.45" calcext:value-type="float">
            <text:p>6.45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.43" calcext:value-type="float">
            <text:p>6.43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.05" calcext:value-type="float">
            <text:p>7.05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.48" calcext:value-type="float">
            <text:p>6.48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.52" calcext:value-type="float">
            <text:p>6.52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.62" calcext:value-type="float">
            <text:p>6.62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.5" calcext:value-type="float">
            <text:p>6.5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.74" calcext:value-type="float">
            <text:p>6.74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.51" calcext:value-type="float">
            <text:p>6.51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.29" calcext:value-type="float">
            <text:p>6.29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.32" calcext:value-type="float">
            <text:p>6.32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.38" calcext:value-type="float">
            <text:p>6.38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57" calcext:value-type="float">
            <text:p>6.57</text:p>
          </table:table-cell>
          <table:table-cell table:number-columns-repeated="2"/>
          <table:table-cell office:value-type="float" office:value="0.0025" calcext:value-type="float">
            <text:p>0.0025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.52" calcext:value-type="float">
            <text:p>6.52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.45" calcext:value-type="float">
            <text:p>6.45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.39" calcext:value-type="float">
            <text:p>6.39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.05" calcext:value-type="float">
            <text:p>7.05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.09" calcext:value-type="float">
            <text:p>6.09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.38" calcext:value-type="float">
            <text:p>6.38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.35" calcext:value-type="float">
            <text:p>6.35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.34" calcext:value-type="float">
            <text:p>6.34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.82" calcext:value-type="float">
            <text:p>6.82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.62" calcext:value-type="float">
            <text:p>6.62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.42" calcext:value-type="float">
            <text:p>6.42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.54" calcext:value-type="float">
            <text:p>18.54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.18" calcext:value-type="float">
            <text:p>6.18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.49" calcext:value-type="float">
            <text:p>6.49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.33" calcext:value-type="float">
            <text:p>6.33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3.15" calcext:value-type="float">
            <text:p>53.15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.48" calcext:value-type="float">
            <text:p>6.48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.59" calcext:value-type="float">
            <text:p>6.59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.64" calcext:value-type="float">
            <text:p>6.64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.51" calcext:value-type="float">
            <text:p>11.51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6.7" calcext:value-type="float">
            <text:p>46.7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.37" calcext:value-type="float">
            <text:p>6.37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.51" calcext:value-type="float">
            <text:p>6.51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.48" calcext:value-type="float">
            <text:p>6.48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8.01" calcext:value-type="float">
            <text:p>18.01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.69" calcext:value-type="float">
            <text:p>7.69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4.14" calcext:value-type="float">
            <text:p>34.14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.72" calcext:value-type="float">
            <text:p>6.72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.38" calcext:value-type="float">
            <text:p>7.38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.57" calcext:value-type="float">
            <text:p>6.57</text:p>
          </table:table-cell>
          <table:table-cell table:number-columns-repeated="2"/>
          <table:table-cell office:value-type="float" office:value="0.00252" calcext:value-type="float">
            <text:p>0.00252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.64" calcext:value-type="float">
            <text:p>6.64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.59" calcext:value-type="float">
            <text:p>6.59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.39" calcext:value-type="float">
            <text:p>6.39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.56" calcext:value-type="float">
            <text:p>6.56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.72" calcext:value-type="float">
            <text:p>6.72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.29" calcext:value-type="float">
            <text:p>6.29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.54" calcext:value-type="float">
            <text:p>7.54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.43" calcext:value-type="float">
            <text:p>6.43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.53" calcext:value-type="float">
            <text:p>6.53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.61" calcext:value-type="float">
            <text:p>6.61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.39" calcext:value-type="float">
            <text:p>11.39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.55" calcext:value-type="float">
            <text:p>6.55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.35" calcext:value-type="float">
            <text:p>6.35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4.96" calcext:value-type="float">
            <text:p>64.96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.76" calcext:value-type="float">
            <text:p>6.76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.4" calcext:value-type="float">
            <text:p>60.4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.48" calcext:value-type="float">
            <text:p>6.48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.29" calcext:value-type="float">
            <text:p>6.29</text:p>
          </table:table-cell>
          <table:table-cell table:number-columns-repeated="2"/>
          <table:table-cell office:value-type="float" office:value="0.00657" calcext:value-type="float">
            <text:p>0.00657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1.91" calcext:value-type="float">
            <text:p>41.91</text:p>
          </table:table-cell>
          <table:table-cell table:number-columns-repeated="2"/>
          <table:table-cell office:value-type="float" office:value="0.0014" calcext:value-type="float">
            <text:p>0.0014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Whale_from_above_sorted_v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Validation Loss</text:p>
          </table:table-cell>
          <table:table-cell office:value-type="string" calcext:value-type="string">
            <text:p>Validation Regression Loss</text:p>
          </table:table-cell>
          <table:table-cell office:value-type="string" calcext:value-type="string">
            <text:p>Validation Classification Loss</text:p>
          </table:table-cell>
          <table:table-cell office:value-type="string" calcext:value-type="string">
            <text:p>Average percision per class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6" calcext:value-type="float">
            <text:p>5.86</text:p>
          </table:table-cell>
          <table:table-cell table:number-columns-repeated="2"/>
          <table:table-cell office:value-type="float" office:value="0.00654" calcext:value-type="float">
            <text:p>0.0065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434" calcext:value-type="float">
            <text:p>5.43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595" calcext:value-type="float">
            <text:p>5.59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113" calcext:value-type="float">
            <text:p>5.11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556" calcext:value-type="float">
            <text:p>5.556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0291" calcext:value-type="float">
            <text:p>5.029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132" calcext:value-type="float">
            <text:p>5.13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641" calcext:value-type="float">
            <text:p>5.64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799" calcext:value-type="float">
            <text:p>6.79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495" calcext:value-type="float">
            <text:p>6.495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637" calcext:value-type="float">
            <text:p>5.637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.099" calcext:value-type="float">
            <text:p>7.099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987" calcext:value-type="float">
            <text:p>4.987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109" calcext:value-type="float">
            <text:p>5.109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26" calcext:value-type="float">
            <text:p>5.26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12" calcext:value-type="float">
            <text:p>5.12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7907" calcext:value-type="float">
            <text:p>4.7907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.884" calcext:value-type="float">
            <text:p>4.884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871" calcext:value-type="float">
            <text:p>4.871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.161" calcext:value-type="float">
            <text:p>5.161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828" calcext:value-type="float">
            <text:p>4.828</text:p>
          </table:table-cell>
          <table:table-cell table:number-columns-repeated="2"/>
          <table:table-cell office:value-type="float" office:value="0.135" calcext:value-type="float">
            <text:p>0.135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.883" calcext:value-type="float">
            <text:p>4.883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.998" calcext:value-type="float">
            <text:p>4.998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.696" calcext:value-type="float">
            <text:p>4.69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.621" calcext:value-type="float">
            <text:p>4.621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.48" calcext:value-type="float">
            <text:p>5.48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.917" calcext:value-type="float">
            <text:p>4.917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.765" calcext:value-type="float">
            <text:p>4.765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919" calcext:value-type="float">
            <text:p>4.919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.92" calcext:value-type="float">
            <text:p>5.92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3694" calcext:value-type="float">
            <text:p>5.3694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.6971" calcext:value-type="float">
            <text:p>5.697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9269" calcext:value-type="float">
            <text:p>4.9269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.53" calcext:value-type="float">
            <text:p>4.53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.637" calcext:value-type="float">
            <text:p>4.637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.067" calcext:value-type="float">
            <text:p>5.067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.907" calcext:value-type="float">
            <text:p>4.907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.693" calcext:value-type="float">
            <text:p>4.693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.72" calcext:value-type="float">
            <text:p>4.72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.408" calcext:value-type="float">
            <text:p>4.408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675" calcext:value-type="float">
            <text:p>4.675</text:p>
          </table:table-cell>
          <table:table-cell table:number-columns-repeated="2"/>
          <table:table-cell office:value-type="float" office:value="0.211" calcext:value-type="float">
            <text:p>0.211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.057" calcext:value-type="float">
            <text:p>5.057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.842" calcext:value-type="float">
            <text:p>4.842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.529" calcext:value-type="float">
            <text:p>4.529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.527" calcext:value-type="float">
            <text:p>4.527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.6837" calcext:value-type="float">
            <text:p>4.6837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.749" calcext:value-type="float">
            <text:p>4.749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.418" calcext:value-type="float">
            <text:p>4.418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.557" calcext:value-type="float">
            <text:p>4.557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.509" calcext:value-type="float">
            <text:p>4.509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4153" calcext:value-type="float">
            <text:p>4.4153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.442" calcext:value-type="float">
            <text:p>4.442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.589" calcext:value-type="float">
            <text:p>4.589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.4" calcext:value-type="float">
            <text:p>4.4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.312" calcext:value-type="float">
            <text:p>4.312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.046" calcext:value-type="float">
            <text:p>5.046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.282" calcext:value-type="float">
            <text:p>4.282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.398" calcext:value-type="float">
            <text:p>4.398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.281" calcext:value-type="float">
            <text:p>4.281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.746" calcext:value-type="float">
            <text:p>4.746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.643" calcext:value-type="float">
            <text:p>4.643</text:p>
          </table:table-cell>
          <table:table-cell table:number-columns-repeated="2"/>
          <table:table-cell office:value-type="float" office:value="0.263" calcext:value-type="float">
            <text:p>0.263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.208" calcext:value-type="float">
            <text:p>4.208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.65" calcext:value-type="float">
            <text:p>4.65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.682" calcext:value-type="float">
            <text:p>4.682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.202" calcext:value-type="float">
            <text:p>4.202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.479" calcext:value-type="float">
            <text:p>4.479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.2001" calcext:value-type="float">
            <text:p>4.2001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.426" calcext:value-type="float">
            <text:p>4.426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.7279" calcext:value-type="float">
            <text:p>4.7279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.119" calcext:value-type="float">
            <text:p>4.119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.166" calcext:value-type="float">
            <text:p>4.166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.6508" calcext:value-type="float">
            <text:p>4.6508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.55" calcext:value-type="float">
            <text:p>4.55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.499" calcext:value-type="float">
            <text:p>4.499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.26" calcext:value-type="float">
            <text:p>4.26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.312" calcext:value-type="float">
            <text:p>5.312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.411" calcext:value-type="float">
            <text:p>4.411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.355" calcext:value-type="float">
            <text:p>4.355</text:p>
          </table:table-cell>
          <table:table-cell office:value-type="float" office:value="1.869" calcext:value-type="float">
            <text:p>1.869</text:p>
          </table:table-cell>
          <table:table-cell office:value-type="float" office:value="2.48" calcext:value-type="float">
            <text:p>2.48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.263" calcext:value-type="float">
            <text:p>4.263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.394" calcext:value-type="float">
            <text:p>4.394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.446" calcext:value-type="float">
            <text:p>4.446</text:p>
          </table:table-cell>
          <table:table-cell table:number-columns-repeated="2"/>
          <table:table-cell office:value-type="float" office:value="0.238" calcext:value-type="float">
            <text:p>0.238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.676" calcext:value-type="float">
            <text:p>4.676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.665" calcext:value-type="float">
            <text:p>4.665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.544" calcext:value-type="float">
            <text:p>4.544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.527" calcext:value-type="float">
            <text:p>4.527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.43" calcext:value-type="float">
            <text:p>4.43</text:p>
          </table:table-cell>
          <table:table-cell office:value-type="float" office:value="1.915" calcext:value-type="float">
            <text:p>1.915</text:p>
          </table:table-cell>
          <table:table-cell office:value-type="float" office:value="2.519" calcext:value-type="float">
            <text:p>2.519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.254" calcext:value-type="float">
            <text:p>5.254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.893" calcext:value-type="float">
            <text:p>4.893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.503" calcext:value-type="float">
            <text:p>4.503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.428" calcext:value-type="float">
            <text:p>4.428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.484" calcext:value-type="float">
            <text:p>4.484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.757" calcext:value-type="float">
            <text:p>4.757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.491" calcext:value-type="float">
            <text:p>4.491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.377" calcext:value-type="float">
            <text:p>5.377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.3296" calcext:value-type="float">
            <text:p>4.3296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.547" calcext:value-type="float">
            <text:p>4.547</text:p>
          </table:table-cell>
          <table:table-cell office:value-type="float" office:value="1.9" calcext:value-type="float">
            <text:p>1.9</text:p>
          </table:table-cell>
          <table:table-cell office:value-type="float" office:value="2.64" calcext:value-type="float">
            <text:p>2.64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.97" calcext:value-type="float">
            <text:p>4.97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.515" calcext:value-type="float">
            <text:p>4.515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.992" calcext:value-type="float">
            <text:p>4.992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.304" calcext:value-type="float">
            <text:p>4.304</text:p>
          </table:table-cell>
          <table:table-cell table:number-columns-repeated="2"/>
          <table:table-cell office:value-type="float" office:value="0.254" calcext:value-type="float">
            <text:p>0.254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597" calcext:value-type="float">
            <text:p>4.597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.0305" calcext:value-type="float">
            <text:p>6.0305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.688" calcext:value-type="float">
            <text:p>4.688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.4945" calcext:value-type="float">
            <text:p>4.4945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.782" calcext:value-type="float">
            <text:p>4.782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.129" calcext:value-type="float">
            <text:p>5.129</text:p>
          </table:table-cell>
          <table:table-cell office:value-type="float" office:value="2.42" calcext:value-type="float">
            <text:p>2.42</text:p>
          </table:table-cell>
          <table:table-cell office:value-type="float" office:value="2.7" calcext:value-type="float">
            <text:p>2.7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.838" calcext:value-type="float">
            <text:p>4.838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.195" calcext:value-type="float">
            <text:p>5.195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.879" calcext:value-type="float">
            <text:p>4.879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.879" calcext:value-type="float">
            <text:p>4.879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.702" calcext:value-type="float">
            <text:p>4.702</text:p>
          </table:table-cell>
          <table:table-cell office:value-type="float" office:value="2.13" calcext:value-type="float">
            <text:p>2.13</text:p>
          </table:table-cell>
          <table:table-cell office:value-type="float" office:value="2.57" calcext:value-type="float">
            <text:p>2.57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.755" calcext:value-type="float">
            <text:p>4.755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.486" calcext:value-type="float">
            <text:p>4.486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.952" calcext:value-type="float">
            <text:p>4.952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.332" calcext:value-type="float">
            <text:p>4.332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.268" calcext:value-type="float">
            <text:p>5.268</text:p>
          </table:table-cell>
          <table:table-cell office:value-type="float" office:value="2.47" calcext:value-type="float">
            <text:p>2.47</text:p>
          </table:table-cell>
          <table:table-cell office:value-type="float" office:value="2.79" calcext:value-type="float">
            <text:p>2.79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.679" calcext:value-type="float">
            <text:p>4.679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.534" calcext:value-type="float">
            <text:p>4.534</text:p>
          </table:table-cell>
          <table:table-cell table:number-columns-repeated="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.744" calcext:value-type="float">
            <text:p>4.744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.536" calcext:value-type="float">
            <text:p>4.536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.96" calcext:value-type="float">
            <text:p>4.96</text:p>
          </table:table-cell>
          <table:table-cell office:value-type="float" office:value="2.26" calcext:value-type="float">
            <text:p>2.26</text:p>
          </table:table-cell>
          <table:table-cell office:value-type="float" office:value="2.7" calcext:value-type="float">
            <text:p>2.7</text:p>
          </table:table-cell>
          <table:table-cell office:value-type="float" office:value="0.177" calcext:value-type="float">
            <text:p>0.177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.505" calcext:value-type="float">
            <text:p>4.505</text:p>
          </table:table-cell>
          <table:table-cell table:number-columns-repeated="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.72" calcext:value-type="float">
            <text:p>4.72</text:p>
          </table:table-cell>
          <table:table-cell table:number-columns-repeated="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.268" calcext:value-type="float">
            <text:p>5.268</text:p>
          </table:table-cell>
          <table:table-cell table:number-columns-repeated="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.62" calcext:value-type="float">
            <text:p>4.62</text:p>
          </table:table-cell>
          <table:table-cell table:number-columns-repeated="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.646" calcext:value-type="float">
            <text:p>4.646</text:p>
          </table:table-cell>
          <table:table-cell office:value-type="float" office:value="2.06" calcext:value-type="float">
            <text:p>2.06</text:p>
          </table:table-cell>
          <table:table-cell office:value-type="float" office:value="2.58" calcext:value-type="float">
            <text:p>2.58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.911" calcext:value-type="float">
            <text:p>4.911</text:p>
          </table:table-cell>
          <table:table-cell table:number-columns-repeated="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.733" calcext:value-type="float">
            <text:p>4.733</text:p>
          </table:table-cell>
          <table:table-cell table:number-columns-repeated="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.8062" calcext:value-type="float">
            <text:p>4.8062</text:p>
          </table:table-cell>
          <table:table-cell table:number-columns-repeated="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.261" calcext:value-type="float">
            <text:p>6.261</text:p>
          </table:table-cell>
          <table:table-cell table:number-columns-repeated="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.508" calcext:value-type="float">
            <text:p>4.508</text:p>
          </table:table-cell>
          <table:table-cell office:value-type="float" office:value="1.95" calcext:value-type="float">
            <text:p>1.95</text:p>
          </table:table-cell>
          <table:table-cell office:value-type="float" office:value="2.55" calcext:value-type="float">
            <text:p>2.55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.479" calcext:value-type="float">
            <text:p>4.479</text:p>
          </table:table-cell>
          <table:table-cell table:number-columns-repeated="8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.329" calcext:value-type="float">
            <text:p>4.329</text:p>
          </table:table-cell>
          <table:table-cell table:number-columns-repeated="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.92" calcext:value-type="float">
            <text:p>4.92</text:p>
          </table:table-cell>
          <table:table-cell table:number-columns-repeated="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.964" calcext:value-type="float">
            <text:p>4.964</text:p>
          </table:table-cell>
          <table:table-cell table:number-columns-repeated="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.829" calcext:value-type="float">
            <text:p>5.829</text:p>
          </table:table-cell>
          <table:table-cell office:value-type="float" office:value="2.29" calcext:value-type="float">
            <text:p>2.29</text:p>
          </table:table-cell>
          <table:table-cell office:value-type="float" office:value="3.52" calcext:value-type="float">
            <text:p>3.52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.6626" calcext:value-type="float">
            <text:p>4.6626</text:p>
          </table:table-cell>
          <table:table-cell table:number-columns-repeated="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.0898" calcext:value-type="float">
            <text:p>5.0898</text:p>
          </table:table-cell>
          <table:table-cell table:number-columns-repeated="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.867" calcext:value-type="float">
            <text:p>4.867</text:p>
          </table:table-cell>
          <table:table-cell table:number-columns-repeated="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.045" calcext:value-type="float">
            <text:p>5.045</text:p>
          </table:table-cell>
          <table:table-cell table:number-columns-repeated="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.6" calcext:value-type="float">
            <text:p>4.6</text:p>
          </table:table-cell>
          <table:table-cell office:value-type="float" office:value="1.98" calcext:value-type="float">
            <text:p>1.98</text:p>
          </table:table-cell>
          <table:table-cell office:value-type="float" office:value="2.61" calcext:value-type="float">
            <text:p>2.61</text:p>
          </table:table-cell>
          <table:table-cell office:value-type="float" office:value="0.236" calcext:value-type="float">
            <text:p>0.236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.472" calcext:value-type="float">
            <text:p>5.472</text:p>
          </table:table-cell>
          <table:table-cell table:number-columns-repeated="8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.418" calcext:value-type="float">
            <text:p>4.418</text:p>
          </table:table-cell>
          <table:table-cell table:number-columns-repeated="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.9133" calcext:value-type="float">
            <text:p>4.9133</text:p>
          </table:table-cell>
          <table:table-cell table:number-columns-repeated="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.987" calcext:value-type="float">
            <text:p>5.987</text:p>
          </table:table-cell>
          <table:table-cell table:number-columns-repeated="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.3327" calcext:value-type="float">
            <text:p>5.3327</text:p>
          </table:table-cell>
          <table:table-cell table:number-columns-repeated="8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.898" calcext:value-type="float">
            <text:p>4.898</text:p>
          </table:table-cell>
          <table:table-cell table:number-columns-repeated="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.6997" calcext:value-type="float">
            <text:p>4.6997</text:p>
          </table:table-cell>
          <table:table-cell table:number-columns-repeated="8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.1588" calcext:value-type="float">
            <text:p>4.1588</text:p>
          </table:table-cell>
          <table:table-cell table:number-columns-repeated="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.109" calcext:value-type="float">
            <text:p>6.109</text:p>
          </table:table-cell>
          <table:table-cell table:number-columns-repeated="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.479" calcext:value-type="float">
            <text:p>5.479</text:p>
          </table:table-cell>
          <table:table-cell office:value-type="float" office:value="2.14" calcext:value-type="float">
            <text:p>2.14</text:p>
          </table:table-cell>
          <table:table-cell office:value-type="float" office:value="3.33" calcext:value-type="float">
            <text:p>3.33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.5358" calcext:value-type="float">
            <text:p>4.5358</text:p>
          </table:table-cell>
          <table:table-cell table:number-columns-repeated="8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.686" calcext:value-type="float">
            <text:p>4.686</text:p>
          </table:table-cell>
          <table:table-cell table:number-columns-repeated="8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.482" calcext:value-type="float">
            <text:p>5.482</text:p>
          </table:table-cell>
          <table:table-cell table:number-columns-repeated="8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.436" calcext:value-type="float">
            <text:p>4.436</text:p>
          </table:table-cell>
          <table:table-cell table:number-columns-repeated="8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.624" calcext:value-type="float">
            <text:p>5.624</text:p>
          </table:table-cell>
          <table:table-cell table:number-columns-repeated="8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.169" calcext:value-type="float">
            <text:p>6.169</text:p>
          </table:table-cell>
          <table:table-cell table:number-columns-repeated="8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.162" calcext:value-type="float">
            <text:p>4.162</text:p>
          </table:table-cell>
          <table:table-cell table:number-columns-repeated="8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.2095" calcext:value-type="float">
            <text:p>5.2095</text:p>
          </table:table-cell>
          <table:table-cell table:number-columns-repeated="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.768" calcext:value-type="float">
            <text:p>5.768</text:p>
          </table:table-cell>
          <table:table-cell table:number-columns-repeated="8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.09" calcext:value-type="float">
            <text:p>5.09</text:p>
          </table:table-cell>
          <table:table-cell office:value-type="float" office:value="1.97" calcext:value-type="float">
            <text:p>1.97</text:p>
          </table:table-cell>
          <table:table-cell office:value-type="float" office:value="3.11" calcext:value-type="float">
            <text:p>3.11</text:p>
          </table:table-cell>
          <table:table-cell office:value-type="float" office:value="0.229" calcext:value-type="float">
            <text:p>0.229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.955" calcext:value-type="float">
            <text:p>5.955</text:p>
          </table:table-cell>
          <table:table-cell table:number-columns-repeated="8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.496" calcext:value-type="float">
            <text:p>6.496</text:p>
          </table:table-cell>
          <table:table-cell table:number-columns-repeated="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.946" calcext:value-type="float">
            <text:p>4.946</text:p>
          </table:table-cell>
          <table:table-cell table:number-columns-repeated="8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.957" calcext:value-type="float">
            <text:p>5.957</text:p>
          </table:table-cell>
          <table:table-cell table:number-columns-repeated="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.781" calcext:value-type="float">
            <text:p>5.781</text:p>
          </table:table-cell>
          <table:table-cell table:number-columns-repeated="8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.584" calcext:value-type="float">
            <text:p>5.584</text:p>
          </table:table-cell>
          <table:table-cell table:number-columns-repeated="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.41" calcext:value-type="float">
            <text:p>6.41</text:p>
          </table:table-cell>
          <table:table-cell table:number-columns-repeated="8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.946" calcext:value-type="float">
            <text:p>4.946</text:p>
          </table:table-cell>
          <table:table-cell table:number-columns-repeated="8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.305" calcext:value-type="float">
            <text:p>8.305</text:p>
          </table:table-cell>
          <table:table-cell table:number-columns-repeated="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.809" calcext:value-type="float">
            <text:p>6.809</text:p>
          </table:table-cell>
          <table:table-cell office:value-type="float" office:value="2.35" calcext:value-type="float">
            <text:p>2.35</text:p>
          </table:table-cell>
          <table:table-cell office:value-type="float" office:value="4.45" calcext:value-type="float">
            <text:p>4.45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.819" calcext:value-type="float">
            <text:p>4.819</text:p>
          </table:table-cell>
          <table:table-cell table:number-columns-repeated="8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7.768" calcext:value-type="float">
            <text:p>7.768</text:p>
          </table:table-cell>
          <table:table-cell table:number-columns-repeated="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.364" calcext:value-type="float">
            <text:p>6.364</text:p>
          </table:table-cell>
          <table:table-cell table:number-columns-repeated="8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.951" calcext:value-type="float">
            <text:p>5.951</text:p>
          </table:table-cell>
          <table:table-cell table:number-columns-repeated="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.341" calcext:value-type="float">
            <text:p>6.341</text:p>
          </table:table-cell>
          <table:table-cell table:number-columns-repeated="8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.626" calcext:value-type="float">
            <text:p>6.626</text:p>
          </table:table-cell>
          <table:table-cell table:number-columns-repeated="8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.546" calcext:value-type="float">
            <text:p>8.546</text:p>
          </table:table-cell>
          <table:table-cell table:number-columns-repeated="8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.343" calcext:value-type="float">
            <text:p>6.343</text:p>
          </table:table-cell>
          <table:table-cell table:number-columns-repeated="8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7.524" calcext:value-type="float">
            <text:p>7.524</text:p>
          </table:table-cell>
          <table:table-cell table:number-columns-repeated="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.1251" calcext:value-type="float">
            <text:p>7.1251</text:p>
          </table:table-cell>
          <table:table-cell office:value-type="float" office:value="2.4" calcext:value-type="float">
            <text:p>2.4</text:p>
          </table:table-cell>
          <table:table-cell office:value-type="float" office:value="1.7" calcext:value-type="float">
            <text:p>1.7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7.37" calcext:value-type="float">
            <text:p>7.37</text:p>
          </table:table-cell>
          <table:table-cell table:number-columns-repeated="8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.3857" calcext:value-type="float">
            <text:p>6.3857</text:p>
          </table:table-cell>
          <table:table-cell table:number-columns-repeated="8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.824" calcext:value-type="float">
            <text:p>6.824</text:p>
          </table:table-cell>
          <table:table-cell table:number-columns-repeated="8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.707" calcext:value-type="float">
            <text:p>6.707</text:p>
          </table:table-cell>
          <table:table-cell table:number-columns-repeated="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.5829" calcext:value-type="float">
            <text:p>6.5829</text:p>
          </table:table-cell>
          <table:table-cell table:number-columns-repeated="8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.818" calcext:value-type="float">
            <text:p>6.818</text:p>
          </table:table-cell>
          <table:table-cell table:number-columns-repeated="8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.767" calcext:value-type="float">
            <text:p>5.767</text:p>
          </table:table-cell>
          <table:table-cell table:number-columns-repeated="8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.506" calcext:value-type="float">
            <text:p>6.506</text:p>
          </table:table-cell>
          <table:table-cell table:number-columns-repeated="8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.7286" calcext:value-type="float">
            <text:p>4.7286</text:p>
          </table:table-cell>
          <table:table-cell office:value-type="float" office:value="1.8" calcext:value-type="float">
            <text:p>1.8</text:p>
          </table:table-cell>
          <table:table-cell office:value-type="float" office:value="2.92" calcext:value-type="float">
            <text:p>2.92</text:p>
          </table:table-cell>
          <table:table-cell office:value-type="float" office:value="0.25" calcext:value-type="float">
            <text:p>0.25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he reason this is worse is it is actually relying on finding features for the whakles and not for similar imag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ation and Test are independent but only 10 images big and in batches of similar images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xt step is to add images to test and validation.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hale from above: Sorted V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ded more valuidation images called new image (21)</text:p>
          </table:table-cell>
          <table:table-cell table:number-columns-repeated="3"/>
          <table:table-cell office:value-type="string" calcext:value-type="string">
            <text:p>Average percision per cl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Validation Loss</text:p>
          </table:table-cell>
          <table:table-cell office:value-type="string" calcext:value-type="string">
            <text:p>Training Loss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74" calcext:value-type="float">
            <text:p>6.574</text:p>
          </table:table-cell>
          <table:table-cell table:number-columns-repeated="2"/>
          <table:table-cell office:value-type="float" office:value="0.0627" calcext:value-type="float">
            <text:p>0.062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444" calcext:value-type="float">
            <text:p>5.444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1807" calcext:value-type="float">
            <text:p>6.1807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44" calcext:value-type="float">
            <text:p>5.44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745" calcext:value-type="float">
            <text:p>5.74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224" calcext:value-type="float">
            <text:p>5.22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482" calcext:value-type="float">
            <text:p>5.482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6" calcext:value-type="float">
            <text:p>5.6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467" calcext:value-type="float">
            <text:p>5.467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046" calcext:value-type="float">
            <text:p>6.046</text:p>
          </table:table-cell>
          <table:table-cell table:number-columns-repeated="2"/>
          <table:table-cell office:value-type="float" office:value="0.0195" calcext:value-type="float">
            <text:p>0.0195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202" calcext:value-type="float">
            <text:p>5.202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347" calcext:value-type="float">
            <text:p>5.347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1981" calcext:value-type="float">
            <text:p>5.198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87" calcext:value-type="float">
            <text:p>4.87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4482" calcext:value-type="float">
            <text:p>5.4482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099" calcext:value-type="float">
            <text:p>5.099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63" calcext:value-type="float">
            <text:p>4.63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.712" calcext:value-type="float">
            <text:p>4.712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.171" calcext:value-type="float">
            <text:p>5.171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.51" calcext:value-type="float">
            <text:p>4.51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19" calcext:value-type="float">
            <text:p>5.19</text:p>
          </table:table-cell>
          <table:table-cell table:number-columns-repeated="2"/>
          <table:table-cell office:value-type="float" office:value="0.1882" calcext:value-type="float">
            <text:p>0.188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.846" calcext:value-type="float">
            <text:p>4.846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.04" calcext:value-type="float">
            <text:p>5.04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.683" calcext:value-type="float">
            <text:p>4.68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.452" calcext:value-type="float">
            <text:p>4.452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.6301" calcext:value-type="float">
            <text:p>4.6301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.575" calcext:value-type="float">
            <text:p>4.575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.78" calcext:value-type="float">
            <text:p>4.78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557" calcext:value-type="float">
            <text:p>4.557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.777" calcext:value-type="float">
            <text:p>4.777</text:p>
          </table:table-cell>
          <table:table-cell office:value-type="float" office:value="4.33" calcext:value-type="float">
            <text:p>4.33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36" calcext:value-type="float">
            <text:p>4.36</text:p>
          </table:table-cell>
          <table:table-cell office:value-type="float" office:value="4.37" calcext:value-type="float">
            <text:p>4.37</text:p>
          </table:table-cell>
          <table:table-cell/>
          <table:table-cell office:value-type="float" office:value="0.2848" calcext:value-type="float">
            <text:p>0.2848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.45" calcext:value-type="float">
            <text:p>4.45</text:p>
          </table:table-cell>
          <table:table-cell office:value-type="float" office:value="4.02" calcext:value-type="float">
            <text:p>4.02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33" calcext:value-type="float">
            <text:p>4.33</text:p>
          </table:table-cell>
          <table:table-cell office:value-type="float" office:value="4.31" calcext:value-type="float">
            <text:p>4.31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.226" calcext:value-type="float">
            <text:p>4.226</text:p>
          </table:table-cell>
          <table:table-cell office:value-type="float" office:value="4.1" calcext:value-type="float">
            <text:p>4.1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.412" calcext:value-type="float">
            <text:p>4.412</text:p>
          </table:table-cell>
          <table:table-cell office:value-type="float" office:value="3.97" calcext:value-type="float">
            <text:p>3.97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.347" calcext:value-type="float">
            <text:p>5.347</text:p>
          </table:table-cell>
          <table:table-cell office:value-type="float" office:value="3.88" calcext:value-type="float">
            <text:p>3.88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.039" calcext:value-type="float">
            <text:p>5.039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.813" calcext:value-type="float">
            <text:p>4.813</text:p>
          </table:table-cell>
          <table:table-cell office:value-type="float" office:value="3.84" calcext:value-type="float">
            <text:p>3.84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.482" calcext:value-type="float">
            <text:p>4.482</text:p>
          </table:table-cell>
          <table:table-cell office:value-type="float" office:value="3.96" calcext:value-type="float">
            <text:p>3.96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.893" calcext:value-type="float">
            <text:p>4.893</text:p>
          </table:table-cell>
          <table:table-cell office:value-type="float" office:value="4.13" calcext:value-type="float">
            <text:p>4.13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542" calcext:value-type="float">
            <text:p>4.542</text:p>
          </table:table-cell>
          <table:table-cell office:value-type="float" office:value="4.08" calcext:value-type="float">
            <text:p>4.08</text:p>
          </table:table-cell>
          <table:table-cell/>
          <table:table-cell office:value-type="float" office:value="0.312" calcext:value-type="float">
            <text:p>0.312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.4233" calcext:value-type="float">
            <text:p>4.4233</text:p>
          </table:table-cell>
          <table:table-cell office:value-type="float" office:value="4.13" calcext:value-type="float">
            <text:p>4.13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.515" calcext:value-type="float">
            <text:p>4.515</text:p>
          </table:table-cell>
          <table:table-cell office:value-type="float" office:value="3.67" calcext:value-type="float">
            <text:p>3.67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.367" calcext:value-type="float">
            <text:p>4.367</text:p>
          </table:table-cell>
          <table:table-cell office:value-type="float" office:value="3.79" calcext:value-type="float">
            <text:p>3.79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.299" calcext:value-type="float">
            <text:p>4.299</text:p>
          </table:table-cell>
          <table:table-cell office:value-type="float" office:value="3.86" calcext:value-type="float">
            <text:p>3.86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.809" calcext:value-type="float">
            <text:p>4.809</text:p>
          </table:table-cell>
          <table:table-cell office:value-type="float" office:value="3.74" calcext:value-type="float">
            <text:p>3.74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.182" calcext:value-type="float">
            <text:p>4.182</text:p>
          </table:table-cell>
          <table:table-cell office:value-type="float" office:value="3.63" calcext:value-type="float">
            <text:p>3.63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.47" calcext:value-type="float">
            <text:p>4.47</text:p>
          </table:table-cell>
          <table:table-cell office:value-type="float" office:value="3.91" calcext:value-type="float">
            <text:p>3.91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.419" calcext:value-type="float">
            <text:p>4.419</text:p>
          </table:table-cell>
          <table:table-cell office:value-type="float" office:value="3.81" calcext:value-type="float">
            <text:p>3.81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.47" calcext:value-type="float">
            <text:p>4.47</text:p>
          </table:table-cell>
          <table:table-cell office:value-type="float" office:value="3.52" calcext:value-type="float">
            <text:p>3.52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497" calcext:value-type="float">
            <text:p>4.497</text:p>
          </table:table-cell>
          <table:table-cell office:value-type="float" office:value="3.26" calcext:value-type="float">
            <text:p>3.26</text:p>
          </table:table-cell>
          <table:table-cell/>
          <table:table-cell office:value-type="float" office:value="0.325" calcext:value-type="float">
            <text:p>0.325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.641" calcext:value-type="float">
            <text:p>4.641</text:p>
          </table:table-cell>
          <table:table-cell office:value-type="float" office:value="3.37" calcext:value-type="float">
            <text:p>3.37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.221" calcext:value-type="float">
            <text:p>5.221</text:p>
          </table:table-cell>
          <table:table-cell office:value-type="float" office:value="3.4" calcext:value-type="float">
            <text:p>3.4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.039" calcext:value-type="float">
            <text:p>5.039</text:p>
          </table:table-cell>
          <table:table-cell office:value-type="float" office:value="3.19" calcext:value-type="float">
            <text:p>3.19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.479" calcext:value-type="float">
            <text:p>5.479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.12" calcext:value-type="float">
            <text:p>4.12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.244" calcext:value-type="float">
            <text:p>4.244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.957" calcext:value-type="float">
            <text:p>4.957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.171" calcext:value-type="float">
            <text:p>4.171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.743" calcext:value-type="float">
            <text:p>4.743</text:p>
          </table:table-cell>
          <table:table-cell office:value-type="float" office:value="3.25" calcext:value-type="float">
            <text:p>3.25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.181" calcext:value-type="float">
            <text:p>4.181</text:p>
          </table:table-cell>
          <table:table-cell office:value-type="float" office:value="3.19" calcext:value-type="float">
            <text:p>3.19</text:p>
          </table:table-cell>
          <table:table-cell/>
          <table:table-cell office:value-type="float" office:value="0.436" calcext:value-type="float">
            <text:p>0.436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.422" calcext:value-type="float">
            <text:p>4.422</text:p>
          </table:table-cell>
          <table:table-cell office:value-type="float" office:value="3.04" calcext:value-type="float">
            <text:p>3.04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.165" calcext:value-type="float">
            <text:p>4.165</text:p>
          </table:table-cell>
          <table:table-cell office:value-type="float" office:value="3.21" calcext:value-type="float">
            <text:p>3.21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.529" calcext:value-type="float">
            <text:p>4.529</text:p>
          </table:table-cell>
          <table:table-cell office:value-type="float" office:value="3.17" calcext:value-type="float">
            <text:p>3.17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.492" calcext:value-type="float">
            <text:p>4.492</text:p>
          </table:table-cell>
          <table:table-cell office:value-type="float" office:value="3.3" calcext:value-type="float">
            <text:p>3.3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.796" calcext:value-type="float">
            <text:p>5.796</text:p>
          </table:table-cell>
          <table:table-cell office:value-type="float" office:value="3.19" calcext:value-type="float">
            <text:p>3.19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.314" calcext:value-type="float">
            <text:p>4.314</text:p>
          </table:table-cell>
          <table:table-cell office:value-type="float" office:value="2.93" calcext:value-type="float">
            <text:p>2.93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.599" calcext:value-type="float">
            <text:p>4.599</text:p>
          </table:table-cell>
          <table:table-cell office:value-type="float" office:value="3.21" calcext:value-type="float">
            <text:p>3.21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.289" calcext:value-type="float">
            <text:p>4.289</text:p>
          </table:table-cell>
          <table:table-cell office:value-type="float" office:value="2.98" calcext:value-type="float">
            <text:p>2.98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.0798" calcext:value-type="float">
            <text:p>5.0798</text:p>
          </table:table-cell>
          <table:table-cell office:value-type="float" office:value="2.93" calcext:value-type="float">
            <text:p>2.93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.773" calcext:value-type="float">
            <text:p>4.773</text:p>
          </table:table-cell>
          <table:table-cell office:value-type="float" office:value="3.02" calcext:value-type="float">
            <text:p>3.02</text:p>
          </table:table-cell>
          <table:table-cell/>
          <table:table-cell office:value-type="float" office:value="0.2512" calcext:value-type="float">
            <text:p>0.2512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.922" calcext:value-type="float">
            <text:p>3.922</text:p>
          </table:table-cell>
          <table:table-cell office:value-type="float" office:value="3.07" calcext:value-type="float">
            <text:p>3.07</text:p>
          </table:table-cell>
          <table:table-cell/>
          <table:table-cell office:value-type="float" office:value="0.4466" calcext:value-type="float">
            <text:p>0.4466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.372" calcext:value-type="float">
            <text:p>4.372</text:p>
          </table:table-cell>
          <table:table-cell office:value-type="float" office:value="3.09" calcext:value-type="float">
            <text:p>3.09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.906" calcext:value-type="float">
            <text:p>4.906</text:p>
          </table:table-cell>
          <table:table-cell office:value-type="float" office:value="2.9" calcext:value-type="float">
            <text:p>2.9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.484" calcext:value-type="float">
            <text:p>4.484</text:p>
          </table:table-cell>
          <table:table-cell office:value-type="float" office:value="2.89" calcext:value-type="float">
            <text:p>2.89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.751" calcext:value-type="float">
            <text:p>4.751</text:p>
          </table:table-cell>
          <table:table-cell office:value-type="float" office:value="2.85" calcext:value-type="float">
            <text:p>2.85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.044" calcext:value-type="float">
            <text:p>5.044</text:p>
          </table:table-cell>
          <table:table-cell office:value-type="float" office:value="2.87" calcext:value-type="float">
            <text:p>2.87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.788" calcext:value-type="float">
            <text:p>4.788</text:p>
          </table:table-cell>
          <table:table-cell office:value-type="float" office:value="2.97" calcext:value-type="float">
            <text:p>2.97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.143" calcext:value-type="float">
            <text:p>6.143</text:p>
          </table:table-cell>
          <table:table-cell office:value-type="float" office:value="2.88" calcext:value-type="float">
            <text:p>2.88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.162" calcext:value-type="float">
            <text:p>4.162</text:p>
          </table:table-cell>
          <table:table-cell office:value-type="float" office:value="2.73" calcext:value-type="float">
            <text:p>2.73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.87" calcext:value-type="float">
            <text:p>4.87</text:p>
          </table:table-cell>
          <table:table-cell office:value-type="float" office:value="2.82" calcext:value-type="float">
            <text:p>2.82</text:p>
          </table:table-cell>
          <table:table-cell/>
          <table:table-cell office:value-type="float" office:value="0.312" calcext:value-type="float">
            <text:p>0.312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.766" calcext:value-type="float">
            <text:p>4.766</text:p>
          </table:table-cell>
          <table:table-cell office:value-type="float" office:value="2.73" calcext:value-type="float">
            <text:p>2.73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.067" calcext:value-type="float">
            <text:p>5.067</text:p>
          </table:table-cell>
          <table:table-cell office:value-type="float" office:value="2.86" calcext:value-type="float">
            <text:p>2.86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.626" calcext:value-type="float">
            <text:p>4.626</text:p>
          </table:table-cell>
          <table:table-cell office:value-type="float" office:value="2.73" calcext:value-type="float">
            <text:p>2.73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.066" calcext:value-type="float">
            <text:p>4.066</text:p>
          </table:table-cell>
          <table:table-cell office:value-type="float" office:value="2.8" calcext:value-type="float">
            <text:p>2.8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.392" calcext:value-type="float">
            <text:p>4.392</text:p>
          </table:table-cell>
          <table:table-cell office:value-type="float" office:value="2.9" calcext:value-type="float">
            <text:p>2.9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.45" calcext:value-type="float">
            <text:p>4.45</text:p>
          </table:table-cell>
          <table:table-cell office:value-type="float" office:value="2.85" calcext:value-type="float">
            <text:p>2.85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.062" calcext:value-type="float">
            <text:p>5.062</text:p>
          </table:table-cell>
          <table:table-cell office:value-type="float" office:value="2.91" calcext:value-type="float">
            <text:p>2.91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.423" calcext:value-type="float">
            <text:p>4.423</text:p>
          </table:table-cell>
          <table:table-cell office:value-type="float" office:value="2.85" calcext:value-type="float">
            <text:p>2.85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.259" calcext:value-type="float">
            <text:p>5.259</text:p>
          </table:table-cell>
          <table:table-cell office:value-type="float" office:value="2.87" calcext:value-type="float">
            <text:p>2.87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.552" calcext:value-type="float">
            <text:p>4.552</text:p>
          </table:table-cell>
          <table:table-cell office:value-type="float" office:value="2.71" calcext:value-type="float">
            <text:p>2.71</text:p>
          </table:table-cell>
          <table:table-cell/>
          <table:table-cell office:value-type="float" office:value="0.321" calcext:value-type="float">
            <text:p>0.321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.793" calcext:value-type="float">
            <text:p>4.793</text:p>
          </table:table-cell>
          <table:table-cell office:value-type="float" office:value="2.6" calcext:value-type="float">
            <text:p>2.6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.296" calcext:value-type="float">
            <text:p>5.296</text:p>
          </table:table-cell>
          <table:table-cell office:value-type="float" office:value="2.76" calcext:value-type="float">
            <text:p>2.76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.493" calcext:value-type="float">
            <text:p>5.493</text:p>
          </table:table-cell>
          <table:table-cell office:value-type="float" office:value="2.72" calcext:value-type="float">
            <text:p>2.72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.26" calcext:value-type="float">
            <text:p>4.26</text:p>
          </table:table-cell>
          <table:table-cell office:value-type="float" office:value="2.65" calcext:value-type="float">
            <text:p>2.65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.125" calcext:value-type="float">
            <text:p>5.125</text:p>
          </table:table-cell>
          <table:table-cell office:value-type="float" office:value="2.88" calcext:value-type="float">
            <text:p>2.88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.767" calcext:value-type="float">
            <text:p>4.767</text:p>
          </table:table-cell>
          <table:table-cell office:value-type="float" office:value="3.25" calcext:value-type="float">
            <text:p>3.25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.7097" calcext:value-type="float">
            <text:p>5.7097</text:p>
          </table:table-cell>
          <table:table-cell office:value-type="float" office:value="3.19" calcext:value-type="float">
            <text:p>3.19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.23" calcext:value-type="float">
            <text:p>4.23</text:p>
          </table:table-cell>
          <table:table-cell office:value-type="float" office:value="3.04" calcext:value-type="float">
            <text:p>3.04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.078" calcext:value-type="float">
            <text:p>5.078</text:p>
          </table:table-cell>
          <table:table-cell office:value-type="float" office:value="3.21" calcext:value-type="float">
            <text:p>3.21</text:p>
          </table:table-cell>
          <table:table-cell/>
          <table:table-cell office:value-type="float" office:value="0.293" calcext:value-type="float">
            <text:p>0.293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FA Sorted V2 with Marke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Val Loss</text:p>
          </table:table-cell>
          <table:table-cell office:value-type="string" calcext:value-type="string">
            <text:p>Training Loss</text:p>
          </table:table-cell>
          <table:table-cell office:value-type="string" calcext:value-type="string">
            <text:p>Precision per class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922" calcext:value-type="float">
            <text:p>6.922</text:p>
          </table:table-cell>
          <table:table-cell/>
          <table:table-cell office:value-type="float" office:value="0.0063" calcext:value-type="float">
            <text:p>0.006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925" calcext:value-type="float">
            <text:p>5.92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332" calcext:value-type="float">
            <text:p>7.33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97" calcext:value-type="float">
            <text:p>5.9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297" calcext:value-type="float">
            <text:p>6.29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312" calcext:value-type="float">
            <text:p>5.31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419" calcext:value-type="float">
            <text:p>5.41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948" calcext:value-type="float">
            <text:p>6.94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99" calcext:value-type="float">
            <text:p>6.9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657" calcext:value-type="float">
            <text:p>5.65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9212" calcext:value-type="float">
            <text:p>5.9212</text:p>
          </table:table-cell>
          <table:table-cell office:value-type="float" office:value="6.6" calcext:value-type="float">
            <text:p>6.6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.732" calcext:value-type="float">
            <text:p>6.732</text:p>
          </table:table-cell>
          <table:table-cell office:value-type="float" office:value="7.15" calcext:value-type="float">
            <text:p>7.15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271" calcext:value-type="float">
            <text:p>6.271</text:p>
          </table:table-cell>
          <table:table-cell office:value-type="float" office:value="6.51" calcext:value-type="float">
            <text:p>6.5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375" calcext:value-type="float">
            <text:p>6.375</text:p>
          </table:table-cell>
          <table:table-cell office:value-type="float" office:value="6.79" calcext:value-type="float">
            <text:p>6.79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.339" calcext:value-type="float">
            <text:p>6.339</text:p>
          </table:table-cell>
          <table:table-cell office:value-type="float" office:value="6.25" calcext:value-type="float">
            <text:p>6.25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.1524" calcext:value-type="float">
            <text:p>6.1524</text:p>
          </table:table-cell>
          <table:table-cell office:value-type="float" office:value="6.11" calcext:value-type="float">
            <text:p>6.1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.759" calcext:value-type="float">
            <text:p>6.759</text:p>
          </table:table-cell>
          <table:table-cell office:value-type="float" office:value="5.98" calcext:value-type="float">
            <text:p>5.98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.05" calcext:value-type="float">
            <text:p>7.05</text:p>
          </table:table-cell>
          <table:table-cell office:value-type="float" office:value="5.87" calcext:value-type="float">
            <text:p>5.87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.544" calcext:value-type="float">
            <text:p>6.544</text:p>
          </table:table-cell>
          <table:table-cell office:value-type="float" office:value="5.85" calcext:value-type="float">
            <text:p>5.85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.203" calcext:value-type="float">
            <text:p>7.203</text:p>
          </table:table-cell>
          <table:table-cell office:value-type="float" office:value="5.83" calcext:value-type="float">
            <text:p>5.83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007" calcext:value-type="float">
            <text:p>6.007</text:p>
          </table:table-cell>
          <table:table-cell office:value-type="float" office:value="5.47" calcext:value-type="float">
            <text:p>5.47</text:p>
          </table:table-cell>
          <table:table-cell office:value-type="float" office:value="0.024" calcext:value-type="float">
            <text:p>0.024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.843" calcext:value-type="float">
            <text:p>5.843</text:p>
          </table:table-cell>
          <table:table-cell office:value-type="float" office:value="5.63" calcext:value-type="float">
            <text:p>5.63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.477" calcext:value-type="float">
            <text:p>5.477</text:p>
          </table:table-cell>
          <table:table-cell office:value-type="float" office:value="5.72" calcext:value-type="float">
            <text:p>5.72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.501" calcext:value-type="float">
            <text:p>5.501</text:p>
          </table:table-cell>
          <table:table-cell office:value-type="float" office:value="5.77" calcext:value-type="float">
            <text:p>5.77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.477" calcext:value-type="float">
            <text:p>7.477</text:p>
          </table:table-cell>
          <table:table-cell office:value-type="float" office:value="5.55" calcext:value-type="float">
            <text:p>5.55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.499" calcext:value-type="float">
            <text:p>5.499</text:p>
          </table:table-cell>
          <table:table-cell office:value-type="float" office:value="5.49" calcext:value-type="float">
            <text:p>5.49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.783" calcext:value-type="float">
            <text:p>6.783</text:p>
          </table:table-cell>
          <table:table-cell office:value-type="float" office:value="6.26" calcext:value-type="float">
            <text:p>6.26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.995" calcext:value-type="float">
            <text:p>24.995</text:p>
          </table:table-cell>
          <table:table-cell office:value-type="float" office:value="6.07" calcext:value-type="float">
            <text:p>6.07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.428" calcext:value-type="float">
            <text:p>5.428</text:p>
          </table:table-cell>
          <table:table-cell office:value-type="float" office:value="6.21" calcext:value-type="float">
            <text:p>6.21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7.4" calcext:value-type="float">
            <text:p>137.4</text:p>
          </table:table-cell>
          <table:table-cell office:value-type="float" office:value="5.91" calcext:value-type="float">
            <text:p>5.91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6128" calcext:value-type="float">
            <text:p>5.6128</text:p>
          </table:table-cell>
          <table:table-cell office:value-type="float" office:value="5.73" calcext:value-type="float">
            <text:p>5.73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.665" calcext:value-type="float">
            <text:p>5.665</text:p>
          </table:table-cell>
          <table:table-cell office:value-type="float" office:value="5.6" calcext:value-type="float">
            <text:p>5.6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.571" calcext:value-type="float">
            <text:p>5.571</text:p>
          </table:table-cell>
          <table:table-cell office:value-type="float" office:value="5.72" calcext:value-type="float">
            <text:p>5.72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.623" calcext:value-type="float">
            <text:p>5.623</text:p>
          </table:table-cell>
          <table:table-cell office:value-type="float" office:value="5.65" calcext:value-type="float">
            <text:p>5.65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.36" calcext:value-type="float">
            <text:p>5.36</text:p>
          </table:table-cell>
          <table:table-cell office:value-type="float" office:value="5.45" calcext:value-type="float">
            <text:p>5.45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.519" calcext:value-type="float">
            <text:p>5.519</text:p>
          </table:table-cell>
          <table:table-cell office:value-type="float" office:value="5.56" calcext:value-type="float">
            <text:p>5.56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.645" calcext:value-type="float">
            <text:p>5.645</text:p>
          </table:table-cell>
          <table:table-cell office:value-type="float" office:value="5.51" calcext:value-type="float">
            <text:p>5.51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.937" calcext:value-type="float">
            <text:p>5.937</text:p>
          </table:table-cell>
          <table:table-cell office:value-type="float" office:value="5.4" calcext:value-type="float">
            <text:p>5.4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.991" calcext:value-type="float">
            <text:p>5.991</text:p>
          </table:table-cell>
          <table:table-cell office:value-type="float" office:value="5.21" calcext:value-type="float">
            <text:p>5.21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.578" calcext:value-type="float">
            <text:p>5.578</text:p>
          </table:table-cell>
          <table:table-cell office:value-type="float" office:value="5.56" calcext:value-type="float">
            <text:p>5.56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65" calcext:value-type="float">
            <text:p>5.65</text:p>
          </table:table-cell>
          <table:table-cell office:value-type="float" office:value="5.89" calcext:value-type="float">
            <text:p>5.89</text:p>
          </table:table-cell>
          <table:table-cell office:value-type="float" office:value="0.0048" calcext:value-type="float">
            <text:p>0.0048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.266" calcext:value-type="float">
            <text:p>5.266</text:p>
          </table:table-cell>
          <table:table-cell office:value-type="float" office:value="5.46" calcext:value-type="float">
            <text:p>5.46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.525" calcext:value-type="float">
            <text:p>7.525</text:p>
          </table:table-cell>
          <table:table-cell office:value-type="float" office:value="5.37" calcext:value-type="float">
            <text:p>5.37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.29" calcext:value-type="float">
            <text:p>5.29</text:p>
          </table:table-cell>
          <table:table-cell office:value-type="float" office:value="5.53" calcext:value-type="float">
            <text:p>5.53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.3688" calcext:value-type="float">
            <text:p>5.3688</text:p>
          </table:table-cell>
          <table:table-cell office:value-type="float" office:value="5.41" calcext:value-type="float">
            <text:p>5.41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.244" calcext:value-type="float">
            <text:p>5.244</text:p>
          </table:table-cell>
          <table:table-cell office:value-type="float" office:value="5.43" calcext:value-type="float">
            <text:p>5.43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.259" calcext:value-type="float">
            <text:p>5.259</text:p>
          </table:table-cell>
          <table:table-cell office:value-type="float" office:value="5.21" calcext:value-type="float">
            <text:p>5.21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.239" calcext:value-type="float">
            <text:p>5.239</text:p>
          </table:table-cell>
          <table:table-cell office:value-type="float" office:value="5.52" calcext:value-type="float">
            <text:p>5.52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.302" calcext:value-type="float">
            <text:p>5.302</text:p>
          </table:table-cell>
          <table:table-cell office:value-type="float" office:value="5.41" calcext:value-type="float">
            <text:p>5.41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.142" calcext:value-type="float">
            <text:p>5.142</text:p>
          </table:table-cell>
          <table:table-cell office:value-type="float" office:value="5.41" calcext:value-type="float">
            <text:p>5.41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.5071" calcext:value-type="float">
            <text:p>5.5071</text:p>
          </table:table-cell>
          <table:table-cell office:value-type="float" office:value="5.37" calcext:value-type="float">
            <text:p>5.37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.376" calcext:value-type="float">
            <text:p>5.376</text:p>
          </table:table-cell>
          <table:table-cell office:value-type="float" office:value="5.24" calcext:value-type="float">
            <text:p>5.24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.302" calcext:value-type="float">
            <text:p>5.302</text:p>
          </table:table-cell>
          <table:table-cell office:value-type="float" office:value="5.11" calcext:value-type="float">
            <text:p>5.11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.256" calcext:value-type="float">
            <text:p>5.256</text:p>
          </table:table-cell>
          <table:table-cell office:value-type="float" office:value="5.23" calcext:value-type="float">
            <text:p>5.23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.67" calcext:value-type="float">
            <text:p>5.67</text:p>
          </table:table-cell>
          <table:table-cell office:value-type="float" office:value="5.23" calcext:value-type="float">
            <text:p>5.23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.189" calcext:value-type="float">
            <text:p>5.189</text:p>
          </table:table-cell>
          <table:table-cell office:value-type="float" office:value="5.28" calcext:value-type="float">
            <text:p>5.28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.161" calcext:value-type="float">
            <text:p>5.161</text:p>
          </table:table-cell>
          <table:table-cell office:value-type="float" office:value="5.22" calcext:value-type="float">
            <text:p>5.22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.2195" calcext:value-type="float">
            <text:p>5.2195</text:p>
          </table:table-cell>
          <table:table-cell office:value-type="float" office:value="5.15" calcext:value-type="float">
            <text:p>5.15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.271" calcext:value-type="float">
            <text:p>5.271</text:p>
          </table:table-cell>
          <table:table-cell office:value-type="float" office:value="5.03" calcext:value-type="float">
            <text:p>5.03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.18" calcext:value-type="float">
            <text:p>5.18</text:p>
          </table:table-cell>
          <table:table-cell office:value-type="float" office:value="5.25" calcext:value-type="float">
            <text:p>5.25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.3" calcext:value-type="float">
            <text:p>5.3</text:p>
          </table:table-cell>
          <table:table-cell office:value-type="float" office:value="5.08" calcext:value-type="float">
            <text:p>5.08</text:p>
          </table:table-cell>
          <table:table-cell office:value-type="float" office:value="0.017" calcext:value-type="float">
            <text:p>0.017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.298" calcext:value-type="float">
            <text:p>5.298</text:p>
          </table:table-cell>
          <table:table-cell office:value-type="float" office:value="5.15" calcext:value-type="float">
            <text:p>5.15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.355" calcext:value-type="float">
            <text:p>5.355</text:p>
          </table:table-cell>
          <table:table-cell office:value-type="float" office:value="5.17" calcext:value-type="float">
            <text:p>5.17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.401" calcext:value-type="float">
            <text:p>5.401</text:p>
          </table:table-cell>
          <table:table-cell office:value-type="float" office:value="4.97" calcext:value-type="float">
            <text:p>4.97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.3523" calcext:value-type="float">
            <text:p>5.3523</text:p>
          </table:table-cell>
          <table:table-cell office:value-type="float" office:value="4.87" calcext:value-type="float">
            <text:p>4.87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.483" calcext:value-type="float">
            <text:p>5.483</text:p>
          </table:table-cell>
          <table:table-cell office:value-type="float" office:value="5.16" calcext:value-type="float">
            <text:p>5.16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.3213" calcext:value-type="float">
            <text:p>5.3213</text:p>
          </table:table-cell>
          <table:table-cell office:value-type="float" office:value="4.97" calcext:value-type="float">
            <text:p>4.97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.1975" calcext:value-type="float">
            <text:p>5.1975</text:p>
          </table:table-cell>
          <table:table-cell office:value-type="float" office:value="5.05" calcext:value-type="float">
            <text:p>5.05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.12" calcext:value-type="float">
            <text:p>5.12</text:p>
          </table:table-cell>
          <table:table-cell office:value-type="float" office:value="4.88" calcext:value-type="float">
            <text:p>4.88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.207" calcext:value-type="float">
            <text:p>5.207</text:p>
          </table:table-cell>
          <table:table-cell office:value-type="float" office:value="5.12" calcext:value-type="float">
            <text:p>5.12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.368" calcext:value-type="float">
            <text:p>5.368</text:p>
          </table:table-cell>
          <table:table-cell office:value-type="float" office:value="4.97" calcext:value-type="float">
            <text:p>4.97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.673" calcext:value-type="float">
            <text:p>5.673</text:p>
          </table:table-cell>
          <table:table-cell office:value-type="float" office:value="4.93" calcext:value-type="float">
            <text:p>4.93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.457" calcext:value-type="float">
            <text:p>5.457</text:p>
          </table:table-cell>
          <table:table-cell office:value-type="float" office:value="4.81" calcext:value-type="float">
            <text:p>4.81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.291" calcext:value-type="float">
            <text:p>5.291</text:p>
          </table:table-cell>
          <table:table-cell office:value-type="float" office:value="4.98" calcext:value-type="float">
            <text:p>4.98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.174" calcext:value-type="float">
            <text:p>5.174</text:p>
          </table:table-cell>
          <table:table-cell office:value-type="float" office:value="4.97" calcext:value-type="float">
            <text:p>4.97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.347" calcext:value-type="float">
            <text:p>5.347</text:p>
          </table:table-cell>
          <table:table-cell office:value-type="float" office:value="4.89" calcext:value-type="float">
            <text:p>4.89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.4771" calcext:value-type="float">
            <text:p>5.4771</text:p>
          </table:table-cell>
          <table:table-cell office:value-type="float" office:value="5.14" calcext:value-type="float">
            <text:p>5.14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.5024" calcext:value-type="float">
            <text:p>5.5024</text:p>
          </table:table-cell>
          <table:table-cell office:value-type="float" office:value="4.82" calcext:value-type="float">
            <text:p>4.82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.161" calcext:value-type="float">
            <text:p>5.161</text:p>
          </table:table-cell>
          <table:table-cell office:value-type="float" office:value="4.77" calcext:value-type="float">
            <text:p>4.77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.414" calcext:value-type="float">
            <text:p>5.414</text:p>
          </table:table-cell>
          <table:table-cell office:value-type="float" office:value="4.94" calcext:value-type="float">
            <text:p>4.94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.351" calcext:value-type="float">
            <text:p>5.351</text:p>
          </table:table-cell>
          <table:table-cell office:value-type="float" office:value="4.96" calcext:value-type="float">
            <text:p>4.96</text:p>
          </table:table-cell>
          <table:table-cell office:value-type="float" office:value="0.104" calcext:value-type="float">
            <text:p>0.104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.357" calcext:value-type="float">
            <text:p>5.357</text:p>
          </table:table-cell>
          <table:table-cell office:value-type="float" office:value="4.75" calcext:value-type="float">
            <text:p>4.75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.422" calcext:value-type="float">
            <text:p>5.422</text:p>
          </table:table-cell>
          <table:table-cell office:value-type="float" office:value="4.7" calcext:value-type="float">
            <text:p>4.7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.0746" calcext:value-type="float">
            <text:p>5.0746</text:p>
          </table:table-cell>
          <table:table-cell office:value-type="float" office:value="4.85" calcext:value-type="float">
            <text:p>4.85</text:p>
          </table:table-cell>
          <table:table-cell office:value-type="float" office:value="0.119" calcext:value-type="float">
            <text:p>0.119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.097" calcext:value-type="float">
            <text:p>5.097</text:p>
          </table:table-cell>
          <table:table-cell office:value-type="float" office:value="4.93" calcext:value-type="float">
            <text:p>4.93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.192" calcext:value-type="float">
            <text:p>5.192</text:p>
          </table:table-cell>
          <table:table-cell office:value-type="float" office:value="4.87" calcext:value-type="float">
            <text:p>4.87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.187" calcext:value-type="float">
            <text:p>5.187</text:p>
          </table:table-cell>
          <table:table-cell office:value-type="float" office:value="4.92" calcext:value-type="float">
            <text:p>4.92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.3" calcext:value-type="float">
            <text:p>5.3</text:p>
          </table:table-cell>
          <table:table-cell office:value-type="float" office:value="4.91" calcext:value-type="float">
            <text:p>4.91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.216" calcext:value-type="float">
            <text:p>5.216</text:p>
          </table:table-cell>
          <table:table-cell office:value-type="float" office:value="4.76" calcext:value-type="float">
            <text:p>4.76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.477" calcext:value-type="float">
            <text:p>5.477</text:p>
          </table:table-cell>
          <table:table-cell office:value-type="float" office:value="4.79" calcext:value-type="float">
            <text:p>4.79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.672" calcext:value-type="float">
            <text:p>5.672</text:p>
          </table:table-cell>
          <table:table-cell office:value-type="float" office:value="4.91" calcext:value-type="float">
            <text:p>4.91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.3568" calcext:value-type="float">
            <text:p>5.3568</text:p>
          </table:table-cell>
          <table:table-cell office:value-type="float" office:value="4.84" calcext:value-type="float">
            <text:p>4.84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.566" calcext:value-type="float">
            <text:p>5.566</text:p>
          </table:table-cell>
          <table:table-cell office:value-type="float" office:value="4.81" calcext:value-type="float">
            <text:p>4.81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.207" calcext:value-type="float">
            <text:p>5.207</text:p>
          </table:table-cell>
          <table:table-cell office:value-type="float" office:value="4.67" calcext:value-type="float">
            <text:p>4.67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.281" calcext:value-type="float">
            <text:p>5.281</text:p>
          </table:table-cell>
          <table:table-cell office:value-type="float" office:value="4.73" calcext:value-type="float">
            <text:p>4.73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.189" calcext:value-type="float">
            <text:p>5.189</text:p>
          </table:table-cell>
          <table:table-cell office:value-type="float" office:value="4.7" calcext:value-type="float">
            <text:p>4.7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.1184" calcext:value-type="float">
            <text:p>5.1184</text:p>
          </table:table-cell>
          <table:table-cell office:value-type="float" office:value="4.77" calcext:value-type="float">
            <text:p>4.77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.303" calcext:value-type="float">
            <text:p>5.303</text:p>
          </table:table-cell>
          <table:table-cell office:value-type="float" office:value="4.75" calcext:value-type="float">
            <text:p>4.75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.256" calcext:value-type="float">
            <text:p>5.256</text:p>
          </table:table-cell>
          <table:table-cell office:value-type="float" office:value="4.66" calcext:value-type="float">
            <text:p>4.66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.304" calcext:value-type="float">
            <text:p>5.304</text:p>
          </table:table-cell>
          <table:table-cell office:value-type="float" office:value="4.77" calcext:value-type="float">
            <text:p>4.77</text:p>
          </table:table-cell>
          <table:table-cell office:value-type="float" office:value="0.101" calcext:value-type="float">
            <text:p>0.101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FA Sorted V2 adaptive_thres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Val Loss</text:p>
          </table:table-cell>
          <table:table-cell/>
          <table:table-cell office:value-type="string" calcext:value-type="string">
            <text:p>Precision per class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689" calcext:value-type="float">
            <text:p>5.689</text:p>
          </table:table-cell>
          <table:table-cell/>
          <table:table-cell office:value-type="float" office:value="0.0279" calcext:value-type="float">
            <text:p>0.027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633" calcext:value-type="float">
            <text:p>6.63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342" calcext:value-type="float">
            <text:p>5.34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307" calcext:value-type="float">
            <text:p>5.30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407" calcext:value-type="float">
            <text:p>5.407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484" calcext:value-type="float">
            <text:p>5.48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344" calcext:value-type="float">
            <text:p>5.344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455" calcext:value-type="float">
            <text:p>5.45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827" calcext:value-type="float">
            <text:p>6.827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513" calcext:value-type="float">
            <text:p>5.51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32" calcext:value-type="float">
            <text:p>8.32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976" calcext:value-type="float">
            <text:p>5.976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017" calcext:value-type="float">
            <text:p>7.017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948" calcext:value-type="float">
            <text:p>5.948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816" calcext:value-type="float">
            <text:p>5.816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537" calcext:value-type="float">
            <text:p>5.537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485" calcext:value-type="float">
            <text:p>5.485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803" calcext:value-type="float">
            <text:p>5.803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.023" calcext:value-type="float">
            <text:p>6.023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.614" calcext:value-type="float">
            <text:p>5.614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519" calcext:value-type="float">
            <text:p>5.519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.1771" calcext:value-type="float">
            <text:p>6.177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.323" calcext:value-type="float">
            <text:p>5.323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.636" calcext:value-type="float">
            <text:p>5.636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.346" calcext:value-type="float">
            <text:p>6.346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.518" calcext:value-type="float">
            <text:p>5.518</text:p>
          </table:table-cell>
          <table:table-cell/>
          <table:table-cell office:value-type="float" office:value="0.0545" calcext:value-type="float">
            <text:p>0.0545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.763" calcext:value-type="float">
            <text:p>5.763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.894" calcext:value-type="float">
            <text:p>5.894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.722" calcext:value-type="float">
            <text:p>5.722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.308" calcext:value-type="float">
            <text:p>5.308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809" calcext:value-type="float">
            <text:p>5.809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.5646" calcext:value-type="float">
            <text:p>5.5646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.413" calcext:value-type="float">
            <text:p>5.413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.593" calcext:value-type="float">
            <text:p>5.593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.5" calcext:value-type="float">
            <text:p>5.5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.441" calcext:value-type="float">
            <text:p>5.441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.031" calcext:value-type="float">
            <text:p>6.031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.48" calcext:value-type="float">
            <text:p>5.48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.5641" calcext:value-type="float">
            <text:p>5.5641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.4339" calcext:value-type="float">
            <text:p>5.43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477" calcext:value-type="float">
            <text:p>5.477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.222" calcext:value-type="float">
            <text:p>5.222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.926" calcext:value-type="float">
            <text:p>5.926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.4971" calcext:value-type="float">
            <text:p>5.4971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.577" calcext:value-type="float">
            <text:p>5.577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.343" calcext:value-type="float">
            <text:p>5.343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.33" calcext:value-type="float">
            <text:p>5.33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.252" calcext:value-type="float">
            <text:p>5.252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.575" calcext:value-type="float">
            <text:p>5.575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.342" calcext:value-type="float">
            <text:p>5.342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.117" calcext:value-type="float">
            <text:p>5.117</text:p>
          </table:table-cell>
          <table:table-cell/>
          <table:table-cell office:value-type="float" office:value="0.1198" calcext:value-type="float">
            <text:p>0.1198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.279" calcext:value-type="float">
            <text:p>5.279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.238" calcext:value-type="float">
            <text:p>5.238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.146" calcext:value-type="float">
            <text:p>5.146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.288" calcext:value-type="float">
            <text:p>5.288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.187" calcext:value-type="float">
            <text:p>5.187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.097" calcext:value-type="float">
            <text:p>5.097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.098" calcext:value-type="float">
            <text:p>5.098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.174" calcext:value-type="float">
            <text:p>5.174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.55" calcext:value-type="float">
            <text:p>5.55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.3051" calcext:value-type="float">
            <text:p>5.3051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.272" calcext:value-type="float">
            <text:p>5.272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.4042" calcext:value-type="float">
            <text:p>5.4042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.3784" calcext:value-type="float">
            <text:p>5.3784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.249" calcext:value-type="float">
            <text:p>5.249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.417" calcext:value-type="float">
            <text:p>5.417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.309" calcext:value-type="float">
            <text:p>5.309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.6217" calcext:value-type="float">
            <text:p>5.6217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.61" calcext:value-type="float">
            <text:p>5.61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.561" calcext:value-type="float">
            <text:p>5.561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.273" calcext:value-type="float">
            <text:p>5.273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.438" calcext:value-type="float">
            <text:p>5.438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.2943" calcext:value-type="float">
            <text:p>5.2943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.403" calcext:value-type="float">
            <text:p>5.403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.354" calcext:value-type="float">
            <text:p>5.354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.32" calcext:value-type="float">
            <text:p>5.32</text:p>
          </table:table-cell>
          <table:table-cell/>
          <table:table-cell office:value-type="float" office:value="0.637" calcext:value-type="float">
            <text:p>0.637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.69" calcext:value-type="float">
            <text:p>5.69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.07" calcext:value-type="float">
            <text:p>5.07</text:p>
          </table:table-cell>
          <table:table-cell/>
          <table:table-cell office:value-type="float" office:value="0.1406" calcext:value-type="float">
            <text:p>0.1406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.299" calcext:value-type="float">
            <text:p>5.299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.219" calcext:value-type="float">
            <text:p>5.219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.132" calcext:value-type="float">
            <text:p>5.132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.658" calcext:value-type="float">
            <text:p>5.658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.109" calcext:value-type="float">
            <text:p>5.109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.1002" calcext:value-type="float">
            <text:p>5.1002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.11" calcext:value-type="float">
            <text:p>5.11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.184" calcext:value-type="float">
            <text:p>5.184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.225" calcext:value-type="float">
            <text:p>5.225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.059" calcext:value-type="float">
            <text:p>5.059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.211" calcext:value-type="float">
            <text:p>5.211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.43" calcext:value-type="float">
            <text:p>5.43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.5859" calcext:value-type="float">
            <text:p>5.5859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.148" calcext:value-type="float">
            <text:p>5.148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.49" calcext:value-type="float">
            <text:p>5.49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.205" calcext:value-type="float">
            <text:p>5.205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.113" calcext:value-type="float">
            <text:p>5.113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.242" calcext:value-type="float">
            <text:p>5.242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.187" calcext:value-type="float">
            <text:p>5.187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.13" calcext:value-type="float">
            <text:p>5.13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.352" calcext:value-type="float">
            <text:p>5.352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.261" calcext:value-type="float">
            <text:p>5.261</text:p>
          </table:table-cell>
          <table:table-cell/>
          <table:table-cell office:value-type="float" office:value="0.0815" calcext:value-type="float">
            <text:p>0.0815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Bilateral Filter on Sorted V2 (5,25,25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Val Loss</text:p>
          </table:table-cell>
          <table:table-cell/>
          <table:table-cell office:value-type="string" calcext:value-type="string">
            <text:p>Average Precision per Class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54" calcext:value-type="float">
            <text:p>6.654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1" calcext:value-type="float">
            <text:p>7.1</text:p>
          </table:table-cell>
          <table:table-cell/>
          <table:table-cell office:value-type="float" office:value="0.00883" calcext:value-type="float">
            <text:p>0.0088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733" calcext:value-type="float">
            <text:p>6.733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102" calcext:value-type="float">
            <text:p>6.102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624" calcext:value-type="float">
            <text:p>6.62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664" calcext:value-type="float">
            <text:p>5.664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788" calcext:value-type="float">
            <text:p>5.788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6098" calcext:value-type="float">
            <text:p>5.6098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619" calcext:value-type="float">
            <text:p>6.619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32" calcext:value-type="float">
            <text:p>5.32</text:p>
          </table:table-cell>
          <table:table-cell/>
          <table:table-cell office:value-type="float" office:value="0.03271" calcext:value-type="float">
            <text:p>0.03271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223" calcext:value-type="float">
            <text:p>5.223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357" calcext:value-type="float">
            <text:p>5.357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1772" calcext:value-type="float">
            <text:p>5.1772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491" calcext:value-type="float">
            <text:p>5.491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493" calcext:value-type="float">
            <text:p>5.493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.075" calcext:value-type="float">
            <text:p>6.075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429" calcext:value-type="float">
            <text:p>5.429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66" calcext:value-type="float">
            <text:p>5.66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.251" calcext:value-type="float">
            <text:p>5.251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.388" calcext:value-type="float">
            <text:p>5.388</text:p>
          </table:table-cell>
          <table:table-cell/>
          <table:table-cell office:value-type="float" office:value="0.0108" calcext:value-type="float">
            <text:p>0.0108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2216" calcext:value-type="float">
            <text:p>5.2216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.282" calcext:value-type="float">
            <text:p>5.28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.458" calcext:value-type="float">
            <text:p>5.458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.459" calcext:value-type="float">
            <text:p>5.459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.15" calcext:value-type="float">
            <text:p>5.15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.111" calcext:value-type="float">
            <text:p>5.111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.35" calcext:value-type="float">
            <text:p>5.35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.377" calcext:value-type="float">
            <text:p>5.37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.881" calcext:value-type="float">
            <text:p>5.881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.22" calcext:value-type="float">
            <text:p>5.22</text:p>
          </table:table-cell>
          <table:table-cell/>
          <table:table-cell office:value-type="float" office:value="0.0133" calcext:value-type="float">
            <text:p>0.0133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541" calcext:value-type="float">
            <text:p>5.54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.905" calcext:value-type="float">
            <text:p>5.905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.185" calcext:value-type="float">
            <text:p>5.185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.417" calcext:value-type="float">
            <text:p>5.417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.33" calcext:value-type="float">
            <text:p>5.33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.576" calcext:value-type="float">
            <text:p>5.576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.288" calcext:value-type="float">
            <text:p>5.288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.129" calcext:value-type="float">
            <text:p>5.129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.321" calcext:value-type="float">
            <text:p>5.321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.891" calcext:value-type="float">
            <text:p>6.891</text:p>
          </table:table-cell>
          <table:table-cell/>
          <table:table-cell office:value-type="float" office:value="0.0521" calcext:value-type="float">
            <text:p>0.0521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.904" calcext:value-type="float">
            <text:p>6.904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.1222" calcext:value-type="float">
            <text:p>7.1222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.529" calcext:value-type="float">
            <text:p>5.529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.164" calcext:value-type="float">
            <text:p>5.164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.256" calcext:value-type="float">
            <text:p>5.256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.125" calcext:value-type="float">
            <text:p>5.125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.4069" calcext:value-type="float">
            <text:p>5.4069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.812" calcext:value-type="float">
            <text:p>5.812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.138" calcext:value-type="float">
            <text:p>5.138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.272" calcext:value-type="float">
            <text:p>6.272</text:p>
          </table:table-cell>
          <table:table-cell/>
          <table:table-cell office:value-type="float" office:value="0.0385" calcext:value-type="float">
            <text:p>0.0385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.819" calcext:value-type="float">
            <text:p>5.819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.592" calcext:value-type="float">
            <text:p>5.592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.622" calcext:value-type="float">
            <text:p>5.622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.001" calcext:value-type="float">
            <text:p>6.001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.3919" calcext:value-type="float">
            <text:p>5.3919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.975" calcext:value-type="float">
            <text:p>5.975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.906" calcext:value-type="float">
            <text:p>5.906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.984" calcext:value-type="float">
            <text:p>5.984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.16" calcext:value-type="float">
            <text:p>5.16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.1017" calcext:value-type="float">
            <text:p>5.1017</text:p>
          </table:table-cell>
          <table:table-cell/>
          <table:table-cell office:value-type="float" office:value="0.0702" calcext:value-type="float">
            <text:p>0.0702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.656" calcext:value-type="float">
            <text:p>5.656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.188" calcext:value-type="float">
            <text:p>5.188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.505" calcext:value-type="float">
            <text:p>5.505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.336" calcext:value-type="float">
            <text:p>5.336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.979" calcext:value-type="float">
            <text:p>5.979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.499" calcext:value-type="float">
            <text:p>5.499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.775" calcext:value-type="float">
            <text:p>5.775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.15" calcext:value-type="float">
            <text:p>5.15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.545" calcext:value-type="float">
            <text:p>5.545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.735" calcext:value-type="float">
            <text:p>5.735</text:p>
          </table:table-cell>
          <table:table-cell/>
          <table:table-cell office:value-type="float" office:value="0.0742" calcext:value-type="float">
            <text:p>0.074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.7012" calcext:value-type="float">
            <text:p>5.7012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.54" calcext:value-type="float">
            <text:p>5.54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.282" calcext:value-type="float">
            <text:p>5.282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.454" calcext:value-type="float">
            <text:p>5.454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.169" calcext:value-type="float">
            <text:p>5.169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.686" calcext:value-type="float">
            <text:p>5.686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.17" calcext:value-type="float">
            <text:p>5.17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.285" calcext:value-type="float">
            <text:p>5.285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.62" calcext:value-type="float">
            <text:p>5.62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.291" calcext:value-type="float">
            <text:p>5.291</text:p>
          </table:table-cell>
          <table:table-cell/>
          <table:table-cell office:value-type="float" office:value="0.115" calcext:value-type="float">
            <text:p>0.115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.233" calcext:value-type="float">
            <text:p>5.233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.468" calcext:value-type="float">
            <text:p>5.468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.362" calcext:value-type="float">
            <text:p>5.362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.4171" calcext:value-type="float">
            <text:p>5.4171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.617" calcext:value-type="float">
            <text:p>5.617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.586" calcext:value-type="float">
            <text:p>5.586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.651" calcext:value-type="float">
            <text:p>5.651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.648" calcext:value-type="float">
            <text:p>5.648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.634" calcext:value-type="float">
            <text:p>5.634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.2" calcext:value-type="float">
            <text:p>5.2</text:p>
          </table:table-cell>
          <table:table-cell/>
          <table:table-cell office:value-type="float" office:value="0.107" calcext:value-type="float">
            <text:p>0.107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.49" calcext:value-type="float">
            <text:p>5.49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.3448" calcext:value-type="float">
            <text:p>5.3448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.45" calcext:value-type="float">
            <text:p>5.45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.116" calcext:value-type="float">
            <text:p>5.116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.52" calcext:value-type="float">
            <text:p>5.52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.639" calcext:value-type="float">
            <text:p>5.639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.42" calcext:value-type="float">
            <text:p>5.42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.497" calcext:value-type="float">
            <text:p>5.497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.627" calcext:value-type="float">
            <text:p>5.627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0.1112" calcext:value-type="float">
            <text:p>0.1112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hale From Above Sorted V2 LR=0.0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Val Loss</text:p>
          </table:table-cell>
          <table:table-cell office:value-type="string" calcext:value-type="string">
            <text:p>Training Loss</text:p>
          </table:table-cell>
          <table:table-cell office:value-type="string" calcext:value-type="string">
            <text:p>Precision per class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64" calcext:value-type="float">
            <text:p>5.564</text:p>
          </table:table-cell>
          <table:table-cell office:value-type="float" office:value="6.42" calcext:value-type="float">
            <text:p>6.42</text:p>
          </table:table-cell>
          <table:table-cell office:value-type="float" office:value="0.134" calcext:value-type="float">
            <text:p>0.13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44" calcext:value-type="float">
            <text:p>5.44</text:p>
          </table:table-cell>
          <table:table-cell office:value-type="float" office:value="5.6" calcext:value-type="float">
            <text:p>5.6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907" calcext:value-type="float">
            <text:p>4.907</text:p>
          </table:table-cell>
          <table:table-cell office:value-type="float" office:value="5.37" calcext:value-type="float">
            <text:p>5.37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87" calcext:value-type="float">
            <text:p>4.87</text:p>
          </table:table-cell>
          <table:table-cell office:value-type="float" office:value="5.09" calcext:value-type="float">
            <text:p>5.09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01" calcext:value-type="float">
            <text:p>5.01</text:p>
          </table:table-cell>
          <table:table-cell office:value-type="float" office:value="4.79" calcext:value-type="float">
            <text:p>4.79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658" calcext:value-type="float">
            <text:p>4.658</text:p>
          </table:table-cell>
          <table:table-cell office:value-type="float" office:value="4.79" calcext:value-type="float">
            <text:p>4.79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09" calcext:value-type="float">
            <text:p>5.09</text:p>
          </table:table-cell>
          <table:table-cell office:value-type="float" office:value="4.74" calcext:value-type="float">
            <text:p>4.74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4828" calcext:value-type="float">
            <text:p>4.4828</text:p>
          </table:table-cell>
          <table:table-cell office:value-type="float" office:value="4.59" calcext:value-type="float">
            <text:p>4.59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948" calcext:value-type="float">
            <text:p>4.948</text:p>
          </table:table-cell>
          <table:table-cell office:value-type="float" office:value="4.65" calcext:value-type="float">
            <text:p>4.65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808" calcext:value-type="float">
            <text:p>4.808</text:p>
          </table:table-cell>
          <table:table-cell office:value-type="float" office:value="4.23" calcext:value-type="float">
            <text:p>4.23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652" calcext:value-type="float">
            <text:p>4.652</text:p>
          </table:table-cell>
          <table:table-cell office:value-type="float" office:value="4.23" calcext:value-type="float">
            <text:p>4.23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341" calcext:value-type="float">
            <text:p>4.341</text:p>
          </table:table-cell>
          <table:table-cell office:value-type="float" office:value="4.44" calcext:value-type="float">
            <text:p>4.44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613" calcext:value-type="float">
            <text:p>4.613</text:p>
          </table:table-cell>
          <table:table-cell office:value-type="float" office:value="4.3" calcext:value-type="float">
            <text:p>4.3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381" calcext:value-type="float">
            <text:p>4.381</text:p>
          </table:table-cell>
          <table:table-cell office:value-type="float" office:value="4.12" calcext:value-type="float">
            <text:p>4.12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855" calcext:value-type="float">
            <text:p>4.855</text:p>
          </table:table-cell>
          <table:table-cell office:value-type="float" office:value="4.46" calcext:value-type="float">
            <text:p>4.46</text:p>
          </table:table-cell>
          <table:table-cell office:value-type="float" office:value="0.317" calcext:value-type="float">
            <text:p>0.317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7" calcext:value-type="float">
            <text:p>4.7</text:p>
          </table:table-cell>
          <table:table-cell office:value-type="float" office:value="4.34" calcext:value-type="float">
            <text:p>4.34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79" calcext:value-type="float">
            <text:p>4.79</text:p>
          </table:table-cell>
          <table:table-cell office:value-type="float" office:value="4.27" calcext:value-type="float">
            <text:p>4.2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.3933" calcext:value-type="float">
            <text:p>4.3933</text:p>
          </table:table-cell>
          <table:table-cell office:value-type="float" office:value="4.32" calcext:value-type="float">
            <text:p>4.32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459" calcext:value-type="float">
            <text:p>4.459</text:p>
          </table:table-cell>
          <table:table-cell office:value-type="float" office:value="4.01" calcext:value-type="float">
            <text:p>4.01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.74" calcext:value-type="float">
            <text:p>4.74</text:p>
          </table:table-cell>
          <table:table-cell office:value-type="float" office:value="4.15" calcext:value-type="float">
            <text:p>4.15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23" calcext:value-type="float">
            <text:p>5.23</text:p>
          </table:table-cell>
          <table:table-cell office:value-type="float" office:value="4.4" calcext:value-type="float">
            <text:p>4.4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.763" calcext:value-type="float">
            <text:p>4.763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.678" calcext:value-type="float">
            <text:p>4.678</text:p>
          </table:table-cell>
          <table:table-cell office:value-type="float" office:value="4.03" calcext:value-type="float">
            <text:p>4.0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.254" calcext:value-type="float">
            <text:p>5.254</text:p>
          </table:table-cell>
          <table:table-cell office:value-type="float" office:value="4.11" calcext:value-type="float">
            <text:p>4.1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.802" calcext:value-type="float">
            <text:p>4.802</text:p>
          </table:table-cell>
          <table:table-cell office:value-type="float" office:value="4.06" calcext:value-type="float">
            <text:p>4.06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.312" calcext:value-type="float">
            <text:p>4.312</text:p>
          </table:table-cell>
          <table:table-cell office:value-type="float" office:value="3.75" calcext:value-type="float">
            <text:p>3.75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.77" calcext:value-type="float">
            <text:p>4.77</text:p>
          </table:table-cell>
          <table:table-cell office:value-type="float" office:value="4.12" calcext:value-type="float">
            <text:p>4.1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.62" calcext:value-type="float">
            <text:p>4.62</text:p>
          </table:table-cell>
          <table:table-cell office:value-type="float" office:value="3.92" calcext:value-type="float">
            <text:p>3.92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09" calcext:value-type="float">
            <text:p>4.09</text:p>
          </table:table-cell>
          <table:table-cell office:value-type="float" office:value="3.86" calcext:value-type="float">
            <text:p>3.86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.614" calcext:value-type="float">
            <text:p>4.614</text:p>
          </table:table-cell>
          <table:table-cell office:value-type="float" office:value="3.74" calcext:value-type="float">
            <text:p>3.74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075" calcext:value-type="float">
            <text:p>4.075</text:p>
          </table:table-cell>
          <table:table-cell office:value-type="float" office:value="3.99" calcext:value-type="float">
            <text:p>3.99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.876" calcext:value-type="float">
            <text:p>4.876</text:p>
          </table:table-cell>
          <table:table-cell office:value-type="float" office:value="3.57" calcext:value-type="float">
            <text:p>3.57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49" calcext:value-type="float">
            <text:p>4.49</text:p>
          </table:table-cell>
          <table:table-cell office:value-type="float" office:value="3.6" calcext:value-type="float">
            <text:p>3.6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.44" calcext:value-type="float">
            <text:p>4.44</text:p>
          </table:table-cell>
          <table:table-cell office:value-type="float" office:value="3.49" calcext:value-type="float">
            <text:p>3.49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.345" calcext:value-type="float">
            <text:p>4.345</text:p>
          </table:table-cell>
          <table:table-cell office:value-type="float" office:value="3.92" calcext:value-type="float">
            <text:p>3.92</text:p>
          </table:table-cell>
          <table:table-cell office:value-type="float" office:value="0.338" calcext:value-type="float">
            <text:p>0.338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.18" calcext:value-type="float">
            <text:p>5.18</text:p>
          </table:table-cell>
          <table:table-cell office:value-type="float" office:value="3.42" calcext:value-type="float">
            <text:p>3.42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.2523" calcext:value-type="float">
            <text:p>5.2523</text:p>
          </table:table-cell>
          <table:table-cell office:value-type="float" office:value="3.37" calcext:value-type="float">
            <text:p>3.3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.76" calcext:value-type="float">
            <text:p>4.76</text:p>
          </table:table-cell>
          <table:table-cell office:value-type="float" office:value="3.59" calcext:value-type="float">
            <text:p>3.59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.257" calcext:value-type="float">
            <text:p>4.257</text:p>
          </table:table-cell>
          <table:table-cell office:value-type="float" office:value="3.46" calcext:value-type="float">
            <text:p>3.46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.258" calcext:value-type="float">
            <text:p>4.258</text:p>
          </table:table-cell>
          <table:table-cell office:value-type="float" office:value="3.35" calcext:value-type="float">
            <text:p>3.35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9642" calcext:value-type="float">
            <text:p>3.9642</text:p>
          </table:table-cell>
          <table:table-cell office:value-type="float" office:value="3.49" calcext:value-type="float">
            <text:p>3.49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.08" calcext:value-type="float">
            <text:p>4.08</text:p>
          </table:table-cell>
          <table:table-cell office:value-type="float" office:value="3.66" calcext:value-type="float">
            <text:p>3.66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.9994" calcext:value-type="float">
            <text:p>3.9994</text:p>
          </table:table-cell>
          <table:table-cell office:value-type="float" office:value="3.56" calcext:value-type="float">
            <text:p>3.56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.191" calcext:value-type="float">
            <text:p>4.191</text:p>
          </table:table-cell>
          <table:table-cell office:value-type="float" office:value="3.3" calcext:value-type="float">
            <text:p>3.3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.443" calcext:value-type="float">
            <text:p>4.443</text:p>
          </table:table-cell>
          <table:table-cell office:value-type="float" office:value="3.49" calcext:value-type="float">
            <text:p>3.49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.9595" calcext:value-type="float">
            <text:p>3.9595</text:p>
          </table:table-cell>
          <table:table-cell office:value-type="float" office:value="3.37" calcext:value-type="float">
            <text:p>3.37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.329" calcext:value-type="float">
            <text:p>4.329</text:p>
          </table:table-cell>
          <table:table-cell office:value-type="float" office:value="3.23" calcext:value-type="float">
            <text:p>3.23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.3438" calcext:value-type="float">
            <text:p>4.3438</text:p>
          </table:table-cell>
          <table:table-cell office:value-type="float" office:value="3.29" calcext:value-type="float">
            <text:p>3.29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.8782" calcext:value-type="float">
            <text:p>3.8782</text:p>
          </table:table-cell>
          <table:table-cell office:value-type="float" office:value="3.16" calcext:value-type="float">
            <text:p>3.16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.185" calcext:value-type="float">
            <text:p>4.185</text:p>
          </table:table-cell>
          <table:table-cell office:value-type="float" office:value="3.34" calcext:value-type="float">
            <text:p>3.34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53" calcext:value-type="float">
            <text:p>4.53</text:p>
          </table:table-cell>
          <table:table-cell office:value-type="float" office:value="3.12" calcext:value-type="float">
            <text:p>3.12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.359" calcext:value-type="float">
            <text:p>4.359</text:p>
          </table:table-cell>
          <table:table-cell office:value-type="float" office:value="3.07" calcext:value-type="float">
            <text:p>3.07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.5535" calcext:value-type="float">
            <text:p>4.5535</text:p>
          </table:table-cell>
          <table:table-cell office:value-type="float" office:value="3.12" calcext:value-type="float">
            <text:p>3.12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.004" calcext:value-type="float">
            <text:p>4.004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.16" calcext:value-type="float">
            <text:p>4.16</text:p>
          </table:table-cell>
          <table:table-cell/>
          <table:table-cell office:value-type="float" office:value="0.405" calcext:value-type="float">
            <text:p>0.405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.039" calcext:value-type="float">
            <text:p>4.039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.6052" calcext:value-type="float">
            <text:p>3.6052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.9565" calcext:value-type="float">
            <text:p>3.9565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.7739" calcext:value-type="float">
            <text:p>3.7739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.8938" calcext:value-type="float">
            <text:p>3.8938</text:p>
          </table:table-cell>
          <table:table-cell office:value-type="float" office:value="3.15" calcext:value-type="float">
            <text:p>3.15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837" calcext:value-type="float">
            <text:p>3.837</text:p>
          </table:table-cell>
          <table:table-cell office:value-type="float" office:value="3.07" calcext:value-type="float">
            <text:p>3.07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.932" calcext:value-type="float">
            <text:p>3.932</text:p>
          </table:table-cell>
          <table:table-cell office:value-type="float" office:value="3.01" calcext:value-type="float">
            <text:p>3.01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.944" calcext:value-type="float">
            <text:p>3.944</text:p>
          </table:table-cell>
          <table:table-cell office:value-type="float" office:value="2.88" calcext:value-type="float">
            <text:p>2.88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.213" calcext:value-type="float">
            <text:p>4.213</text:p>
          </table:table-cell>
          <table:table-cell office:value-type="float" office:value="2.92" calcext:value-type="float">
            <text:p>2.92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.288" calcext:value-type="float">
            <text:p>4.288</text:p>
          </table:table-cell>
          <table:table-cell office:value-type="float" office:value="3.17" calcext:value-type="float">
            <text:p>3.17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.661" calcext:value-type="float">
            <text:p>3.661</text:p>
          </table:table-cell>
          <table:table-cell office:value-type="float" office:value="2.79" calcext:value-type="float">
            <text:p>2.79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.717" calcext:value-type="float">
            <text:p>3.717</text:p>
          </table:table-cell>
          <table:table-cell office:value-type="float" office:value="3.01" calcext:value-type="float">
            <text:p>3.01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.646" calcext:value-type="float">
            <text:p>3.646</text:p>
          </table:table-cell>
          <table:table-cell office:value-type="float" office:value="2.88" calcext:value-type="float">
            <text:p>2.88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.7354" calcext:value-type="float">
            <text:p>3.7354</text:p>
          </table:table-cell>
          <table:table-cell office:value-type="float" office:value="3.02" calcext:value-type="float">
            <text:p>3.02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.561" calcext:value-type="float">
            <text:p>3.561</text:p>
          </table:table-cell>
          <table:table-cell office:value-type="float" office:value="2.85" calcext:value-type="float">
            <text:p>2.85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.082" calcext:value-type="float">
            <text:p>4.082</text:p>
          </table:table-cell>
          <table:table-cell office:value-type="float" office:value="2.87" calcext:value-type="float">
            <text:p>2.87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.683" calcext:value-type="float">
            <text:p>3.683</text:p>
          </table:table-cell>
          <table:table-cell office:value-type="float" office:value="2.85" calcext:value-type="float">
            <text:p>2.85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.7105" calcext:value-type="float">
            <text:p>3.7105</text:p>
          </table:table-cell>
          <table:table-cell office:value-type="float" office:value="2.82" calcext:value-type="float">
            <text:p>2.82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.736" calcext:value-type="float">
            <text:p>3.736</text:p>
          </table:table-cell>
          <table:table-cell office:value-type="float" office:value="2.96" calcext:value-type="float">
            <text:p>2.96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.8224" calcext:value-type="float">
            <text:p>3.8224</text:p>
          </table:table-cell>
          <table:table-cell office:value-type="float" office:value="2.79" calcext:value-type="float">
            <text:p>2.79</text:p>
          </table:table-cell>
          <table:table-cell office:value-type="float" office:value="0.45" calcext:value-type="float">
            <text:p>0.45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.66" calcext:value-type="float">
            <text:p>3.66</text:p>
          </table:table-cell>
          <table:table-cell office:value-type="float" office:value="2.55" calcext:value-type="float">
            <text:p>2.55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.832" calcext:value-type="float">
            <text:p>3.832</text:p>
          </table:table-cell>
          <table:table-cell office:value-type="float" office:value="2.74" calcext:value-type="float">
            <text:p>2.74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.69" calcext:value-type="float">
            <text:p>3.69</text:p>
          </table:table-cell>
          <table:table-cell office:value-type="float" office:value="2.85" calcext:value-type="float">
            <text:p>2.85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.5076" calcext:value-type="float">
            <text:p>3.5076</text:p>
          </table:table-cell>
          <table:table-cell office:value-type="float" office:value="2.94" calcext:value-type="float">
            <text:p>2.94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.8019" calcext:value-type="float">
            <text:p>3.8019</text:p>
          </table:table-cell>
          <table:table-cell office:value-type="float" office:value="2.55" calcext:value-type="float">
            <text:p>2.55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.563" calcext:value-type="float">
            <text:p>3.563</text:p>
          </table:table-cell>
          <table:table-cell office:value-type="float" office:value="2.58" calcext:value-type="float">
            <text:p>2.58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.483" calcext:value-type="float">
            <text:p>3.483</text:p>
          </table:table-cell>
          <table:table-cell office:value-type="float" office:value="2.73" calcext:value-type="float">
            <text:p>2.73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.798" calcext:value-type="float">
            <text:p>3.798</text:p>
          </table:table-cell>
          <table:table-cell office:value-type="float" office:value="2.69" calcext:value-type="float">
            <text:p>2.69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.6268" calcext:value-type="float">
            <text:p>3.6268</text:p>
          </table:table-cell>
          <table:table-cell office:value-type="float" office:value="2.62" calcext:value-type="float">
            <text:p>2.62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.69" calcext:value-type="float">
            <text:p>3.69</text:p>
          </table:table-cell>
          <table:table-cell office:value-type="float" office:value="2.68" calcext:value-type="float">
            <text:p>2.68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.725" calcext:value-type="float">
            <text:p>3.725</text:p>
          </table:table-cell>
          <table:table-cell office:value-type="float" office:value="2.57" calcext:value-type="float">
            <text:p>2.57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.711" calcext:value-type="float">
            <text:p>3.711</text:p>
          </table:table-cell>
          <table:table-cell office:value-type="float" office:value="2.64" calcext:value-type="float">
            <text:p>2.64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.6107" calcext:value-type="float">
            <text:p>3.6107</text:p>
          </table:table-cell>
          <table:table-cell office:value-type="float" office:value="2.58" calcext:value-type="float">
            <text:p>2.58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.52" calcext:value-type="float">
            <text:p>3.52</text:p>
          </table:table-cell>
          <table:table-cell office:value-type="float" office:value="2.52" calcext:value-type="float">
            <text:p>2.52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.529" calcext:value-type="float">
            <text:p>3.529</text:p>
          </table:table-cell>
          <table:table-cell office:value-type="float" office:value="2.57" calcext:value-type="float">
            <text:p>2.57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.9549" calcext:value-type="float">
            <text:p>3.9549</text:p>
          </table:table-cell>
          <table:table-cell office:value-type="float" office:value="2.83" calcext:value-type="float">
            <text:p>2.83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.5925" calcext:value-type="float">
            <text:p>3.5925</text:p>
          </table:table-cell>
          <table:table-cell office:value-type="float" office:value="2.56" calcext:value-type="float">
            <text:p>2.56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.4607" calcext:value-type="float">
            <text:p>3.4607</text:p>
          </table:table-cell>
          <table:table-cell office:value-type="float" office:value="2.54" calcext:value-type="float">
            <text:p>2.54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.55" calcext:value-type="float">
            <text:p>3.55</text:p>
          </table:table-cell>
          <table:table-cell office:value-type="float" office:value="2.77" calcext:value-type="float">
            <text:p>2.77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.4213" calcext:value-type="float">
            <text:p>3.4213</text:p>
          </table:table-cell>
          <table:table-cell office:value-type="float" office:value="2.69" calcext:value-type="float">
            <text:p>2.69</text:p>
          </table:table-cell>
          <table:table-cell office:value-type="float" office:value="0.524" calcext:value-type="float">
            <text:p>0.524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.5303" calcext:value-type="float">
            <text:p>3.5303</text:p>
          </table:table-cell>
          <table:table-cell office:value-type="float" office:value="2.44" calcext:value-type="float">
            <text:p>2.44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.6257" calcext:value-type="float">
            <text:p>3.6257</text:p>
          </table:table-cell>
          <table:table-cell office:value-type="float" office:value="2.72" calcext:value-type="float">
            <text:p>2.72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.786" calcext:value-type="float">
            <text:p>3.786</text:p>
          </table:table-cell>
          <table:table-cell office:value-type="float" office:value="2.63" calcext:value-type="float">
            <text:p>2.63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.5829" calcext:value-type="float">
            <text:p>3.5829</text:p>
          </table:table-cell>
          <table:table-cell office:value-type="float" office:value="2.85" calcext:value-type="float">
            <text:p>2.85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.033" calcext:value-type="float">
            <text:p>4.033</text:p>
          </table:table-cell>
          <table:table-cell office:value-type="float" office:value="2.55" calcext:value-type="float">
            <text:p>2.55</text:p>
          </table:table-cell>
          <table:table-cell office:value-type="float" office:value="0.515" calcext:value-type="float">
            <text:p>0.515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hale From Above Sorted V2 LR=0.0001</text:p>
          </table:table-cell>
          <table:table-cell table:number-columns-repeated="2"/>
          <table:table-cell office:value-type="string" calcext:value-type="string">
            <text:p>Called WFA_vlow_l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al Loss</text:p>
          </table:table-cell>
          <table:table-cell office:value-type="string" calcext:value-type="string">
            <text:p>Training Loss</text:p>
          </table:table-cell>
          <table:table-cell office:value-type="string" calcext:value-type="string">
            <text:p>MAP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78" calcext:value-type="float">
            <text:p>5.578</text:p>
          </table:table-cell>
          <table:table-cell office:value-type="float" office:value="6.269" calcext:value-type="float">
            <text:p>6.269</text:p>
          </table:table-cell>
          <table:table-cell office:value-type="float" office:value="0.0429" calcext:value-type="float">
            <text:p>0.0429</text:p>
          </table:table-cell>
          <table:table-cell table:number-columns-repeated="3"/>
          <table:table-cell office:value-type="float" office:value="4.602" calcext:value-type="float">
            <text:p>4.602</text:p>
          </table:table-cell>
          <table:table-cell table:formula="of:=AVERAGE([.H939:.H958])" office:value-type="float" office:value="3.196" calcext:value-type="float">
            <text:p>3.196</text:p>
          </table:table-cell>
          <table:table-cell table:formula="of:=ROUND([.I939];3)" office:value-type="float" office:value="3.196" calcext:value-type="float">
            <text:p>3.1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439" calcext:value-type="float">
            <text:p>5.439</text:p>
          </table:table-cell>
          <table:table-cell office:value-type="float" office:value="4.927" calcext:value-type="float">
            <text:p>4.927</text:p>
          </table:table-cell>
          <table:table-cell table:number-columns-repeated="4"/>
          <table:table-cell office:value-type="float" office:value="3.168" calcext:value-type="float">
            <text:p>3.168</text:p>
          </table:table-cell>
          <table:table-cell/>
          <table:table-cell table:formula="of:=ROUND([.I962];3)" office:value-type="float" office:value="3.194" calcext:value-type="float">
            <text:p>3.1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258" calcext:value-type="float">
            <text:p>5.258</text:p>
          </table:table-cell>
          <table:table-cell office:value-type="float" office:value="6.053" calcext:value-type="float">
            <text:p>6.053</text:p>
          </table:table-cell>
          <table:table-cell table:number-columns-repeated="4"/>
          <table:table-cell office:value-type="float" office:value="2.493" calcext:value-type="float">
            <text:p>2.493</text:p>
          </table:table-cell>
          <table:table-cell/>
          <table:table-cell table:formula="of:=ROUND([.I985];3)" office:value-type="float" office:value="3.021" calcext:value-type="float">
            <text:p>3.0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1" calcext:value-type="float">
            <text:p>5.1</text:p>
          </table:table-cell>
          <table:table-cell office:value-type="float" office:value="4.85" calcext:value-type="float">
            <text:p>4.85</text:p>
          </table:table-cell>
          <table:table-cell table:number-columns-repeated="4"/>
          <table:table-cell office:value-type="float" office:value="3.229" calcext:value-type="float">
            <text:p>3.229</text:p>
          </table:table-cell>
          <table:table-cell/>
          <table:table-cell table:formula="of:=ROUND([.I1008];3)" office:value-type="float" office:value="3.053" calcext:value-type="float">
            <text:p>3.0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943" calcext:value-type="float">
            <text:p>4.943</text:p>
          </table:table-cell>
          <table:table-cell office:value-type="float" office:value="4.842" calcext:value-type="float">
            <text:p>4.842</text:p>
          </table:table-cell>
          <table:table-cell table:number-columns-repeated="4"/>
          <table:table-cell office:value-type="float" office:value="2.914" calcext:value-type="float">
            <text:p>2.914</text:p>
          </table:table-cell>
          <table:table-cell/>
          <table:table-cell table:formula="of:=ROUND([.I1031];3)" office:value-type="float" office:value="3.082" calcext:value-type="float">
            <text:p>3.0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693" calcext:value-type="float">
            <text:p>4.693</text:p>
          </table:table-cell>
          <table:table-cell office:value-type="float" office:value="4.126" calcext:value-type="float">
            <text:p>4.126</text:p>
          </table:table-cell>
          <table:table-cell table:number-columns-repeated="4"/>
          <table:table-cell office:value-type="float" office:value="3.024" calcext:value-type="float">
            <text:p>3.024</text:p>
          </table:table-cell>
          <table:table-cell/>
          <table:table-cell table:formula="of:=ROUND([.I1054];3)" office:value-type="float" office:value="3.043" calcext:value-type="float">
            <text:p>3.0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634" calcext:value-type="float">
            <text:p>4.634</text:p>
          </table:table-cell>
          <table:table-cell office:value-type="float" office:value="5.41" calcext:value-type="float">
            <text:p>5.41</text:p>
          </table:table-cell>
          <table:table-cell table:number-columns-repeated="4"/>
          <table:table-cell office:value-type="float" office:value="2.755" calcext:value-type="float">
            <text:p>2.755</text:p>
          </table:table-cell>
          <table:table-cell/>
          <table:table-cell table:formula="of:=ROUND([.I1077];3)" office:value-type="float" office:value="3.022" calcext:value-type="float">
            <text:p>3.0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77" calcext:value-type="float">
            <text:p>4.77</text:p>
          </table:table-cell>
          <table:table-cell office:value-type="float" office:value="5.059" calcext:value-type="float">
            <text:p>5.059</text:p>
          </table:table-cell>
          <table:table-cell table:number-columns-repeated="4"/>
          <table:table-cell office:value-type="float" office:value="3.144" calcext:value-type="float">
            <text:p>3.144</text:p>
          </table:table-cell>
          <table:table-cell/>
          <table:table-cell table:formula="of:=ROUND([.I1100];3)" office:value-type="float" office:value="3.034" calcext:value-type="float">
            <text:p>3.0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903" calcext:value-type="float">
            <text:p>4.903</text:p>
          </table:table-cell>
          <table:table-cell office:value-type="float" office:value="4.804" calcext:value-type="float">
            <text:p>4.804</text:p>
          </table:table-cell>
          <table:table-cell table:number-columns-repeated="4"/>
          <table:table-cell office:value-type="float" office:value="3.932" calcext:value-type="float">
            <text:p>3.932</text:p>
          </table:table-cell>
          <table:table-cell/>
          <table:table-cell table:formula="of:=ROUND([.I1123];3)" office:value-type="float" office:value="2.963" calcext:value-type="float">
            <text:p>2.9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96" calcext:value-type="float">
            <text:p>4.96</text:p>
          </table:table-cell>
          <table:table-cell office:value-type="float" office:value="5.321" calcext:value-type="float">
            <text:p>5.321</text:p>
          </table:table-cell>
          <table:table-cell table:number-columns-repeated="4"/>
          <table:table-cell office:value-type="float" office:value="2.981" calcext:value-type="float">
            <text:p>2.981</text:p>
          </table:table-cell>
          <table:table-cell/>
          <table:table-cell table:formula="of:=ROUND([.I1146];3)" office:value-type="float" office:value="2.971" calcext:value-type="float">
            <text:p>2.9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46" calcext:value-type="float">
            <text:p>4.46</text:p>
          </table:table-cell>
          <table:table-cell office:value-type="float" office:value="4.262" calcext:value-type="float">
            <text:p>4.262</text:p>
          </table:table-cell>
          <table:table-cell table:number-columns-repeated="4"/>
          <table:table-cell office:value-type="float" office:value="3.325" calcext:value-type="float">
            <text:p>3.325</text:p>
          </table:table-cell>
          <table:table-cell/>
          <table:table-cell table:formula="of:=ROUND([.I1169];3)" office:value-type="float" office:value="3.048" calcext:value-type="float">
            <text:p>3.0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411" calcext:value-type="float">
            <text:p>4.411</text:p>
          </table:table-cell>
          <table:table-cell office:value-type="float" office:value="4.123" calcext:value-type="float">
            <text:p>4.123</text:p>
          </table:table-cell>
          <table:table-cell table:number-columns-repeated="4"/>
          <table:table-cell office:value-type="float" office:value="3.784" calcext:value-type="float">
            <text:p>3.784</text:p>
          </table:table-cell>
          <table:table-cell/>
          <table:table-cell table:formula="of:=ROUND([.I1192];3)" office:value-type="float" office:value="2.925" calcext:value-type="float">
            <text:p>2.9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5496" calcext:value-type="float">
            <text:p>4.5496</text:p>
          </table:table-cell>
          <table:table-cell office:value-type="float" office:value="4.241" calcext:value-type="float">
            <text:p>4.241</text:p>
          </table:table-cell>
          <table:table-cell office:value-type="float" office:value="0.195" calcext:value-type="float">
            <text:p>0.195</text:p>
          </table:table-cell>
          <table:table-cell table:number-columns-repeated="3"/>
          <table:table-cell office:value-type="float" office:value="2.839" calcext:value-type="float">
            <text:p>2.839</text:p>
          </table:table-cell>
          <table:table-cell/>
          <table:table-cell table:formula="of:=ROUND([.I1215];3)" office:value-type="float" office:value="2.887" calcext:value-type="float">
            <text:p>2.8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505" calcext:value-type="float">
            <text:p>4.505</text:p>
          </table:table-cell>
          <table:table-cell office:value-type="float" office:value="4.082" calcext:value-type="float">
            <text:p>4.082</text:p>
          </table:table-cell>
          <table:table-cell table:number-columns-repeated="4"/>
          <table:table-cell office:value-type="float" office:value="3.104" calcext:value-type="float">
            <text:p>3.104</text:p>
          </table:table-cell>
          <table:table-cell/>
          <table:table-cell table:formula="of:=ROUND([.I1238];3)" office:value-type="float" office:value="2.985" calcext:value-type="float">
            <text:p>2.9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583" calcext:value-type="float">
            <text:p>4.583</text:p>
          </table:table-cell>
          <table:table-cell office:value-type="float" office:value="4.608" calcext:value-type="float">
            <text:p>4.608</text:p>
          </table:table-cell>
          <table:table-cell table:number-columns-repeated="4"/>
          <table:table-cell office:value-type="float" office:value="2.987" calcext:value-type="float">
            <text:p>2.987</text:p>
          </table:table-cell>
          <table:table-cell/>
          <table:table-cell table:formula="of:=ROUND([.I1261];3)" office:value-type="float" office:value="2.79" calcext:value-type="float">
            <text:p>2.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705" calcext:value-type="float">
            <text:p>4.705</text:p>
          </table:table-cell>
          <table:table-cell office:value-type="float" office:value="4.761" calcext:value-type="float">
            <text:p>4.761</text:p>
          </table:table-cell>
          <table:table-cell table:number-columns-repeated="4"/>
          <table:table-cell office:value-type="float" office:value="3.734" calcext:value-type="float">
            <text:p>3.734</text:p>
          </table:table-cell>
          <table:table-cell/>
          <table:table-cell table:formula="of:=ROUND([.I1284];3)" office:value-type="float" office:value="2.812" calcext:value-type="float">
            <text:p>2.8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5204" calcext:value-type="float">
            <text:p>4.5204</text:p>
          </table:table-cell>
          <table:table-cell office:value-type="float" office:value="4.299" calcext:value-type="float">
            <text:p>4.299</text:p>
          </table:table-cell>
          <table:table-cell table:number-columns-repeated="4"/>
          <table:table-cell office:value-type="float" office:value="2.583" calcext:value-type="float">
            <text:p>2.583</text:p>
          </table:table-cell>
          <table:table-cell/>
          <table:table-cell table:formula="of:=ROUND([.I1307];3)" office:value-type="float" office:value="2.873" calcext:value-type="float">
            <text:p>2.8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.2035" calcext:value-type="float">
            <text:p>4.2035</text:p>
          </table:table-cell>
          <table:table-cell office:value-type="float" office:value="4.026" calcext:value-type="float">
            <text:p>4.026</text:p>
          </table:table-cell>
          <table:table-cell table:number-columns-repeated="4"/>
          <table:table-cell office:value-type="float" office:value="3.379" calcext:value-type="float">
            <text:p>3.379</text:p>
          </table:table-cell>
          <table:table-cell/>
          <table:table-cell table:formula="of:=ROUND([.I1330];3)" office:value-type="float" office:value="2.943" calcext:value-type="float">
            <text:p>2.9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515" calcext:value-type="float">
            <text:p>4.515</text:p>
          </table:table-cell>
          <table:table-cell office:value-type="float" office:value="5.807" calcext:value-type="float">
            <text:p>5.807</text:p>
          </table:table-cell>
          <table:table-cell table:number-columns-repeated="4"/>
          <table:table-cell office:value-type="float" office:value="3.263" calcext:value-type="float">
            <text:p>3.263</text:p>
          </table:table-cell>
          <table:table-cell/>
          <table:table-cell table:formula="of:=ROUND([.I1353];3)" office:value-type="float" office:value="2.677" calcext:value-type="float">
            <text:p>2.6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.223" calcext:value-type="float">
            <text:p>4.223</text:p>
          </table:table-cell>
          <table:table-cell office:value-type="float" office:value="4.587" calcext:value-type="float">
            <text:p>4.587</text:p>
          </table:table-cell>
          <table:table-cell table:number-columns-repeated="4"/>
          <table:table-cell office:value-type="float" office:value="2.68" calcext:value-type="float">
            <text:p>2.68</text:p>
          </table:table-cell>
          <table:table-cell/>
          <table:table-cell table:formula="of:=ROUND([.I1376];3)" office:value-type="float" office:value="2.855" calcext:value-type="float">
            <text:p>2.8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731" calcext:value-type="float">
            <text:p>4.731</text:p>
          </table:table-cell>
          <table:table-cell office:value-type="float" office:value="4.383" calcext:value-type="float">
            <text:p>4.383</text:p>
          </table:table-cell>
          <table:table-cell table:number-columns-repeated="4"/>
          <table:table-cell office:value-type="float" office:value="2.913" calcext:value-type="float">
            <text:p>2.913</text:p>
          </table:table-cell>
          <table:table-cell/>
          <table:table-cell table:formula="of:=ROUND([.I1399];3)" office:value-type="float" office:value="2.97" calcext:value-type="float">
            <text:p>2.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.479" calcext:value-type="float">
            <text:p>4.479</text:p>
          </table:table-cell>
          <table:table-cell office:value-type="float" office:value="4.284" calcext:value-type="float">
            <text:p>4.284</text:p>
          </table:table-cell>
          <table:table-cell table:number-columns-repeated="4"/>
          <table:table-cell office:value-type="string" calcext:value-type="string">
            <text:p>, Validation</text:p>
          </table:table-cell>
          <table:table-cell/>
          <table:table-cell table:formula="of:=ROUND([.I1422];3)" office:value-type="float" office:value="2.98" calcext:value-type="float">
            <text:p>2.9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.63" calcext:value-type="float">
            <text:p>4.63</text:p>
          </table:table-cell>
          <table:table-cell office:value-type="float" office:value="4.848" calcext:value-type="float">
            <text:p>4.848</text:p>
          </table:table-cell>
          <table:table-cell office:value-type="float" office:value="0.1608" calcext:value-type="float">
            <text:p>0.1608</text:p>
          </table:table-cell>
          <table:table-cell table:number-columns-repeated="5"/>
          <table:table-cell table:formula="of:=ROUND([.I1445];3)" office:value-type="float" office:value="2.856" calcext:value-type="float">
            <text:p>2.85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.34" calcext:value-type="float">
            <text:p>5.34</text:p>
          </table:table-cell>
          <table:table-cell office:value-type="float" office:value="4.487" calcext:value-type="float">
            <text:p>4.487</text:p>
          </table:table-cell>
          <table:table-cell table:number-columns-repeated="4"/>
          <table:table-cell office:value-type="float" office:value="3.562" calcext:value-type="float">
            <text:p>3.562</text:p>
          </table:table-cell>
          <table:table-cell table:formula="of:=AVERAGE([.H962:.H981])" office:value-type="float" office:value="3.1942" calcext:value-type="float">
            <text:p>3.1942</text:p>
          </table:table-cell>
          <table:table-cell table:formula="of:=ROUND([.I1468];3)" office:value-type="float" office:value="2.783" calcext:value-type="float">
            <text:p>2.78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.392" calcext:value-type="float">
            <text:p>4.392</text:p>
          </table:table-cell>
          <table:table-cell office:value-type="float" office:value="4.535" calcext:value-type="float">
            <text:p>4.535</text:p>
          </table:table-cell>
          <table:table-cell table:number-columns-repeated="4"/>
          <table:table-cell office:value-type="float" office:value="3.031" calcext:value-type="float">
            <text:p>3.031</text:p>
          </table:table-cell>
          <table:table-cell/>
          <table:table-cell table:formula="of:=ROUND([.I1491];3)" office:value-type="float" office:value="2.799" calcext:value-type="float">
            <text:p>2.79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.3" calcext:value-type="float">
            <text:p>4.3</text:p>
          </table:table-cell>
          <table:table-cell office:value-type="float" office:value="4.784" calcext:value-type="float">
            <text:p>4.784</text:p>
          </table:table-cell>
          <table:table-cell table:number-columns-repeated="4"/>
          <table:table-cell office:value-type="float" office:value="3.337" calcext:value-type="float">
            <text:p>3.337</text:p>
          </table:table-cell>
          <table:table-cell/>
          <table:table-cell table:formula="of:=ROUND([.I1514];3)" office:value-type="float" office:value="2.749" calcext:value-type="float">
            <text:p>2.74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.554" calcext:value-type="float">
            <text:p>4.554</text:p>
          </table:table-cell>
          <table:table-cell office:value-type="float" office:value="4.315" calcext:value-type="float">
            <text:p>4.315</text:p>
          </table:table-cell>
          <table:table-cell table:number-columns-repeated="4"/>
          <table:table-cell office:value-type="float" office:value="2.949" calcext:value-type="float">
            <text:p>2.949</text:p>
          </table:table-cell>
          <table:table-cell/>
          <table:table-cell table:formula="of:=ROUND([.I1537];3)" office:value-type="float" office:value="2.83" calcext:value-type="float">
            <text:p>2.8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.186" calcext:value-type="float">
            <text:p>4.186</text:p>
          </table:table-cell>
          <table:table-cell office:value-type="float" office:value="4.226" calcext:value-type="float">
            <text:p>4.226</text:p>
          </table:table-cell>
          <table:table-cell table:number-columns-repeated="4"/>
          <table:table-cell office:value-type="float" office:value="2.713" calcext:value-type="float">
            <text:p>2.713</text:p>
          </table:table-cell>
          <table:table-cell/>
          <table:table-cell table:formula="of:=ROUND([.I1560];3)" office:value-type="float" office:value="2.672" calcext:value-type="float">
            <text:p>2.67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192" calcext:value-type="float">
            <text:p>4.192</text:p>
          </table:table-cell>
          <table:table-cell office:value-type="float" office:value="3.951" calcext:value-type="float">
            <text:p>3.951</text:p>
          </table:table-cell>
          <table:table-cell office:value-type="float" office:value="0.3789" calcext:value-type="float">
            <text:p>0.3789</text:p>
          </table:table-cell>
          <table:table-cell table:number-columns-repeated="3"/>
          <table:table-cell office:value-type="float" office:value="4.559" calcext:value-type="float">
            <text:p>4.559</text:p>
          </table:table-cell>
          <table:table-cell/>
          <table:table-cell table:formula="of:=ROUND([.I1583];3)" office:value-type="float" office:value="2.596" calcext:value-type="float">
            <text:p>2.59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.298" calcext:value-type="float">
            <text:p>4.298</text:p>
          </table:table-cell>
          <table:table-cell office:value-type="float" office:value="4.501" calcext:value-type="float">
            <text:p>4.501</text:p>
          </table:table-cell>
          <table:table-cell table:number-columns-repeated="4"/>
          <table:table-cell office:value-type="float" office:value="2.682" calcext:value-type="float">
            <text:p>2.682</text:p>
          </table:table-cell>
          <table:table-cell/>
          <table:table-cell table:formula="of:=ROUND([.I1606];3)" office:value-type="float" office:value="2.717" calcext:value-type="float">
            <text:p>2.71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412" calcext:value-type="float">
            <text:p>4.412</text:p>
          </table:table-cell>
          <table:table-cell office:value-type="float" office:value="3.767" calcext:value-type="float">
            <text:p>3.767</text:p>
          </table:table-cell>
          <table:table-cell table:number-columns-repeated="4"/>
          <table:table-cell office:value-type="float" office:value="3.09" calcext:value-type="float">
            <text:p>3.09</text:p>
          </table:table-cell>
          <table:table-cell/>
          <table:table-cell table:formula="of:=ROUND([.I1629];3)" office:value-type="float" office:value="2.705" calcext:value-type="float">
            <text:p>2.7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.235" calcext:value-type="float">
            <text:p>4.235</text:p>
          </table:table-cell>
          <table:table-cell office:value-type="float" office:value="3.812" calcext:value-type="float">
            <text:p>3.812</text:p>
          </table:table-cell>
          <table:table-cell table:number-columns-repeated="4"/>
          <table:table-cell office:value-type="float" office:value="2.736" calcext:value-type="float">
            <text:p>2.736</text:p>
          </table:table-cell>
          <table:table-cell/>
          <table:table-cell table:formula="of:=ROUND([.I1652];3)" office:value-type="float" office:value="2.748" calcext:value-type="float">
            <text:p>2.7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205" calcext:value-type="float">
            <text:p>4.205</text:p>
          </table:table-cell>
          <table:table-cell office:value-type="float" office:value="3.286" calcext:value-type="float">
            <text:p>3.286</text:p>
          </table:table-cell>
          <table:table-cell table:number-columns-repeated="4"/>
          <table:table-cell office:value-type="float" office:value="2.582" calcext:value-type="float">
            <text:p>2.582</text:p>
          </table:table-cell>
          <table:table-cell/>
          <table:table-cell table:formula="of:=ROUND([.I1675];3)" office:value-type="float" office:value="2.761" calcext:value-type="float">
            <text:p>2.76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.31" calcext:value-type="float">
            <text:p>4.31</text:p>
          </table:table-cell>
          <table:table-cell office:value-type="float" office:value="4.744" calcext:value-type="float">
            <text:p>4.744</text:p>
          </table:table-cell>
          <table:table-cell table:number-columns-repeated="4"/>
          <table:table-cell office:value-type="float" office:value="3.35" calcext:value-type="float">
            <text:p>3.35</text:p>
          </table:table-cell>
          <table:table-cell/>
          <table:table-cell table:formula="of:=ROUND([.I1698];3)" office:value-type="float" office:value="2.846" calcext:value-type="float">
            <text:p>2.84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.2413" calcext:value-type="float">
            <text:p>4.2413</text:p>
          </table:table-cell>
          <table:table-cell office:value-type="float" office:value="3.674" calcext:value-type="float">
            <text:p>3.674</text:p>
          </table:table-cell>
          <table:table-cell table:number-columns-repeated="4"/>
          <table:table-cell office:value-type="float" office:value="4.115" calcext:value-type="float">
            <text:p>4.115</text:p>
          </table:table-cell>
          <table:table-cell/>
          <table:table-cell table:formula="of:=ROUND([.I1721];3)" office:value-type="float" office:value="2.602" calcext:value-type="float">
            <text:p>2.60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.274" calcext:value-type="float">
            <text:p>4.274</text:p>
          </table:table-cell>
          <table:table-cell office:value-type="float" office:value="4.955" calcext:value-type="float">
            <text:p>4.955</text:p>
          </table:table-cell>
          <table:table-cell table:number-columns-repeated="4"/>
          <table:table-cell office:value-type="float" office:value="3.28" calcext:value-type="float">
            <text:p>3.28</text:p>
          </table:table-cell>
          <table:table-cell/>
          <table:table-cell table:formula="of:=ROUND([.I1744];3)" office:value-type="float" office:value="2.719" calcext:value-type="float">
            <text:p>2.71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.43" calcext:value-type="float">
            <text:p>4.43</text:p>
          </table:table-cell>
          <table:table-cell office:value-type="float" office:value="5.01" calcext:value-type="float">
            <text:p>5.01</text:p>
          </table:table-cell>
          <table:table-cell table:number-columns-repeated="4"/>
          <table:table-cell office:value-type="float" office:value="3.379" calcext:value-type="float">
            <text:p>3.379</text:p>
          </table:table-cell>
          <table:table-cell/>
          <table:table-cell table:formula="of:=ROUND([.I1767];3)" office:value-type="float" office:value="2.688" calcext:value-type="float">
            <text:p>2.68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.1257" calcext:value-type="float">
            <text:p>4.1257</text:p>
          </table:table-cell>
          <table:table-cell office:value-type="float" office:value="3.281" calcext:value-type="float">
            <text:p>3.281</text:p>
          </table:table-cell>
          <table:table-cell table:number-columns-repeated="4"/>
          <table:table-cell office:value-type="float" office:value="3.192" calcext:value-type="float">
            <text:p>3.192</text:p>
          </table:table-cell>
          <table:table-cell/>
          <table:table-cell table:formula="of:=ROUND([.I1790];3)" office:value-type="float" office:value="2.769" calcext:value-type="float">
            <text:p>2.76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.158" calcext:value-type="float">
            <text:p>4.158</text:p>
          </table:table-cell>
          <table:table-cell office:value-type="float" office:value="3.774" calcext:value-type="float">
            <text:p>3.774</text:p>
          </table:table-cell>
          <table:table-cell table:number-columns-repeated="4"/>
          <table:table-cell office:value-type="float" office:value="3.173" calcext:value-type="float">
            <text:p>3.173</text:p>
          </table:table-cell>
          <table:table-cell/>
          <table:table-cell table:formula="of:=ROUND([.I1813];3)" office:value-type="float" office:value="2.72" calcext:value-type="float">
            <text:p>2.7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.162" calcext:value-type="float">
            <text:p>4.162</text:p>
          </table:table-cell>
          <table:table-cell office:value-type="float" office:value="3.539" calcext:value-type="float">
            <text:p>3.539</text:p>
          </table:table-cell>
          <table:table-cell table:number-columns-repeated="4"/>
          <table:table-cell office:value-type="float" office:value="3.606" calcext:value-type="float">
            <text:p>3.606</text:p>
          </table:table-cell>
          <table:table-cell/>
          <table:table-cell table:formula="of:=ROUND([.I1836];3)" office:value-type="float" office:value="2.641" calcext:value-type="float">
            <text:p>2.64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135" calcext:value-type="float">
            <text:p>4.135</text:p>
          </table:table-cell>
          <table:table-cell office:value-type="float" office:value="4.222" calcext:value-type="float">
            <text:p>4.222</text:p>
          </table:table-cell>
          <table:table-cell table:number-columns-repeated="4"/>
          <table:table-cell office:value-type="float" office:value="2.511" calcext:value-type="float">
            <text:p>2.511</text:p>
          </table:table-cell>
          <table:table-cell/>
          <table:table-cell table:formula="of:=ROUND([.I1859];3)" office:value-type="float" office:value="2.731" calcext:value-type="float">
            <text:p>2.73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.269" calcext:value-type="float">
            <text:p>4.269</text:p>
          </table:table-cell>
          <table:table-cell office:value-type="float" office:value="3.516" calcext:value-type="float">
            <text:p>3.516</text:p>
          </table:table-cell>
          <table:table-cell table:number-columns-repeated="4"/>
          <table:table-cell office:value-type="float" office:value="3.423" calcext:value-type="float">
            <text:p>3.423</text:p>
          </table:table-cell>
          <table:table-cell/>
          <table:table-cell table:formula="of:=ROUND([.I1882];3)" office:value-type="float" office:value="2.677" calcext:value-type="float">
            <text:p>2.67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.392" calcext:value-type="float">
            <text:p>4.392</text:p>
          </table:table-cell>
          <table:table-cell office:value-type="float" office:value="3.251" calcext:value-type="float">
            <text:p>3.251</text:p>
          </table:table-cell>
          <table:table-cell office:value-type="float" office:value="0.296" calcext:value-type="float">
            <text:p>0.296</text:p>
          </table:table-cell>
          <table:table-cell table:number-columns-repeated="3"/>
          <table:table-cell office:value-type="float" office:value="2.614" calcext:value-type="float">
            <text:p>2.614</text:p>
          </table:table-cell>
          <table:table-cell/>
          <table:table-cell table:formula="of:=ROUND([.I1905];3)" office:value-type="float" office:value="2.58" calcext:value-type="float">
            <text:p>2.5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.565" calcext:value-type="float">
            <text:p>4.565</text:p>
          </table:table-cell>
          <table:table-cell office:value-type="float" office:value="6.269" calcext:value-type="float">
            <text:p>6.269</text:p>
          </table:table-cell>
          <table:table-cell table:number-columns-repeated="4"/>
          <table:table-cell office:value-type="float" office:value="3.697" calcext:value-type="float">
            <text:p>3.697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.109" calcext:value-type="float">
            <text:p>4.109</text:p>
          </table:table-cell>
          <table:table-cell table:number-columns-repeated="5"/>
          <table:table-cell office:value-type="string" calcext:value-type="string">
            <text:p>, Validation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.336" calcext:value-type="float">
            <text:p>4.336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.23" calcext:value-type="float">
            <text:p>4.23</text:p>
          </table:table-cell>
          <table:table-cell table:number-columns-repeated="5"/>
          <table:table-cell office:value-type="float" office:value="2.41" calcext:value-type="float">
            <text:p>2.41</text:p>
          </table:table-cell>
          <table:table-cell table:formula="of:=AVERAGE([.H985:.H1004])" office:value-type="float" office:value="3.02095" calcext:value-type="float">
            <text:p>3.02095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.258" calcext:value-type="float">
            <text:p>4.258</text:p>
          </table:table-cell>
          <table:table-cell office:value-type="float" office:value="3.196" calcext:value-type="float">
            <text:p>3.196</text:p>
          </table:table-cell>
          <table:table-cell table:number-columns-repeated="4"/>
          <table:table-cell office:value-type="float" office:value="2.995" calcext:value-type="float">
            <text:p>2.995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.194" calcext:value-type="float">
            <text:p>3.194</text:p>
          </table:table-cell>
          <table:table-cell table:number-columns-repeated="4"/>
          <table:table-cell office:value-type="float" office:value="3.022" calcext:value-type="float">
            <text:p>3.022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.163" calcext:value-type="float">
            <text:p>4.163</text:p>
          </table:table-cell>
          <table:table-cell office:value-type="float" office:value="3.021" calcext:value-type="float">
            <text:p>3.021</text:p>
          </table:table-cell>
          <table:table-cell table:number-columns-repeated="4"/>
          <table:table-cell office:value-type="float" office:value="3.501" calcext:value-type="float">
            <text:p>3.50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9622" calcext:value-type="float">
            <text:p>3.9622</text:p>
          </table:table-cell>
          <table:table-cell office:value-type="float" office:value="3.053" calcext:value-type="float">
            <text:p>3.053</text:p>
          </table:table-cell>
          <table:table-cell table:number-columns-repeated="4"/>
          <table:table-cell office:value-type="float" office:value="3.211" calcext:value-type="float">
            <text:p>3.211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.071" calcext:value-type="float">
            <text:p>4.071</text:p>
          </table:table-cell>
          <table:table-cell office:value-type="float" office:value="3.082" calcext:value-type="float">
            <text:p>3.082</text:p>
          </table:table-cell>
          <table:table-cell table:number-columns-repeated="4"/>
          <table:table-cell office:value-type="float" office:value="3.683" calcext:value-type="float">
            <text:p>3.683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.195" calcext:value-type="float">
            <text:p>4.195</text:p>
          </table:table-cell>
          <table:table-cell office:value-type="float" office:value="3.043" calcext:value-type="float">
            <text:p>3.043</text:p>
          </table:table-cell>
          <table:table-cell office:value-type="float" office:value="0.355" calcext:value-type="float">
            <text:p>0.355</text:p>
          </table:table-cell>
          <table:table-cell table:number-columns-repeated="3"/>
          <table:table-cell office:value-type="float" office:value="2.665" calcext:value-type="float">
            <text:p>2.665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.863" calcext:value-type="float">
            <text:p>3.863</text:p>
          </table:table-cell>
          <table:table-cell office:value-type="float" office:value="3.022" calcext:value-type="float">
            <text:p>3.022</text:p>
          </table:table-cell>
          <table:table-cell table:number-columns-repeated="4"/>
          <table:table-cell office:value-type="float" office:value="3.04" calcext:value-type="float">
            <text:p>3.04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.0547" calcext:value-type="float">
            <text:p>4.0547</text:p>
          </table:table-cell>
          <table:table-cell office:value-type="float" office:value="3.034" calcext:value-type="float">
            <text:p>3.034</text:p>
          </table:table-cell>
          <table:table-cell table:number-columns-repeated="4"/>
          <table:table-cell office:value-type="float" office:value="3.463" calcext:value-type="float">
            <text:p>3.463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.252" calcext:value-type="float">
            <text:p>4.252</text:p>
          </table:table-cell>
          <table:table-cell office:value-type="float" office:value="2.963" calcext:value-type="float">
            <text:p>2.963</text:p>
          </table:table-cell>
          <table:table-cell table:number-columns-repeated="4"/>
          <table:table-cell office:value-type="float" office:value="2.414" calcext:value-type="float">
            <text:p>2.414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.447" calcext:value-type="float">
            <text:p>4.447</text:p>
          </table:table-cell>
          <table:table-cell office:value-type="float" office:value="2.971" calcext:value-type="float">
            <text:p>2.971</text:p>
          </table:table-cell>
          <table:table-cell table:number-columns-repeated="4"/>
          <table:table-cell office:value-type="float" office:value="2.909" calcext:value-type="float">
            <text:p>2.909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.1039" calcext:value-type="float">
            <text:p>4.1039</text:p>
          </table:table-cell>
          <table:table-cell office:value-type="float" office:value="3.048" calcext:value-type="float">
            <text:p>3.048</text:p>
          </table:table-cell>
          <table:table-cell table:number-columns-repeated="4"/>
          <table:table-cell office:value-type="float" office:value="3.478" calcext:value-type="float">
            <text:p>3.478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.934" calcext:value-type="float">
            <text:p>3.934</text:p>
          </table:table-cell>
          <table:table-cell office:value-type="float" office:value="2.925" calcext:value-type="float">
            <text:p>2.925</text:p>
          </table:table-cell>
          <table:table-cell table:number-columns-repeated="4"/>
          <table:table-cell office:value-type="float" office:value="2.657" calcext:value-type="float">
            <text:p>2.657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.981" calcext:value-type="float">
            <text:p>3.981</text:p>
          </table:table-cell>
          <table:table-cell office:value-type="float" office:value="2.887" calcext:value-type="float">
            <text:p>2.887</text:p>
          </table:table-cell>
          <table:table-cell table:number-columns-repeated="4"/>
          <table:table-cell office:value-type="float" office:value="2.971" calcext:value-type="float">
            <text:p>2.97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.033" calcext:value-type="float">
            <text:p>4.033</text:p>
          </table:table-cell>
          <table:table-cell office:value-type="float" office:value="2.985" calcext:value-type="float">
            <text:p>2.985</text:p>
          </table:table-cell>
          <table:table-cell table:number-columns-repeated="4"/>
          <table:table-cell office:value-type="float" office:value="3.508" calcext:value-type="float">
            <text:p>3.508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.16" calcext:value-type="float">
            <text:p>4.16</text:p>
          </table:table-cell>
          <table:table-cell office:value-type="float" office:value="2.79" calcext:value-type="float">
            <text:p>2.79</text:p>
          </table:table-cell>
          <table:table-cell table:number-columns-repeated="4"/>
          <table:table-cell office:value-type="float" office:value="2.992" calcext:value-type="float">
            <text:p>2.992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.51" calcext:value-type="float">
            <text:p>5.51</text:p>
          </table:table-cell>
          <table:table-cell office:value-type="float" office:value="2.812" calcext:value-type="float">
            <text:p>2.812</text:p>
          </table:table-cell>
          <table:table-cell office:value-type="float" office:value="0.1952" calcext:value-type="float">
            <text:p>0.1952</text:p>
          </table:table-cell>
          <table:table-cell table:number-columns-repeated="3"/>
          <table:table-cell office:value-type="float" office:value="2.847" calcext:value-type="float">
            <text:p>2.847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.209" calcext:value-type="float">
            <text:p>4.209</text:p>
          </table:table-cell>
          <table:table-cell office:value-type="float" office:value="2.873" calcext:value-type="float">
            <text:p>2.873</text:p>
          </table:table-cell>
          <table:table-cell table:number-columns-repeated="4"/>
          <table:table-cell office:value-type="float" office:value="2.704" calcext:value-type="float">
            <text:p>2.704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9101" calcext:value-type="float">
            <text:p>3.9101</text:p>
          </table:table-cell>
          <table:table-cell office:value-type="float" office:value="2.943" calcext:value-type="float">
            <text:p>2.943</text:p>
          </table:table-cell>
          <table:table-cell table:number-columns-repeated="4"/>
          <table:table-cell office:value-type="float" office:value="2.707" calcext:value-type="float">
            <text:p>2.707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.077" calcext:value-type="float">
            <text:p>4.077</text:p>
          </table:table-cell>
          <table:table-cell office:value-type="float" office:value="2.677" calcext:value-type="float">
            <text:p>2.677</text:p>
          </table:table-cell>
          <table:table-cell table:number-columns-repeated="4"/>
          <table:table-cell office:value-type="float" office:value="3.242" calcext:value-type="float">
            <text:p>3.242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.798" calcext:value-type="float">
            <text:p>4.798</text:p>
          </table:table-cell>
          <table:table-cell office:value-type="float" office:value="2.855" calcext:value-type="float">
            <text:p>2.855</text:p>
          </table:table-cell>
          <table:table-cell table:number-columns-repeated="4"/>
          <table:table-cell office:value-type="float" office:value="2.965" calcext:value-type="float">
            <text:p>2.965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.514" calcext:value-type="float">
            <text:p>4.514</text:p>
          </table:table-cell>
          <table:table-cell office:value-type="float" office:value="2.97" calcext:value-type="float">
            <text:p>2.97</text:p>
          </table:table-cell>
          <table:table-cell table:number-columns-repeated="4"/>
          <table:table-cell office:value-type="string" calcext:value-type="string">
            <text:p>, Validation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.9812" calcext:value-type="float">
            <text:p>3.9812</text:p>
          </table:table-cell>
          <table:table-cell office:value-type="float" office:value="2.98" calcext:value-type="float">
            <text:p>2.98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.98" calcext:value-type="float">
            <text:p>3.98</text:p>
          </table:table-cell>
          <table:table-cell office:value-type="float" office:value="2.856" calcext:value-type="float">
            <text:p>2.856</text:p>
          </table:table-cell>
          <table:table-cell table:number-columns-repeated="4"/>
          <table:table-cell office:value-type="float" office:value="2.827" calcext:value-type="float">
            <text:p>2.827</text:p>
          </table:table-cell>
          <table:table-cell table:formula="of:=AVERAGE([.H1008:.H1027])" office:value-type="float" office:value="3.0526" calcext:value-type="float">
            <text:p>3.0526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.9708" calcext:value-type="float">
            <text:p>3.9708</text:p>
          </table:table-cell>
          <table:table-cell office:value-type="float" office:value="2.783" calcext:value-type="float">
            <text:p>2.783</text:p>
          </table:table-cell>
          <table:table-cell table:number-columns-repeated="4"/>
          <table:table-cell office:value-type="float" office:value="3.453" calcext:value-type="float">
            <text:p>3.453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.09" calcext:value-type="float">
            <text:p>4.09</text:p>
          </table:table-cell>
          <table:table-cell office:value-type="float" office:value="2.799" calcext:value-type="float">
            <text:p>2.799</text:p>
          </table:table-cell>
          <table:table-cell table:number-columns-repeated="4"/>
          <table:table-cell office:value-type="float" office:value="2.892" calcext:value-type="float">
            <text:p>2.89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.079" calcext:value-type="float">
            <text:p>4.079</text:p>
          </table:table-cell>
          <table:table-cell office:value-type="float" office:value="2.749" calcext:value-type="float">
            <text:p>2.749</text:p>
          </table:table-cell>
          <table:table-cell office:value-type="float" office:value="0.4213" calcext:value-type="float">
            <text:p>0.4213</text:p>
          </table:table-cell>
          <table:table-cell table:number-columns-repeated="3"/>
          <table:table-cell office:value-type="float" office:value="3.29" calcext:value-type="float">
            <text:p>3.29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.056" calcext:value-type="float">
            <text:p>4.056</text:p>
          </table:table-cell>
          <table:table-cell office:value-type="float" office:value="2.83" calcext:value-type="float">
            <text:p>2.83</text:p>
          </table:table-cell>
          <table:table-cell table:number-columns-repeated="4"/>
          <table:table-cell office:value-type="float" office:value="2.724" calcext:value-type="float">
            <text:p>2.724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.86" calcext:value-type="float">
            <text:p>4.86</text:p>
          </table:table-cell>
          <table:table-cell office:value-type="float" office:value="2.672" calcext:value-type="float">
            <text:p>2.672</text:p>
          </table:table-cell>
          <table:table-cell table:number-columns-repeated="4"/>
          <table:table-cell office:value-type="float" office:value="3.686" calcext:value-type="float">
            <text:p>3.686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.104" calcext:value-type="float">
            <text:p>4.104</text:p>
          </table:table-cell>
          <table:table-cell office:value-type="float" office:value="2.596" calcext:value-type="float">
            <text:p>2.596</text:p>
          </table:table-cell>
          <table:table-cell table:number-columns-repeated="4"/>
          <table:table-cell office:value-type="float" office:value="2.895" calcext:value-type="float">
            <text:p>2.895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.965" calcext:value-type="float">
            <text:p>3.965</text:p>
          </table:table-cell>
          <table:table-cell office:value-type="float" office:value="2.717" calcext:value-type="float">
            <text:p>2.717</text:p>
          </table:table-cell>
          <table:table-cell table:number-columns-repeated="4"/>
          <table:table-cell office:value-type="float" office:value="3.441" calcext:value-type="float">
            <text:p>3.441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.02" calcext:value-type="float">
            <text:p>4.02</text:p>
          </table:table-cell>
          <table:table-cell office:value-type="float" office:value="2.705" calcext:value-type="float">
            <text:p>2.705</text:p>
          </table:table-cell>
          <table:table-cell table:number-columns-repeated="4"/>
          <table:table-cell office:value-type="float" office:value="3.295" calcext:value-type="float">
            <text:p>3.295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.052" calcext:value-type="float">
            <text:p>4.052</text:p>
          </table:table-cell>
          <table:table-cell office:value-type="float" office:value="2.748" calcext:value-type="float">
            <text:p>2.748</text:p>
          </table:table-cell>
          <table:table-cell table:number-columns-repeated="4"/>
          <table:table-cell office:value-type="float" office:value="2.867" calcext:value-type="float">
            <text:p>2.867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.092" calcext:value-type="float">
            <text:p>4.092</text:p>
          </table:table-cell>
          <table:table-cell office:value-type="float" office:value="2.761" calcext:value-type="float">
            <text:p>2.761</text:p>
          </table:table-cell>
          <table:table-cell table:number-columns-repeated="4"/>
          <table:table-cell office:value-type="float" office:value="3.289" calcext:value-type="float">
            <text:p>3.289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.046" calcext:value-type="float">
            <text:p>4.046</text:p>
          </table:table-cell>
          <table:table-cell office:value-type="float" office:value="2.846" calcext:value-type="float">
            <text:p>2.846</text:p>
          </table:table-cell>
          <table:table-cell table:number-columns-repeated="4"/>
          <table:table-cell office:value-type="float" office:value="2.951" calcext:value-type="float">
            <text:p>2.951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.321" calcext:value-type="float">
            <text:p>4.321</text:p>
          </table:table-cell>
          <table:table-cell office:value-type="float" office:value="2.602" calcext:value-type="float">
            <text:p>2.602</text:p>
          </table:table-cell>
          <table:table-cell table:number-columns-repeated="4"/>
          <table:table-cell office:value-type="float" office:value="2.434" calcext:value-type="float">
            <text:p>2.434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.108" calcext:value-type="float">
            <text:p>4.108</text:p>
          </table:table-cell>
          <table:table-cell office:value-type="float" office:value="2.719" calcext:value-type="float">
            <text:p>2.719</text:p>
          </table:table-cell>
          <table:table-cell office:value-type="float" office:value="0.393" calcext:value-type="float">
            <text:p>0.393</text:p>
          </table:table-cell>
          <table:table-cell table:number-columns-repeated="3"/>
          <table:table-cell office:value-type="float" office:value="2.984" calcext:value-type="float">
            <text:p>2.984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.359" calcext:value-type="float">
            <text:p>4.359</text:p>
          </table:table-cell>
          <table:table-cell office:value-type="float" office:value="2.688" calcext:value-type="float">
            <text:p>2.688</text:p>
          </table:table-cell>
          <table:table-cell table:number-columns-repeated="4"/>
          <table:table-cell office:value-type="float" office:value="3.45" calcext:value-type="float">
            <text:p>3.45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.8605" calcext:value-type="float">
            <text:p>3.8605</text:p>
          </table:table-cell>
          <table:table-cell office:value-type="float" office:value="2.769" calcext:value-type="float">
            <text:p>2.769</text:p>
          </table:table-cell>
          <table:table-cell table:number-columns-repeated="4"/>
          <table:table-cell office:value-type="float" office:value="3.557" calcext:value-type="float">
            <text:p>3.557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.172" calcext:value-type="float">
            <text:p>4.172</text:p>
          </table:table-cell>
          <table:table-cell office:value-type="float" office:value="2.72" calcext:value-type="float">
            <text:p>2.72</text:p>
          </table:table-cell>
          <table:table-cell table:number-columns-repeated="4"/>
          <table:table-cell office:value-type="float" office:value="3.023" calcext:value-type="float">
            <text:p>3.023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.316" calcext:value-type="float">
            <text:p>4.316</text:p>
          </table:table-cell>
          <table:table-cell office:value-type="float" office:value="2.641" calcext:value-type="float">
            <text:p>2.641</text:p>
          </table:table-cell>
          <table:table-cell table:number-columns-repeated="4"/>
          <table:table-cell office:value-type="float" office:value="2.234" calcext:value-type="float">
            <text:p>2.234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.1101" calcext:value-type="float">
            <text:p>4.1101</text:p>
          </table:table-cell>
          <table:table-cell office:value-type="float" office:value="2.731" calcext:value-type="float">
            <text:p>2.731</text:p>
          </table:table-cell>
          <table:table-cell table:number-columns-repeated="4"/>
          <table:table-cell office:value-type="float" office:value="2.865" calcext:value-type="float">
            <text:p>2.865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.264" calcext:value-type="float">
            <text:p>4.264</text:p>
          </table:table-cell>
          <table:table-cell office:value-type="float" office:value="2.677" calcext:value-type="float">
            <text:p>2.677</text:p>
          </table:table-cell>
          <table:table-cell table:number-columns-repeated="4"/>
          <table:table-cell office:value-type="float" office:value="2.895" calcext:value-type="float">
            <text:p>2.895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.881" calcext:value-type="float">
            <text:p>3.881</text:p>
          </table:table-cell>
          <table:table-cell office:value-type="float" office:value="2.58" calcext:value-type="float">
            <text:p>2.58</text:p>
          </table:table-cell>
          <table:table-cell table:number-columns-repeated="4"/>
          <table:table-cell office:value-type="float" office:value="3.96" calcext:value-type="float">
            <text:p>3.96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.039" calcext:value-type="float">
            <text:p>4.039</text:p>
          </table:table-cell>
          <table:table-cell office:value-type="float" office:value="3.196" calcext:value-type="float">
            <text:p>3.196</text:p>
          </table:table-cell>
          <table:table-cell table:number-columns-repeated="4"/>
          <table:table-cell office:value-type="string" calcext:value-type="string">
            <text:p>, Validation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.193" calcext:value-type="float">
            <text:p>4.193</text:p>
          </table:table-cell>
          <table:table-cell office:value-type="float" office:value="3.194" calcext:value-type="float">
            <text:p>3.194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.7203" calcext:value-type="float">
            <text:p>3.7203</text:p>
          </table:table-cell>
          <table:table-cell office:value-type="float" office:value="3.021" calcext:value-type="float">
            <text:p>3.021</text:p>
          </table:table-cell>
          <table:table-cell office:value-type="float" office:value="0.483" calcext:value-type="float">
            <text:p>0.483</text:p>
          </table:table-cell>
          <table:table-cell table:number-columns-repeated="3"/>
          <table:table-cell office:value-type="float" office:value="3.328" calcext:value-type="float">
            <text:p>3.328</text:p>
          </table:table-cell>
          <table:table-cell table:formula="of:=AVERAGE([.H1031:.H1050])" office:value-type="float" office:value="3.08235" calcext:value-type="float">
            <text:p>3.08235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.149" calcext:value-type="float">
            <text:p>4.149</text:p>
          </table:table-cell>
          <table:table-cell office:value-type="float" office:value="3.053" calcext:value-type="float">
            <text:p>3.053</text:p>
          </table:table-cell>
          <table:table-cell table:number-columns-repeated="4"/>
          <table:table-cell office:value-type="float" office:value="2.831" calcext:value-type="float">
            <text:p>2.831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.895" calcext:value-type="float">
            <text:p>3.895</text:p>
          </table:table-cell>
          <table:table-cell office:value-type="float" office:value="3.082" calcext:value-type="float">
            <text:p>3.082</text:p>
          </table:table-cell>
          <table:table-cell table:number-columns-repeated="4"/>
          <table:table-cell office:value-type="float" office:value="2.907" calcext:value-type="float">
            <text:p>2.907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.123" calcext:value-type="float">
            <text:p>4.123</text:p>
          </table:table-cell>
          <table:table-cell office:value-type="float" office:value="3.043" calcext:value-type="float">
            <text:p>3.043</text:p>
          </table:table-cell>
          <table:table-cell table:number-columns-repeated="4"/>
          <table:table-cell office:value-type="float" office:value="3.442" calcext:value-type="float">
            <text:p>3.442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.9592" calcext:value-type="float">
            <text:p>3.9592</text:p>
          </table:table-cell>
          <table:table-cell office:value-type="float" office:value="3.022" calcext:value-type="float">
            <text:p>3.022</text:p>
          </table:table-cell>
          <table:table-cell table:number-columns-repeated="4"/>
          <table:table-cell office:value-type="float" office:value="2.887" calcext:value-type="float">
            <text:p>2.887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.302" calcext:value-type="float">
            <text:p>4.302</text:p>
          </table:table-cell>
          <table:table-cell office:value-type="float" office:value="3.034" calcext:value-type="float">
            <text:p>3.034</text:p>
          </table:table-cell>
          <table:table-cell table:number-columns-repeated="4"/>
          <table:table-cell office:value-type="float" office:value="3.542" calcext:value-type="float">
            <text:p>3.542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.93" calcext:value-type="float">
            <text:p>3.93</text:p>
          </table:table-cell>
          <table:table-cell office:value-type="float" office:value="2.963" calcext:value-type="float">
            <text:p>2.963</text:p>
          </table:table-cell>
          <table:table-cell table:number-columns-repeated="4"/>
          <table:table-cell office:value-type="float" office:value="2.11" calcext:value-type="float">
            <text:p>2.11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.194" calcext:value-type="float">
            <text:p>4.194</text:p>
          </table:table-cell>
          <table:table-cell office:value-type="float" office:value="2.971" calcext:value-type="float">
            <text:p>2.971</text:p>
          </table:table-cell>
          <table:table-cell office:value-type="float" office:value="0.374" calcext:value-type="float">
            <text:p>0.374</text:p>
          </table:table-cell>
          <table:table-cell table:number-columns-repeated="3"/>
          <table:table-cell office:value-type="float" office:value="3.162" calcext:value-type="float">
            <text:p>3.16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922" calcext:value-type="float">
            <text:p>2.92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944" calcext:value-type="float">
            <text:p>2.94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252" calcext:value-type="float">
            <text:p>3.25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842" calcext:value-type="float">
            <text:p>2.84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922" calcext:value-type="float">
            <text:p>2.92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133" calcext:value-type="float">
            <text:p>3.13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093" calcext:value-type="float">
            <text:p>3.09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146" calcext:value-type="float">
            <text:p>3.14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767" calcext:value-type="float">
            <text:p>2.76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.39" calcext:value-type="float">
            <text:p>4.3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342" calcext:value-type="float">
            <text:p>3.34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685" calcext:value-type="float">
            <text:p>2.68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613" calcext:value-type="float">
            <text:p>2.61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, Validation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float" office:value="3.271" calcext:value-type="float">
            <text:p>3.271</text:p>
          </table:table-cell>
          <table:table-cell table:formula="of:=AVERAGE([.H1054:.H1073])" office:value-type="float" office:value="3.0426" calcext:value-type="float">
            <text:p>3.0426</text:p>
          </table:table-cell>
          <table:table-cell/>
        </table:table-row>
        <table:table-row table:style-name="ro1">
          <table:table-cell table:number-columns-repeated="7"/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862" calcext:value-type="float">
            <text:p>2.86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443" calcext:value-type="float">
            <text:p>3.44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058" calcext:value-type="float">
            <text:p>3.05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932" calcext:value-type="float">
            <text:p>2.93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225" calcext:value-type="float">
            <text:p>3.22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082" calcext:value-type="float">
            <text:p>2.08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55" calcext:value-type="float">
            <text:p>3.5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308" calcext:value-type="float">
            <text:p>2.30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928" calcext:value-type="float">
            <text:p>2.92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314" calcext:value-type="float">
            <text:p>3.31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8" calcext:value-type="float">
            <text:p>2.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48" calcext:value-type="float">
            <text:p>2.4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665" calcext:value-type="float">
            <text:p>2.66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.698" calcext:value-type="float">
            <text:p>4.69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768" calcext:value-type="float">
            <text:p>2.76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145" calcext:value-type="float">
            <text:p>3.14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642" calcext:value-type="float">
            <text:p>2.64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801" calcext:value-type="float">
            <text:p>3.80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258" calcext:value-type="float">
            <text:p>3.25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, Validation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float" office:value="3.13" calcext:value-type="float">
            <text:p>3.13</text:p>
          </table:table-cell>
          <table:table-cell table:formula="of:=AVERAGE([.H1077:.H1096])" office:value-type="float" office:value="3.02235" calcext:value-type="float">
            <text:p>3.02235</text:p>
          </table:table-cell>
          <table:table-cell/>
        </table:table-row>
        <table:table-row table:style-name="ro1">
          <table:table-cell table:number-columns-repeated="7"/>
          <table:table-cell office:value-type="float" office:value="2.685" calcext:value-type="float">
            <text:p>2.68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085" calcext:value-type="float">
            <text:p>3.08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915" calcext:value-type="float">
            <text:p>2.91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949" calcext:value-type="float">
            <text:p>2.94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035" calcext:value-type="float">
            <text:p>3.03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065" calcext:value-type="float">
            <text:p>3.06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.419" calcext:value-type="float">
            <text:p>4.41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.51" calcext:value-type="float">
            <text:p>4.5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413" calcext:value-type="float">
            <text:p>2.41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814" calcext:value-type="float">
            <text:p>2.81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637" calcext:value-type="float">
            <text:p>2.63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589" calcext:value-type="float">
            <text:p>2.58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939" calcext:value-type="float">
            <text:p>2.93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593" calcext:value-type="float">
            <text:p>3.59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755" calcext:value-type="float">
            <text:p>2.75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839" calcext:value-type="float">
            <text:p>2.83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67" calcext:value-type="float">
            <text:p>2.6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297" calcext:value-type="float">
            <text:p>2.29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108" calcext:value-type="float">
            <text:p>3.10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983" calcext:value-type="float">
            <text:p>2.98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, Validation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float" office:value="3.359" calcext:value-type="float">
            <text:p>3.359</text:p>
          </table:table-cell>
          <table:table-cell table:formula="of:=AVERAGE([.H1100:.H1119])" office:value-type="float" office:value="3.0342" calcext:value-type="float">
            <text:p>3.0342</text:p>
          </table:table-cell>
          <table:table-cell/>
        </table:table-row>
        <table:table-row table:style-name="ro1">
          <table:table-cell table:number-columns-repeated="7"/>
          <table:table-cell office:value-type="float" office:value="3.504" calcext:value-type="float">
            <text:p>3.50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283" calcext:value-type="float">
            <text:p>3.28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559" calcext:value-type="float">
            <text:p>3.55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679" calcext:value-type="float">
            <text:p>2.67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897" calcext:value-type="float">
            <text:p>2.89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526" calcext:value-type="float">
            <text:p>2.52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897" calcext:value-type="float">
            <text:p>2.89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809" calcext:value-type="float">
            <text:p>2.8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223" calcext:value-type="float">
            <text:p>3.22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527" calcext:value-type="float">
            <text:p>2.52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752" calcext:value-type="float">
            <text:p>2.75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599" calcext:value-type="float">
            <text:p>3.59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174" calcext:value-type="float">
            <text:p>2.17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813" calcext:value-type="float">
            <text:p>2.81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577" calcext:value-type="float">
            <text:p>2.57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047" calcext:value-type="float">
            <text:p>3.04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.326" calcext:value-type="float">
            <text:p>4.32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847" calcext:value-type="float">
            <text:p>2.84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286" calcext:value-type="float">
            <text:p>3.28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708" calcext:value-type="float">
            <text:p>3.70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, Validation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float" office:value="2.405" calcext:value-type="float">
            <text:p>2.405</text:p>
          </table:table-cell>
          <table:table-cell table:formula="of:=AVERAGE([.H1123:.H1142])" office:value-type="float" office:value="2.963" calcext:value-type="float">
            <text:p>2.963</text:p>
          </table:table-cell>
          <table:table-cell/>
        </table:table-row>
        <table:table-row table:style-name="ro1">
          <table:table-cell table:number-columns-repeated="7"/>
          <table:table-cell office:value-type="float" office:value="2.894" calcext:value-type="float">
            <text:p>2.89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083" calcext:value-type="float">
            <text:p>3.08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.07" calcext:value-type="float">
            <text:p>4.0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418" calcext:value-type="float">
            <text:p>2.41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943" calcext:value-type="float">
            <text:p>2.94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486" calcext:value-type="float">
            <text:p>2.48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237" calcext:value-type="float">
            <text:p>3.23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515" calcext:value-type="float">
            <text:p>2.51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991" calcext:value-type="float">
            <text:p>3.99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86" calcext:value-type="float">
            <text:p>2.8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002" calcext:value-type="float">
            <text:p>3.00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522" calcext:value-type="float">
            <text:p>2.52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975" calcext:value-type="float">
            <text:p>2.97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423" calcext:value-type="float">
            <text:p>3.42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147" calcext:value-type="float">
            <text:p>3.14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862" calcext:value-type="float">
            <text:p>2.86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231" calcext:value-type="float">
            <text:p>2.23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236" calcext:value-type="float">
            <text:p>3.23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96" calcext:value-type="float">
            <text:p>2.9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798" calcext:value-type="float">
            <text:p>3.79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, Validation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float" office:value="2.881" calcext:value-type="float">
            <text:p>2.881</text:p>
          </table:table-cell>
          <table:table-cell table:formula="of:=AVERAGE([.H1146:.H1165])" office:value-type="float" office:value="2.97095" calcext:value-type="float">
            <text:p>2.97095</text:p>
          </table:table-cell>
          <table:table-cell/>
        </table:table-row>
        <table:table-row table:style-name="ro1">
          <table:table-cell table:number-columns-repeated="7"/>
          <table:table-cell office:value-type="float" office:value="2.359" calcext:value-type="float">
            <text:p>2.35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926" calcext:value-type="float">
            <text:p>3.92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159" calcext:value-type="float">
            <text:p>2.15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519" calcext:value-type="float">
            <text:p>2.51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657" calcext:value-type="float">
            <text:p>2.65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064" calcext:value-type="float">
            <text:p>3.06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599" calcext:value-type="float">
            <text:p>3.59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811" calcext:value-type="float">
            <text:p>2.8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829" calcext:value-type="float">
            <text:p>2.82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062" calcext:value-type="float">
            <text:p>3.06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248" calcext:value-type="float">
            <text:p>3.24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438" calcext:value-type="float">
            <text:p>3.43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246" calcext:value-type="float">
            <text:p>3.24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453" calcext:value-type="float">
            <text:p>3.45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11" calcext:value-type="float">
            <text:p>3.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441" calcext:value-type="float">
            <text:p>2.44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066" calcext:value-type="float">
            <text:p>3.06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679" calcext:value-type="float">
            <text:p>2.67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872" calcext:value-type="float">
            <text:p>2.87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323" calcext:value-type="float">
            <text:p>2.32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, Validation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table:formula="of:=AVERAGE([.H1169:.H1188])" office:value-type="float" office:value="3.048" calcext:value-type="float">
            <text:p>3.048</text:p>
          </table:table-cell>
          <table:table-cell/>
        </table:table-row>
        <table:table-row table:style-name="ro1">
          <table:table-cell table:number-columns-repeated="7"/>
          <table:table-cell office:value-type="float" office:value="3.026" calcext:value-type="float">
            <text:p>3.02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638" calcext:value-type="float">
            <text:p>2.63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836" calcext:value-type="float">
            <text:p>2.83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138" calcext:value-type="float">
            <text:p>3.13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142" calcext:value-type="float">
            <text:p>3.14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74" calcext:value-type="float">
            <text:p>2.7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625" calcext:value-type="float">
            <text:p>2.62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734" calcext:value-type="float">
            <text:p>3.73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61" calcext:value-type="float">
            <text:p>2.6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842" calcext:value-type="float">
            <text:p>2.84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733" calcext:value-type="float">
            <text:p>3.73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652" calcext:value-type="float">
            <text:p>2.65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07" calcext:value-type="float">
            <text:p>3.0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924" calcext:value-type="float">
            <text:p>2.92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355" calcext:value-type="float">
            <text:p>2.35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.027" calcext:value-type="float">
            <text:p>4.02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074" calcext:value-type="float">
            <text:p>3.07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955" calcext:value-type="float">
            <text:p>2.95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839" calcext:value-type="float">
            <text:p>2.83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.899" calcext:value-type="float">
            <text:p>1.89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, Validation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float" office:value="2.883" calcext:value-type="float">
            <text:p>2.883</text:p>
          </table:table-cell>
          <table:table-cell table:formula="of:=AVERAGE([.H1192:.H1211])" office:value-type="float" office:value="2.92545" calcext:value-type="float">
            <text:p>2.92545</text:p>
          </table:table-cell>
          <table:table-cell/>
        </table:table-row>
        <table:table-row table:style-name="ro1">
          <table:table-cell table:number-columns-repeated="7"/>
          <table:table-cell office:value-type="float" office:value="3.597" calcext:value-type="float">
            <text:p>3.59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594" calcext:value-type="float">
            <text:p>3.59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009" calcext:value-type="float">
            <text:p>3.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063" calcext:value-type="float">
            <text:p>2.06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571" calcext:value-type="float">
            <text:p>2.57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315" calcext:value-type="float">
            <text:p>3.31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438" calcext:value-type="float">
            <text:p>2.43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726" calcext:value-type="float">
            <text:p>2.72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505" calcext:value-type="float">
            <text:p>3.50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867" calcext:value-type="float">
            <text:p>2.86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418" calcext:value-type="float">
            <text:p>3.41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201" calcext:value-type="float">
            <text:p>3.20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206" calcext:value-type="float">
            <text:p>2.20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376" calcext:value-type="float">
            <text:p>3.37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218" calcext:value-type="float">
            <text:p>3.21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907" calcext:value-type="float">
            <text:p>2.90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089" calcext:value-type="float">
            <text:p>2.08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146" calcext:value-type="float">
            <text:p>3.14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269" calcext:value-type="float">
            <text:p>3.26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, Validation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float" office:value="3.558" calcext:value-type="float">
            <text:p>3.558</text:p>
          </table:table-cell>
          <table:table-cell table:formula="of:=AVERAGE([.H1215:.H1234])" office:value-type="float" office:value="2.8868" calcext:value-type="float">
            <text:p>2.8868</text:p>
          </table:table-cell>
          <table:table-cell/>
        </table:table-row>
        <table:table-row table:style-name="ro1">
          <table:table-cell table:number-columns-repeated="7"/>
          <table:table-cell office:value-type="float" office:value="2.386" calcext:value-type="float">
            <text:p>2.38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315" calcext:value-type="float">
            <text:p>2.31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35" calcext:value-type="float">
            <text:p>2.3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645" calcext:value-type="float">
            <text:p>2.64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85" calcext:value-type="float">
            <text:p>2.8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589" calcext:value-type="float">
            <text:p>2.58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641" calcext:value-type="float">
            <text:p>2.64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687" calcext:value-type="float">
            <text:p>2.68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831" calcext:value-type="float">
            <text:p>2.83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273" calcext:value-type="float">
            <text:p>3.27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737" calcext:value-type="float">
            <text:p>3.73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033" calcext:value-type="float">
            <text:p>3.03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072" calcext:value-type="float">
            <text:p>3.07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558" calcext:value-type="float">
            <text:p>3.55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19" calcext:value-type="float">
            <text:p>3.1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387" calcext:value-type="float">
            <text:p>2.38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022" calcext:value-type="float">
            <text:p>3.02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641" calcext:value-type="float">
            <text:p>2.64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971" calcext:value-type="float">
            <text:p>2.97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331" calcext:value-type="float">
            <text:p>2.33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, Validation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float" office:value="5.214" calcext:value-type="float">
            <text:p>5.214</text:p>
          </table:table-cell>
          <table:table-cell table:formula="of:=AVERAGE([.H1238:.H1257])" office:value-type="float" office:value="2.9854" calcext:value-type="float">
            <text:p>2.9854</text:p>
          </table:table-cell>
          <table:table-cell/>
        </table:table-row>
        <table:table-row table:style-name="ro1">
          <table:table-cell table:number-columns-repeated="7"/>
          <table:table-cell office:value-type="float" office:value="3.021" calcext:value-type="float">
            <text:p>3.02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108" calcext:value-type="float">
            <text:p>2.10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894" calcext:value-type="float">
            <text:p>2.89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421" calcext:value-type="float">
            <text:p>2.42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666" calcext:value-type="float">
            <text:p>2.66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223" calcext:value-type="float">
            <text:p>3.22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418" calcext:value-type="float">
            <text:p>3.41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792" calcext:value-type="float">
            <text:p>2.79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112" calcext:value-type="float">
            <text:p>3.11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283" calcext:value-type="float">
            <text:p>3.28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662" calcext:value-type="float">
            <text:p>2.66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791" calcext:value-type="float">
            <text:p>2.79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161" calcext:value-type="float">
            <text:p>3.16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988" calcext:value-type="float">
            <text:p>2.98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85" calcext:value-type="float">
            <text:p>2.8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867" calcext:value-type="float">
            <text:p>2.86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996" calcext:value-type="float">
            <text:p>2.99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347" calcext:value-type="float">
            <text:p>3.34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.894" calcext:value-type="float">
            <text:p>1.89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806" calcext:value-type="float">
            <text:p>3.80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, Validation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float" office:value="2.947" calcext:value-type="float">
            <text:p>2.947</text:p>
          </table:table-cell>
          <table:table-cell table:formula="of:=AVERAGE([.H1261:.H1280])" office:value-type="float" office:value="2.78985" calcext:value-type="float">
            <text:p>2.78985</text:p>
          </table:table-cell>
          <table:table-cell/>
        </table:table-row>
        <table:table-row table:style-name="ro1">
          <table:table-cell table:number-columns-repeated="7"/>
          <table:table-cell office:value-type="float" office:value="2.542" calcext:value-type="float">
            <text:p>2.54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399" calcext:value-type="float">
            <text:p>2.39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106" calcext:value-type="float">
            <text:p>3.10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452" calcext:value-type="float">
            <text:p>2.45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274" calcext:value-type="float">
            <text:p>2.27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021" calcext:value-type="float">
            <text:p>3.02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099" calcext:value-type="float">
            <text:p>2.09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281" calcext:value-type="float">
            <text:p>2.28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996" calcext:value-type="float">
            <text:p>2.99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391" calcext:value-type="float">
            <text:p>2.39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505" calcext:value-type="float">
            <text:p>3.50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964" calcext:value-type="float">
            <text:p>2.96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771" calcext:value-type="float">
            <text:p>2.77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884" calcext:value-type="float">
            <text:p>2.88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825" calcext:value-type="float">
            <text:p>2.82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862" calcext:value-type="float">
            <text:p>2.86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993" calcext:value-type="float">
            <text:p>2.99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902" calcext:value-type="float">
            <text:p>2.90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583" calcext:value-type="float">
            <text:p>3.58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882" calcext:value-type="float">
            <text:p>2.88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, Validation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float" office:value="2.436" calcext:value-type="float">
            <text:p>2.436</text:p>
          </table:table-cell>
          <table:table-cell table:formula="of:=AVERAGE([.H1284:.H1303])" office:value-type="float" office:value="2.8116" calcext:value-type="float">
            <text:p>2.8116</text:p>
          </table:table-cell>
          <table:table-cell/>
        </table:table-row>
        <table:table-row table:style-name="ro1">
          <table:table-cell table:number-columns-repeated="7"/>
          <table:table-cell office:value-type="float" office:value="2.604" calcext:value-type="float">
            <text:p>2.60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18" calcext:value-type="float">
            <text:p>3.1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604" calcext:value-type="float">
            <text:p>2.60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697" calcext:value-type="float">
            <text:p>3.69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61" calcext:value-type="float">
            <text:p>2.6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004" calcext:value-type="float">
            <text:p>2.00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961" calcext:value-type="float">
            <text:p>2.96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398" calcext:value-type="float">
            <text:p>2.39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83" calcext:value-type="float">
            <text:p>2.8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242" calcext:value-type="float">
            <text:p>3.24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375" calcext:value-type="float">
            <text:p>2.37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262" calcext:value-type="float">
            <text:p>3.26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449" calcext:value-type="float">
            <text:p>2.44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446" calcext:value-type="float">
            <text:p>3.44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597" calcext:value-type="float">
            <text:p>2.59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377" calcext:value-type="float">
            <text:p>2.37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542" calcext:value-type="float">
            <text:p>3.54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118" calcext:value-type="float">
            <text:p>3.11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593" calcext:value-type="float">
            <text:p>2.59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, Validation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float" office:value="2.594" calcext:value-type="float">
            <text:p>2.594</text:p>
          </table:table-cell>
          <table:table-cell table:formula="of:=AVERAGE([.H1307:.H1326])" office:value-type="float" office:value="2.873" calcext:value-type="float">
            <text:p>2.873</text:p>
          </table:table-cell>
          <table:table-cell/>
        </table:table-row>
        <table:table-row table:style-name="ro1">
          <table:table-cell table:number-columns-repeated="7"/>
          <table:table-cell office:value-type="float" office:value="2.59" calcext:value-type="float">
            <text:p>2.5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074" calcext:value-type="float">
            <text:p>2.07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.347" calcext:value-type="float">
            <text:p>4.34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682" calcext:value-type="float">
            <text:p>2.68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923" calcext:value-type="float">
            <text:p>2.92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378" calcext:value-type="float">
            <text:p>3.37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845" calcext:value-type="float">
            <text:p>2.84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265" calcext:value-type="float">
            <text:p>2.26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425" calcext:value-type="float">
            <text:p>3.42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656" calcext:value-type="float">
            <text:p>2.65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394" calcext:value-type="float">
            <text:p>3.39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744" calcext:value-type="float">
            <text:p>2.74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428" calcext:value-type="float">
            <text:p>2.42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445" calcext:value-type="float">
            <text:p>2.44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544" calcext:value-type="float">
            <text:p>2.54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834" calcext:value-type="float">
            <text:p>3.83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322" calcext:value-type="float">
            <text:p>2.32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428" calcext:value-type="float">
            <text:p>2.42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542" calcext:value-type="float">
            <text:p>3.54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956" calcext:value-type="float">
            <text:p>2.95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, Validation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float" office:value="3.837" calcext:value-type="float">
            <text:p>3.837</text:p>
          </table:table-cell>
          <table:table-cell table:formula="of:=AVERAGE([.H1330:.H1349])" office:value-type="float" office:value="2.94325" calcext:value-type="float">
            <text:p>2.94325</text:p>
          </table:table-cell>
          <table:table-cell/>
        </table:table-row>
        <table:table-row table:style-name="ro1">
          <table:table-cell table:number-columns-repeated="7"/>
          <table:table-cell office:value-type="float" office:value="2.721" calcext:value-type="float">
            <text:p>2.72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017" calcext:value-type="float">
            <text:p>3.01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939" calcext:value-type="float">
            <text:p>2.93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876" calcext:value-type="float">
            <text:p>3.87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649" calcext:value-type="float">
            <text:p>3.64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041" calcext:value-type="float">
            <text:p>2.04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666" calcext:value-type="float">
            <text:p>2.66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114" calcext:value-type="float">
            <text:p>3.11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014" calcext:value-type="float">
            <text:p>3.01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508" calcext:value-type="float">
            <text:p>2.50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203" calcext:value-type="float">
            <text:p>3.2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32" calcext:value-type="float">
            <text:p>2.3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584" calcext:value-type="float">
            <text:p>2.58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608" calcext:value-type="float">
            <text:p>2.60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434" calcext:value-type="float">
            <text:p>2.43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.424" calcext:value-type="float">
            <text:p>4.42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767" calcext:value-type="float">
            <text:p>2.76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353" calcext:value-type="float">
            <text:p>2.35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06" calcext:value-type="float">
            <text:p>3.0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, Validation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float" office:value="3.415" calcext:value-type="float">
            <text:p>3.415</text:p>
          </table:table-cell>
          <table:table-cell table:formula="of:=AVERAGE([.H1353:.H1372])" office:value-type="float" office:value="2.67695" calcext:value-type="float">
            <text:p>2.67695</text:p>
          </table:table-cell>
          <table:table-cell/>
        </table:table-row>
        <table:table-row table:style-name="ro1">
          <table:table-cell table:number-columns-repeated="7"/>
          <table:table-cell office:value-type="float" office:value="2.928" calcext:value-type="float">
            <text:p>2.92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959" calcext:value-type="float">
            <text:p>2.95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002" calcext:value-type="float">
            <text:p>3.00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829" calcext:value-type="float">
            <text:p>2.82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482" calcext:value-type="float">
            <text:p>2.48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53" calcext:value-type="float">
            <text:p>2.5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087" calcext:value-type="float">
            <text:p>2.08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768" calcext:value-type="float">
            <text:p>2.76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6" calcext:value-type="float">
            <text:p>2.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048" calcext:value-type="float">
            <text:p>2.04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616" calcext:value-type="float">
            <text:p>2.61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466" calcext:value-type="float">
            <text:p>2.46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587" calcext:value-type="float">
            <text:p>3.58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197" calcext:value-type="float">
            <text:p>2.19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639" calcext:value-type="float">
            <text:p>2.63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306" calcext:value-type="float">
            <text:p>2.30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654" calcext:value-type="float">
            <text:p>2.65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795" calcext:value-type="float">
            <text:p>2.79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631" calcext:value-type="float">
            <text:p>2.63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16" calcext:value-type="float">
            <text:p>3.1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, Validation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float" office:value="3.285" calcext:value-type="float">
            <text:p>3.285</text:p>
          </table:table-cell>
          <table:table-cell table:formula="of:=AVERAGE([.H1376:.H1395])" office:value-type="float" office:value="2.85475" calcext:value-type="float">
            <text:p>2.85475</text:p>
          </table:table-cell>
          <table:table-cell/>
        </table:table-row>
        <table:table-row table:style-name="ro1">
          <table:table-cell table:number-columns-repeated="7"/>
          <table:table-cell office:value-type="float" office:value="2.188" calcext:value-type="float">
            <text:p>2.18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.676" calcext:value-type="float">
            <text:p>4.67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26" calcext:value-type="float">
            <text:p>2.2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744" calcext:value-type="float">
            <text:p>2.74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494" calcext:value-type="float">
            <text:p>2.49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139" calcext:value-type="float">
            <text:p>2.13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844" calcext:value-type="float">
            <text:p>2.84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379" calcext:value-type="float">
            <text:p>2.37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365" calcext:value-type="float">
            <text:p>3.36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16" calcext:value-type="float">
            <text:p>3.1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954" calcext:value-type="float">
            <text:p>2.95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815" calcext:value-type="float">
            <text:p>2.81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578" calcext:value-type="float">
            <text:p>2.57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916" calcext:value-type="float">
            <text:p>2.91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943" calcext:value-type="float">
            <text:p>3.94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843" calcext:value-type="float">
            <text:p>2.84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016" calcext:value-type="float">
            <text:p>2.01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788" calcext:value-type="float">
            <text:p>2.78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708" calcext:value-type="float">
            <text:p>2.70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763" calcext:value-type="float">
            <text:p>2.76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, Validation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float" office:value="2.67" calcext:value-type="float">
            <text:p>2.67</text:p>
          </table:table-cell>
          <table:table-cell table:formula="of:=AVERAGE([.H1399:.H1418])" office:value-type="float" office:value="2.9695" calcext:value-type="float">
            <text:p>2.9695</text:p>
          </table:table-cell>
          <table:table-cell/>
        </table:table-row>
        <table:table-row table:style-name="ro1">
          <table:table-cell table:number-columns-repeated="7"/>
          <table:table-cell office:value-type="float" office:value="2.823" calcext:value-type="float">
            <text:p>2.82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815" calcext:value-type="float">
            <text:p>2.81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71" calcext:value-type="float">
            <text:p>2.7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913" calcext:value-type="float">
            <text:p>2.91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084" calcext:value-type="float">
            <text:p>3.08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.786" calcext:value-type="float">
            <text:p>1.78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94" calcext:value-type="float">
            <text:p>2.9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893" calcext:value-type="float">
            <text:p>2.89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103" calcext:value-type="float">
            <text:p>2.1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758" calcext:value-type="float">
            <text:p>2.75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154" calcext:value-type="float">
            <text:p>3.15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826" calcext:value-type="float">
            <text:p>2.82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229" calcext:value-type="float">
            <text:p>3.22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261" calcext:value-type="float">
            <text:p>3.26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138" calcext:value-type="float">
            <text:p>3.13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.532" calcext:value-type="float">
            <text:p>5.53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45" calcext:value-type="float">
            <text:p>2.4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289" calcext:value-type="float">
            <text:p>3.28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016" calcext:value-type="float">
            <text:p>3.01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26" calcext:value-type="float">
            <text:p>3.2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, Validation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float" office:value="3.738" calcext:value-type="float">
            <text:p>3.738</text:p>
          </table:table-cell>
          <table:table-cell table:formula="of:=AVERAGE([.H1422:.H1441])" office:value-type="float" office:value="2.9803" calcext:value-type="float">
            <text:p>2.9803</text:p>
          </table:table-cell>
          <table:table-cell/>
        </table:table-row>
        <table:table-row table:style-name="ro1">
          <table:table-cell table:number-columns-repeated="7"/>
          <table:table-cell office:value-type="float" office:value="3.844" calcext:value-type="float">
            <text:p>3.84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389" calcext:value-type="float">
            <text:p>2.38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441" calcext:value-type="float">
            <text:p>2.44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641" calcext:value-type="float">
            <text:p>2.64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057" calcext:value-type="float">
            <text:p>3.05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69" calcext:value-type="float">
            <text:p>3.6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061" calcext:value-type="float">
            <text:p>2.06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959" calcext:value-type="float">
            <text:p>2.95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381" calcext:value-type="float">
            <text:p>2.38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998" calcext:value-type="float">
            <text:p>2.99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208" calcext:value-type="float">
            <text:p>3.20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344" calcext:value-type="float">
            <text:p>2.34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389" calcext:value-type="float">
            <text:p>2.38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321" calcext:value-type="float">
            <text:p>3.32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258" calcext:value-type="float">
            <text:p>3.25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616" calcext:value-type="float">
            <text:p>2.61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296" calcext:value-type="float">
            <text:p>3.29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437" calcext:value-type="float">
            <text:p>3.43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538" calcext:value-type="float">
            <text:p>3.53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102" calcext:value-type="float">
            <text:p>3.10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, Validation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float" office:value="4.058" calcext:value-type="float">
            <text:p>4.058</text:p>
          </table:table-cell>
          <table:table-cell table:formula="of:=AVERAGE([.H1445:.H1464])" office:value-type="float" office:value="2.85625" calcext:value-type="float">
            <text:p>2.85625</text:p>
          </table:table-cell>
          <table:table-cell/>
        </table:table-row>
        <table:table-row table:style-name="ro1">
          <table:table-cell table:number-columns-repeated="7"/>
          <table:table-cell office:value-type="float" office:value="2.522" calcext:value-type="float">
            <text:p>2.52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306" calcext:value-type="float">
            <text:p>2.30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722" calcext:value-type="float">
            <text:p>2.72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281" calcext:value-type="float">
            <text:p>2.28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993" calcext:value-type="float">
            <text:p>3.99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759" calcext:value-type="float">
            <text:p>2.75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403" calcext:value-type="float">
            <text:p>3.4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853" calcext:value-type="float">
            <text:p>2.85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33" calcext:value-type="float">
            <text:p>3.3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391" calcext:value-type="float">
            <text:p>2.39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951" calcext:value-type="float">
            <text:p>2.95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42" calcext:value-type="float">
            <text:p>2.4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963" calcext:value-type="float">
            <text:p>2.96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153" calcext:value-type="float">
            <text:p>2.15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778" calcext:value-type="float">
            <text:p>2.77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602" calcext:value-type="float">
            <text:p>2.60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399" calcext:value-type="float">
            <text:p>2.39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451" calcext:value-type="float">
            <text:p>3.45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442" calcext:value-type="float">
            <text:p>2.44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, Validation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float" office:value="2.876" calcext:value-type="float">
            <text:p>2.876</text:p>
          </table:table-cell>
          <table:table-cell table:formula="of:=AVERAGE([.H1468:.H1487])" office:value-type="float" office:value="2.7827" calcext:value-type="float">
            <text:p>2.7827</text:p>
          </table:table-cell>
          <table:table-cell/>
        </table:table-row>
        <table:table-row table:style-name="ro1">
          <table:table-cell table:number-columns-repeated="7"/>
          <table:table-cell office:value-type="float" office:value="2.533" calcext:value-type="float">
            <text:p>2.53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597" calcext:value-type="float">
            <text:p>2.59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629" calcext:value-type="float">
            <text:p>2.62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429" calcext:value-type="float">
            <text:p>3.42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281" calcext:value-type="float">
            <text:p>2.28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016" calcext:value-type="float">
            <text:p>3.01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422" calcext:value-type="float">
            <text:p>2.42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.266" calcext:value-type="float">
            <text:p>4.26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217" calcext:value-type="float">
            <text:p>2.21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91" calcext:value-type="float">
            <text:p>2.9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68" calcext:value-type="float">
            <text:p>2.6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415" calcext:value-type="float">
            <text:p>3.41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721" calcext:value-type="float">
            <text:p>2.72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312" calcext:value-type="float">
            <text:p>2.31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111" calcext:value-type="float">
            <text:p>3.1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752" calcext:value-type="float">
            <text:p>2.75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679" calcext:value-type="float">
            <text:p>2.67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258" calcext:value-type="float">
            <text:p>2.25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55" calcext:value-type="float">
            <text:p>2.5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846" calcext:value-type="float">
            <text:p>2.84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, Validation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float" office:value="2.854" calcext:value-type="float">
            <text:p>2.854</text:p>
          </table:table-cell>
          <table:table-cell table:formula="of:=AVERAGE([.H1491:.H1510])" office:value-type="float" office:value="2.7994" calcext:value-type="float">
            <text:p>2.7994</text:p>
          </table:table-cell>
          <table:table-cell/>
        </table:table-row>
        <table:table-row table:style-name="ro1">
          <table:table-cell table:number-columns-repeated="7"/>
          <table:table-cell office:value-type="float" office:value="1.991" calcext:value-type="float">
            <text:p>1.99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345" calcext:value-type="float">
            <text:p>3.34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964" calcext:value-type="float">
            <text:p>3.96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77" calcext:value-type="float">
            <text:p>2.7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95" calcext:value-type="float">
            <text:p>2.9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23" calcext:value-type="float">
            <text:p>3.2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292" calcext:value-type="float">
            <text:p>2.29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047" calcext:value-type="float">
            <text:p>3.04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475" calcext:value-type="float">
            <text:p>2.47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149" calcext:value-type="float">
            <text:p>3.14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388" calcext:value-type="float">
            <text:p>2.38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067" calcext:value-type="float">
            <text:p>2.06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525" calcext:value-type="float">
            <text:p>2.52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033" calcext:value-type="float">
            <text:p>3.03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65" calcext:value-type="float">
            <text:p>2.6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419" calcext:value-type="float">
            <text:p>2.41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528" calcext:value-type="float">
            <text:p>3.52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098" calcext:value-type="float">
            <text:p>2.09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213" calcext:value-type="float">
            <text:p>3.21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061" calcext:value-type="float">
            <text:p>2.06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, Validation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float" office:value="3.632" calcext:value-type="float">
            <text:p>3.632</text:p>
          </table:table-cell>
          <table:table-cell table:formula="of:=AVERAGE([.H1514:.H1533])" office:value-type="float" office:value="2.7486" calcext:value-type="float">
            <text:p>2.7486</text:p>
          </table:table-cell>
          <table:table-cell/>
        </table:table-row>
        <table:table-row table:style-name="ro1">
          <table:table-cell table:number-columns-repeated="7"/>
          <table:table-cell office:value-type="float" office:value="4.505" calcext:value-type="float">
            <text:p>4.50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658" calcext:value-type="float">
            <text:p>2.65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.952" calcext:value-type="float">
            <text:p>1.95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384" calcext:value-type="float">
            <text:p>2.38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122" calcext:value-type="float">
            <text:p>3.12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417" calcext:value-type="float">
            <text:p>2.41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969" calcext:value-type="float">
            <text:p>3.96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843" calcext:value-type="float">
            <text:p>2.84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449" calcext:value-type="float">
            <text:p>2.44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193" calcext:value-type="float">
            <text:p>2.19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465" calcext:value-type="float">
            <text:p>2.46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203" calcext:value-type="float">
            <text:p>3.2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032" calcext:value-type="float">
            <text:p>2.03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299" calcext:value-type="float">
            <text:p>2.29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686" calcext:value-type="float">
            <text:p>2.68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306" calcext:value-type="float">
            <text:p>2.30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601" calcext:value-type="float">
            <text:p>2.60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548" calcext:value-type="float">
            <text:p>2.54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708" calcext:value-type="float">
            <text:p>2.70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155" calcext:value-type="float">
            <text:p>2.15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, Validation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float" office:value="3.55" calcext:value-type="float">
            <text:p>3.55</text:p>
          </table:table-cell>
          <table:table-cell table:formula="of:=AVERAGE([.H1537:.H1556])" office:value-type="float" office:value="2.82955" calcext:value-type="float">
            <text:p>2.82955</text:p>
          </table:table-cell>
          <table:table-cell/>
        </table:table-row>
        <table:table-row table:style-name="ro1">
          <table:table-cell table:number-columns-repeated="7"/>
          <table:table-cell office:value-type="float" office:value="2.283" calcext:value-type="float">
            <text:p>2.28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324" calcext:value-type="float">
            <text:p>2.32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164" calcext:value-type="float">
            <text:p>2.16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198" calcext:value-type="float">
            <text:p>2.19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912" calcext:value-type="float">
            <text:p>3.91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623" calcext:value-type="float">
            <text:p>2.62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48" calcext:value-type="float">
            <text:p>2.4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881" calcext:value-type="float">
            <text:p>2.88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697" calcext:value-type="float">
            <text:p>2.69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151" calcext:value-type="float">
            <text:p>2.15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269" calcext:value-type="float">
            <text:p>2.26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701" calcext:value-type="float">
            <text:p>3.70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58" calcext:value-type="float">
            <text:p>3.5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842" calcext:value-type="float">
            <text:p>3.84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924" calcext:value-type="float">
            <text:p>2.92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4" calcext:value-type="float">
            <text:p>2.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254" calcext:value-type="float">
            <text:p>3.25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433" calcext:value-type="float">
            <text:p>2.43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925" calcext:value-type="float">
            <text:p>2.92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173" calcext:value-type="float">
            <text:p>2.17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, Validation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float" office:value="2.524" calcext:value-type="float">
            <text:p>2.524</text:p>
          </table:table-cell>
          <table:table-cell table:formula="of:=AVERAGE([.H1560:.H1579])" office:value-type="float" office:value="2.67155" calcext:value-type="float">
            <text:p>2.67155</text:p>
          </table:table-cell>
          <table:table-cell/>
        </table:table-row>
        <table:table-row table:style-name="ro1">
          <table:table-cell table:number-columns-repeated="7"/>
          <table:table-cell office:value-type="float" office:value="2.429" calcext:value-type="float">
            <text:p>2.42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492" calcext:value-type="float">
            <text:p>2.49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321" calcext:value-type="float">
            <text:p>2.32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316" calcext:value-type="float">
            <text:p>3.31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094" calcext:value-type="float">
            <text:p>3.09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083" calcext:value-type="float">
            <text:p>2.08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491" calcext:value-type="float">
            <text:p>2.49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057" calcext:value-type="float">
            <text:p>3.05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481" calcext:value-type="float">
            <text:p>2.48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352" calcext:value-type="float">
            <text:p>2.35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171" calcext:value-type="float">
            <text:p>2.17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814" calcext:value-type="float">
            <text:p>2.81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411" calcext:value-type="float">
            <text:p>2.4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309" calcext:value-type="float">
            <text:p>3.3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164" calcext:value-type="float">
            <text:p>2.16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713" calcext:value-type="float">
            <text:p>2.71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872" calcext:value-type="float">
            <text:p>2.87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35" calcext:value-type="float">
            <text:p>2.3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987" calcext:value-type="float">
            <text:p>3.98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744" calcext:value-type="float">
            <text:p>2.74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, Validation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float" office:value="2.273" calcext:value-type="float">
            <text:p>2.273</text:p>
          </table:table-cell>
          <table:table-cell table:formula="of:=AVERAGE([.H1583:.H1602])" office:value-type="float" office:value="2.59555" calcext:value-type="float">
            <text:p>2.59555</text:p>
          </table:table-cell>
          <table:table-cell/>
        </table:table-row>
        <table:table-row table:style-name="ro1">
          <table:table-cell table:number-columns-repeated="7"/>
          <table:table-cell office:value-type="float" office:value="2.801" calcext:value-type="float">
            <text:p>2.80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688" calcext:value-type="float">
            <text:p>2.68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571" calcext:value-type="float">
            <text:p>2.57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174" calcext:value-type="float">
            <text:p>2.17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598" calcext:value-type="float">
            <text:p>3.59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734" calcext:value-type="float">
            <text:p>2.73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.883" calcext:value-type="float">
            <text:p>1.88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753" calcext:value-type="float">
            <text:p>2.75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578" calcext:value-type="float">
            <text:p>2.57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69" calcext:value-type="float">
            <text:p>2.6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539" calcext:value-type="float">
            <text:p>2.53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151" calcext:value-type="float">
            <text:p>3.15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892" calcext:value-type="float">
            <text:p>2.89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09" calcext:value-type="float">
            <text:p>2.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506" calcext:value-type="float">
            <text:p>2.50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459" calcext:value-type="float">
            <text:p>2.45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52" calcext:value-type="float">
            <text:p>2.5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829" calcext:value-type="float">
            <text:p>2.82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182" calcext:value-type="float">
            <text:p>2.18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77" calcext:value-type="float">
            <text:p>2.7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, Validation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float" office:value="2.546" calcext:value-type="float">
            <text:p>2.546</text:p>
          </table:table-cell>
          <table:table-cell table:formula="of:=AVERAGE([.H1606:.H1625])" office:value-type="float" office:value="2.71685" calcext:value-type="float">
            <text:p>2.71685</text:p>
          </table:table-cell>
          <table:table-cell/>
        </table:table-row>
        <table:table-row table:style-name="ro1">
          <table:table-cell table:number-columns-repeated="7"/>
          <table:table-cell office:value-type="float" office:value="2.937" calcext:value-type="float">
            <text:p>2.93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09" calcext:value-type="float">
            <text:p>3.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707" calcext:value-type="float">
            <text:p>2.70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288" calcext:value-type="float">
            <text:p>3.28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687" calcext:value-type="float">
            <text:p>2.68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328" calcext:value-type="float">
            <text:p>2.32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687" calcext:value-type="float">
            <text:p>2.68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824" calcext:value-type="float">
            <text:p>2.82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932" calcext:value-type="float">
            <text:p>2.93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694" calcext:value-type="float">
            <text:p>2.69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48" calcext:value-type="float">
            <text:p>2.4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164" calcext:value-type="float">
            <text:p>2.16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194" calcext:value-type="float">
            <text:p>3.19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623" calcext:value-type="float">
            <text:p>2.62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418" calcext:value-type="float">
            <text:p>2.41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517" calcext:value-type="float">
            <text:p>2.51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07" calcext:value-type="float">
            <text:p>2.0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399" calcext:value-type="float">
            <text:p>2.39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752" calcext:value-type="float">
            <text:p>3.75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617" calcext:value-type="float">
            <text:p>2.61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, Validation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float" office:value="2.31" calcext:value-type="float">
            <text:p>2.31</text:p>
          </table:table-cell>
          <table:table-cell table:formula="of:=AVERAGE([.H1629:.H1648])" office:value-type="float" office:value="2.70495" calcext:value-type="float">
            <text:p>2.70495</text:p>
          </table:table-cell>
          <table:table-cell/>
        </table:table-row>
        <table:table-row table:style-name="ro1">
          <table:table-cell table:number-columns-repeated="7"/>
          <table:table-cell office:value-type="float" office:value="2.21" calcext:value-type="float">
            <text:p>2.2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284" calcext:value-type="float">
            <text:p>2.28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778" calcext:value-type="float">
            <text:p>2.77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379" calcext:value-type="float">
            <text:p>3.37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701" calcext:value-type="float">
            <text:p>2.70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884" calcext:value-type="float">
            <text:p>2.88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248" calcext:value-type="float">
            <text:p>2.24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416" calcext:value-type="float">
            <text:p>3.41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097" calcext:value-type="float">
            <text:p>3.09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781" calcext:value-type="float">
            <text:p>2.78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833" calcext:value-type="float">
            <text:p>2.83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07" calcext:value-type="float">
            <text:p>2.0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825" calcext:value-type="float">
            <text:p>2.82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245" calcext:value-type="float">
            <text:p>2.24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295" calcext:value-type="float">
            <text:p>2.29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81" calcext:value-type="float">
            <text:p>3.8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622" calcext:value-type="float">
            <text:p>2.62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019" calcext:value-type="float">
            <text:p>3.01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292" calcext:value-type="float">
            <text:p>2.29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87" calcext:value-type="float">
            <text:p>2.8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, Validation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float" office:value="2.778" calcext:value-type="float">
            <text:p>2.778</text:p>
          </table:table-cell>
          <table:table-cell table:formula="of:=AVERAGE([.H1652:.H1671])" office:value-type="float" office:value="2.7481" calcext:value-type="float">
            <text:p>2.7481</text:p>
          </table:table-cell>
          <table:table-cell/>
        </table:table-row>
        <table:table-row table:style-name="ro1">
          <table:table-cell table:number-columns-repeated="7"/>
          <table:table-cell office:value-type="float" office:value="2.777" calcext:value-type="float">
            <text:p>2.77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226" calcext:value-type="float">
            <text:p>3.22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536" calcext:value-type="float">
            <text:p>2.53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807" calcext:value-type="float">
            <text:p>2.80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057" calcext:value-type="float">
            <text:p>2.05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115" calcext:value-type="float">
            <text:p>2.11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02" calcext:value-type="float">
            <text:p>3.0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812" calcext:value-type="float">
            <text:p>2.81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37" calcext:value-type="float">
            <text:p>2.3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188" calcext:value-type="float">
            <text:p>3.18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503" calcext:value-type="float">
            <text:p>3.5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974" calcext:value-type="float">
            <text:p>2.97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419" calcext:value-type="float">
            <text:p>2.41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521" calcext:value-type="float">
            <text:p>2.52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831" calcext:value-type="float">
            <text:p>2.83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269" calcext:value-type="float">
            <text:p>3.26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647" calcext:value-type="float">
            <text:p>2.64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732" calcext:value-type="float">
            <text:p>2.73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601" calcext:value-type="float">
            <text:p>3.60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, Validation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float" office:value="3.062" calcext:value-type="float">
            <text:p>3.062</text:p>
          </table:table-cell>
          <table:table-cell table:formula="of:=AVERAGE([.H1675:.H1694])" office:value-type="float" office:value="2.76145" calcext:value-type="float">
            <text:p>2.76145</text:p>
          </table:table-cell>
          <table:table-cell/>
        </table:table-row>
        <table:table-row table:style-name="ro1">
          <table:table-cell table:number-columns-repeated="7"/>
          <table:table-cell office:value-type="float" office:value="2.734" calcext:value-type="float">
            <text:p>2.73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552" calcext:value-type="float">
            <text:p>2.55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234" calcext:value-type="float">
            <text:p>3.23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1" calcext:value-type="float">
            <text:p>3.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308" calcext:value-type="float">
            <text:p>2.30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35" calcext:value-type="float">
            <text:p>3.3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02" calcext:value-type="float">
            <text:p>2.0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627" calcext:value-type="float">
            <text:p>2.62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664" calcext:value-type="float">
            <text:p>2.66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.908" calcext:value-type="float">
            <text:p>1.90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142" calcext:value-type="float">
            <text:p>2.14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758" calcext:value-type="float">
            <text:p>2.75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024" calcext:value-type="float">
            <text:p>3.02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35" calcext:value-type="float">
            <text:p>3.3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695" calcext:value-type="float">
            <text:p>3.69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153" calcext:value-type="float">
            <text:p>3.15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625" calcext:value-type="float">
            <text:p>2.62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888" calcext:value-type="float">
            <text:p>2.88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035" calcext:value-type="float">
            <text:p>2.03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052" calcext:value-type="float">
            <text:p>3.05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, Validation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float" office:value="3.615" calcext:value-type="float">
            <text:p>3.615</text:p>
          </table:table-cell>
          <table:table-cell table:formula="of:=AVERAGE([.H1698:.H1717])" office:value-type="float" office:value="2.84595" calcext:value-type="float">
            <text:p>2.84595</text:p>
          </table:table-cell>
          <table:table-cell/>
        </table:table-row>
        <table:table-row table:style-name="ro1">
          <table:table-cell table:number-columns-repeated="7"/>
          <table:table-cell office:value-type="float" office:value="2.925" calcext:value-type="float">
            <text:p>2.92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132" calcext:value-type="float">
            <text:p>2.13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21" calcext:value-type="float">
            <text:p>2.2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905" calcext:value-type="float">
            <text:p>2.90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567" calcext:value-type="float">
            <text:p>2.56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572" calcext:value-type="float">
            <text:p>2.57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717" calcext:value-type="float">
            <text:p>2.71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.991" calcext:value-type="float">
            <text:p>1.99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626" calcext:value-type="float">
            <text:p>2.62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764" calcext:value-type="float">
            <text:p>2.76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357" calcext:value-type="float">
            <text:p>3.35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805" calcext:value-type="float">
            <text:p>2.80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851" calcext:value-type="float">
            <text:p>3.85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672" calcext:value-type="float">
            <text:p>2.67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356" calcext:value-type="float">
            <text:p>2.35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967" calcext:value-type="float">
            <text:p>2.96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467" calcext:value-type="float">
            <text:p>3.46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726" calcext:value-type="float">
            <text:p>2.72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694" calcext:value-type="float">
            <text:p>3.69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896" calcext:value-type="float">
            <text:p>2.89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, Validation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float" office:value="3.29" calcext:value-type="float">
            <text:p>3.29</text:p>
          </table:table-cell>
          <table:table-cell table:formula="of:=AVERAGE([.H1721:.H1740])" office:value-type="float" office:value="2.60195" calcext:value-type="float">
            <text:p>2.60195</text:p>
          </table:table-cell>
          <table:table-cell/>
        </table:table-row>
        <table:table-row table:style-name="ro1">
          <table:table-cell table:number-columns-repeated="7"/>
          <table:table-cell office:value-type="float" office:value="1.813" calcext:value-type="float">
            <text:p>1.81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032" calcext:value-type="float">
            <text:p>3.03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975" calcext:value-type="float">
            <text:p>3.97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494" calcext:value-type="float">
            <text:p>2.49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.276" calcext:value-type="float">
            <text:p>4.27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948" calcext:value-type="float">
            <text:p>2.94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372" calcext:value-type="float">
            <text:p>2.37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441" calcext:value-type="float">
            <text:p>2.44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.53" calcext:value-type="float">
            <text:p>1.5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062" calcext:value-type="float">
            <text:p>2.06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483" calcext:value-type="float">
            <text:p>2.48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389" calcext:value-type="float">
            <text:p>2.38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309" calcext:value-type="float">
            <text:p>2.3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439" calcext:value-type="float">
            <text:p>2.43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765" calcext:value-type="float">
            <text:p>2.76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466" calcext:value-type="float">
            <text:p>2.46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297" calcext:value-type="float">
            <text:p>2.29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813" calcext:value-type="float">
            <text:p>2.81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.845" calcext:value-type="float">
            <text:p>1.84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673" calcext:value-type="float">
            <text:p>2.67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, Validation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float" office:value="2.708" calcext:value-type="float">
            <text:p>2.708</text:p>
          </table:table-cell>
          <table:table-cell table:formula="of:=AVERAGE([.H1744:.H1763])" office:value-type="float" office:value="2.7188" calcext:value-type="float">
            <text:p>2.7188</text:p>
          </table:table-cell>
          <table:table-cell/>
        </table:table-row>
        <table:table-row table:style-name="ro1">
          <table:table-cell table:number-columns-repeated="7"/>
          <table:table-cell office:value-type="float" office:value="3.858" calcext:value-type="float">
            <text:p>3.85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576" calcext:value-type="float">
            <text:p>2.57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411" calcext:value-type="float">
            <text:p>2.4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527" calcext:value-type="float">
            <text:p>2.52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353" calcext:value-type="float">
            <text:p>3.35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655" calcext:value-type="float">
            <text:p>2.65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.952" calcext:value-type="float">
            <text:p>1.95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794" calcext:value-type="float">
            <text:p>2.79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082" calcext:value-type="float">
            <text:p>2.08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048" calcext:value-type="float">
            <text:p>2.04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536" calcext:value-type="float">
            <text:p>2.53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617" calcext:value-type="float">
            <text:p>2.61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124" calcext:value-type="float">
            <text:p>2.12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097" calcext:value-type="float">
            <text:p>3.09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867" calcext:value-type="float">
            <text:p>2.86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689" calcext:value-type="float">
            <text:p>3.68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58" calcext:value-type="float">
            <text:p>2.5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269" calcext:value-type="float">
            <text:p>3.26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633" calcext:value-type="float">
            <text:p>2.63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453" calcext:value-type="float">
            <text:p>2.45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, Validation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float" office:value="3.18" calcext:value-type="float">
            <text:p>3.18</text:p>
          </table:table-cell>
          <table:table-cell table:formula="of:=AVERAGE([.H1767:.H1786])" office:value-type="float" office:value="2.68775" calcext:value-type="float">
            <text:p>2.68775</text:p>
          </table:table-cell>
          <table:table-cell/>
        </table:table-row>
        <table:table-row table:style-name="ro1">
          <table:table-cell table:number-columns-repeated="7"/>
          <table:table-cell office:value-type="float" office:value="2.355" calcext:value-type="float">
            <text:p>2.35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883" calcext:value-type="float">
            <text:p>2.88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758" calcext:value-type="float">
            <text:p>2.75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196" calcext:value-type="float">
            <text:p>2.19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25" calcext:value-type="float">
            <text:p>2.2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586" calcext:value-type="float">
            <text:p>2.58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495" calcext:value-type="float">
            <text:p>2.49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135" calcext:value-type="float">
            <text:p>2.13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673" calcext:value-type="float">
            <text:p>2.67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883" calcext:value-type="float">
            <text:p>2.88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563" calcext:value-type="float">
            <text:p>3.56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187" calcext:value-type="float">
            <text:p>3.18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256" calcext:value-type="float">
            <text:p>2.25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154" calcext:value-type="float">
            <text:p>2.15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579" calcext:value-type="float">
            <text:p>2.57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98" calcext:value-type="float">
            <text:p>2.9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513" calcext:value-type="float">
            <text:p>3.51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23" calcext:value-type="float">
            <text:p>2.2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899" calcext:value-type="float">
            <text:p>2.89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011" calcext:value-type="float">
            <text:p>3.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, Validation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float" office:value="2.37" calcext:value-type="float">
            <text:p>2.37</text:p>
          </table:table-cell>
          <table:table-cell table:formula="of:=AVERAGE([.H1790:.H1809])" office:value-type="float" office:value="2.76875" calcext:value-type="float">
            <text:p>2.76875</text:p>
          </table:table-cell>
          <table:table-cell/>
        </table:table-row>
        <table:table-row table:style-name="ro1">
          <table:table-cell table:number-columns-repeated="7"/>
          <table:table-cell office:value-type="float" office:value="2.048" calcext:value-type="float">
            <text:p>2.04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542" calcext:value-type="float">
            <text:p>2.54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176" calcext:value-type="float">
            <text:p>2.17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828" calcext:value-type="float">
            <text:p>2.82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031" calcext:value-type="float">
            <text:p>3.03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228" calcext:value-type="float">
            <text:p>2.22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258" calcext:value-type="float">
            <text:p>3.25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625" calcext:value-type="float">
            <text:p>2.62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.188" calcext:value-type="float">
            <text:p>4.18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43" calcext:value-type="float">
            <text:p>2.4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497" calcext:value-type="float">
            <text:p>3.49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864" calcext:value-type="float">
            <text:p>2.86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766" calcext:value-type="float">
            <text:p>2.76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909" calcext:value-type="float">
            <text:p>2.9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431" calcext:value-type="float">
            <text:p>3.43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.886" calcext:value-type="float">
            <text:p>1.88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201" calcext:value-type="float">
            <text:p>3.20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783" calcext:value-type="float">
            <text:p>2.78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314" calcext:value-type="float">
            <text:p>2.31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844" calcext:value-type="float">
            <text:p>2.84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, Validation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float" office:value="2.559" calcext:value-type="float">
            <text:p>2.559</text:p>
          </table:table-cell>
          <table:table-cell table:formula="of:=AVERAGE([.H1813:.H1832])" office:value-type="float" office:value="2.71965" calcext:value-type="float">
            <text:p>2.71965</text:p>
          </table:table-cell>
          <table:table-cell/>
        </table:table-row>
        <table:table-row table:style-name="ro1">
          <table:table-cell table:number-columns-repeated="7"/>
          <table:table-cell office:value-type="float" office:value="2.58" calcext:value-type="float">
            <text:p>2.5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327" calcext:value-type="float">
            <text:p>3.32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.946" calcext:value-type="float">
            <text:p>1.94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629" calcext:value-type="float">
            <text:p>2.62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74" calcext:value-type="float">
            <text:p>2.7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25" calcext:value-type="float">
            <text:p>2.2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604" calcext:value-type="float">
            <text:p>2.60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617" calcext:value-type="float">
            <text:p>2.61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709" calcext:value-type="float">
            <text:p>2.7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036" calcext:value-type="float">
            <text:p>3.03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371" calcext:value-type="float">
            <text:p>2.37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779" calcext:value-type="float">
            <text:p>2.77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359" calcext:value-type="float">
            <text:p>2.35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235" calcext:value-type="float">
            <text:p>3.23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214" calcext:value-type="float">
            <text:p>3.21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593" calcext:value-type="float">
            <text:p>3.59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396" calcext:value-type="float">
            <text:p>2.39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636" calcext:value-type="float">
            <text:p>2.63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813" calcext:value-type="float">
            <text:p>2.81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518" calcext:value-type="float">
            <text:p>2.51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, Validation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float" office:value="2.708" calcext:value-type="float">
            <text:p>2.708</text:p>
          </table:table-cell>
          <table:table-cell table:formula="of:=AVERAGE([.H1836:.H1855])" office:value-type="float" office:value="2.6411" calcext:value-type="float">
            <text:p>2.6411</text:p>
          </table:table-cell>
          <table:table-cell/>
        </table:table-row>
        <table:table-row table:style-name="ro1">
          <table:table-cell table:number-columns-repeated="7"/>
          <table:table-cell office:value-type="float" office:value="2.833" calcext:value-type="float">
            <text:p>2.83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.95" calcext:value-type="float">
            <text:p>1.9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892" calcext:value-type="float">
            <text:p>2.89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.901" calcext:value-type="float">
            <text:p>1.90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522" calcext:value-type="float">
            <text:p>2.52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237" calcext:value-type="float">
            <text:p>3.23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993" calcext:value-type="float">
            <text:p>2.99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246" calcext:value-type="float">
            <text:p>3.24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045" calcext:value-type="float">
            <text:p>3.04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353" calcext:value-type="float">
            <text:p>2.35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842" calcext:value-type="float">
            <text:p>3.84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.75" calcext:value-type="float">
            <text:p>1.7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289" calcext:value-type="float">
            <text:p>2.28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437" calcext:value-type="float">
            <text:p>2.43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322" calcext:value-type="float">
            <text:p>2.32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296" calcext:value-type="float">
            <text:p>2.29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937" calcext:value-type="float">
            <text:p>3.93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183" calcext:value-type="float">
            <text:p>2.18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086" calcext:value-type="float">
            <text:p>2.08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177" calcext:value-type="float">
            <text:p>3.17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, Validation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float" office:value="3.082" calcext:value-type="float">
            <text:p>3.082</text:p>
          </table:table-cell>
          <table:table-cell table:formula="of:=AVERAGE([.H1859:.H1878])" office:value-type="float" office:value="2.73125" calcext:value-type="float">
            <text:p>2.73125</text:p>
          </table:table-cell>
          <table:table-cell/>
        </table:table-row>
        <table:table-row table:style-name="ro1">
          <table:table-cell table:number-columns-repeated="7"/>
          <table:table-cell office:value-type="float" office:value="2.817" calcext:value-type="float">
            <text:p>2.81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901" calcext:value-type="float">
            <text:p>3.90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543" calcext:value-type="float">
            <text:p>2.54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487" calcext:value-type="float">
            <text:p>2.48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667" calcext:value-type="float">
            <text:p>2.66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756" calcext:value-type="float">
            <text:p>2.75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955" calcext:value-type="float">
            <text:p>2.95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17" calcext:value-type="float">
            <text:p>3.1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47" calcext:value-type="float">
            <text:p>2.4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143" calcext:value-type="float">
            <text:p>2.14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436" calcext:value-type="float">
            <text:p>2.43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343" calcext:value-type="float">
            <text:p>2.34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603" calcext:value-type="float">
            <text:p>2.6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297" calcext:value-type="float">
            <text:p>3.29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736" calcext:value-type="float">
            <text:p>2.73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698" calcext:value-type="float">
            <text:p>2.69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222" calcext:value-type="float">
            <text:p>2.22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452" calcext:value-type="float">
            <text:p>3.45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.847" calcext:value-type="float">
            <text:p>1.84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347" calcext:value-type="float">
            <text:p>3.34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, Validation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float" office:value="2.923" calcext:value-type="float">
            <text:p>2.923</text:p>
          </table:table-cell>
          <table:table-cell table:formula="of:=AVERAGE([.H1882:.H1901])" office:value-type="float" office:value="2.67715" calcext:value-type="float">
            <text:p>2.67715</text:p>
          </table:table-cell>
          <table:table-cell/>
        </table:table-row>
        <table:table-row table:style-name="ro1">
          <table:table-cell table:number-columns-repeated="7"/>
          <table:table-cell office:value-type="float" office:value="3.125" calcext:value-type="float">
            <text:p>3.12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089" calcext:value-type="float">
            <text:p>2.08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979" calcext:value-type="float">
            <text:p>2.97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176" calcext:value-type="float">
            <text:p>3.17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461" calcext:value-type="float">
            <text:p>2.46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423" calcext:value-type="float">
            <text:p>2.42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687" calcext:value-type="float">
            <text:p>2.68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367" calcext:value-type="float">
            <text:p>2.36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035" calcext:value-type="float">
            <text:p>3.03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385" calcext:value-type="float">
            <text:p>3.38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097" calcext:value-type="float">
            <text:p>2.09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587" calcext:value-type="float">
            <text:p>2.58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784" calcext:value-type="float">
            <text:p>2.78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977" calcext:value-type="float">
            <text:p>2.97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414" calcext:value-type="float">
            <text:p>2.41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197" calcext:value-type="float">
            <text:p>2.19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276" calcext:value-type="float">
            <text:p>2.27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492" calcext:value-type="float">
            <text:p>2.49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069" calcext:value-type="float">
            <text:p>3.06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652" calcext:value-type="float">
            <text:p>2.65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, Validation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7"/>
          <table:table-cell office:value-type="float" office:value="2.545" calcext:value-type="float">
            <text:p>2.545</text:p>
          </table:table-cell>
          <table:table-cell table:formula="of:=AVERAGE([.H1905:.H1924])" office:value-type="float" office:value="2.58025" calcext:value-type="float">
            <text:p>2.58025</text:p>
          </table:table-cell>
          <table:table-cell/>
        </table:table-row>
        <table:table-row table:style-name="ro1">
          <table:table-cell table:number-columns-repeated="7"/>
          <table:table-cell office:value-type="float" office:value="2.338" calcext:value-type="float">
            <text:p>2.33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029" calcext:value-type="float">
            <text:p>3.02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649" calcext:value-type="float">
            <text:p>2.64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386" calcext:value-type="float">
            <text:p>2.38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714" calcext:value-type="float">
            <text:p>2.71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634" calcext:value-type="float">
            <text:p>2.63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918" calcext:value-type="float">
            <text:p>2.91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564" calcext:value-type="float">
            <text:p>2.564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407" calcext:value-type="float">
            <text:p>2.40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448" calcext:value-type="float">
            <text:p>2.44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971" calcext:value-type="float">
            <text:p>2.97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775" calcext:value-type="float">
            <text:p>2.77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911" calcext:value-type="float">
            <text:p>2.9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.626" calcext:value-type="float">
            <text:p>3.62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466" calcext:value-type="float">
            <text:p>2.46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07" calcext:value-type="float">
            <text:p>2.0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206" calcext:value-type="float">
            <text:p>2.20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.963" calcext:value-type="float">
            <text:p>1.96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.985" calcext:value-type="float">
            <text:p>1.985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166" calcext:value-type="float">
            <text:p>2.16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, Validation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I1:Sheet1.I421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3" number:min-decimal-places="13" number:min-integer-digits="1"/>
    </number:number-style>
    <number:number-style style:name="N112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/00/0000</text:date>, <text:time style:data-style-name="N2" text:time-value="16:35:08.4638246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4-16T12:33:04.080842295</meta:creation-date>
    <dc:date>2021-05-02T19:37:56.698738688</dc:date>
    <meta:editing-duration>P2DT18H58M59S</meta:editing-duration>
    <meta:editing-cycles>13</meta:editing-cycles>
    <meta:generator>LibreOffice/7.1.2.2$Linux_AARCH64 LibreOffice_project/10$Build-2</meta:generator>
    <meta:document-statistic meta:table-count="1" meta:cell-count="3559" meta:object-count="0"/>
  </office:meta>
</office:document-meta>
</file>